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4" svg:font-family="Mangal"/>
    <style:font-face style:name="Monaco" svg:font-family="Monaco"/>
    <style:font-face style:name="F" svg:font-family="" style:font-family-generic="roman"/>
    <style:font-face style:name="Liberation Serif2" svg:font-family="'Liberation Serif'" style:font-pitch="variable"/>
    <style:font-face style:name="Mangal3" svg:font-family="Mangal" style:font-pitch="variable"/>
    <style:font-face style:name="Monaco1" svg:font-family="Monaco" style:font-pitch="variable"/>
    <style:font-face style:name="メイリオ2" svg:font-family="メイリオ" style:font-pitch="variable"/>
    <style:font-face style:name="ＭＳ ゴシック" svg:font-family="'ＭＳ ゴシック'" style:font-pitch="variable"/>
    <style:font-face style:name="ＭＳ Ｐゴシック" svg:font-family="'ＭＳ Ｐゴシック'" style:font-pitch="variable"/>
    <style:font-face style:name="ＭＳ Ｐ明朝2" svg:font-family="'ＭＳ Ｐ明朝'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Mangal2" svg:font-family="Mang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3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Tahoma2" svg:font-family="Tahoma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2" style:family="paragraph" style:parent-style-name="_3f__3f_">
      <style:paragraph-properties fo:margin-left="0cm" fo:margin-right="0cm" fo:margin-top="0cm" fo:margin-bottom="0cm" loext:contextual-spacing="false" style:line-height-at-least="0.353cm" fo:text-indent="0cm" style:auto-text-indent="false"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3" style:family="paragraph" style:parent-style-name="_3f__3f_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4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099df98" style:letter-kerning="true" style:font-name-asian="メイリオ1" style:font-size-asian="11pt" style:font-style-asian="normal" style:font-weight-asian="normal" style:text-emphasize="none"/>
    </style:style>
    <style:style style:name="P5" style:family="paragraph" style:parent-style-name="Standard">
      <style:paragraph-properties fo:break-before="page">
        <style:tab-stops>
          <style:tab-stop style:position="0cm"/>
          <style:tab-stop style:position="1.406cm"/>
        </style:tab-stops>
      </style:paragraph-properties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099df98" style:letter-kerning="true" style:font-name-asian="メイリオ1" style:font-size-asian="11pt" style:font-style-asian="normal" style:font-weight-asian="normal" style:text-emphasize="none"/>
    </style:style>
    <style:style style:name="P6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1e8684" style:letter-kerning="true" style:font-name-asian="メイリオ1" style:font-size-asian="11pt" style:font-style-asian="normal" style:font-weight-asian="normal" style:text-emphasize="none"/>
    </style:style>
    <style:style style:name="P7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27caea" style:letter-kerning="true" style:font-name-asian="メイリオ1" style:font-size-asian="11pt" style:font-style-asian="normal" style:font-weight-asian="normal" style:text-emphasize="none"/>
    </style:style>
    <style:style style:name="P8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294814" style:letter-kerning="true" style:font-name-asian="メイリオ1" style:font-size-asian="11pt" style:font-style-asian="normal" style:font-weight-asian="normal" style:text-emphasize="none"/>
    </style:style>
    <style:style style:name="P9" style:family="paragraph" style:parent-style-name="Standard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33bcc9" style:letter-kerning="true" style:font-name-asian="メイリオ1" style:font-size-asian="11pt" style:font-style-asian="normal" style:font-weight-asian="normal" style:text-emphasize="none"/>
    </style:style>
    <style:style style:name="P10" style:family="paragraph" style:parent-style-name="_3f__3f_">
      <style:paragraph-properties fo:margin-left="0cm" fo:margin-right="0cm" fo:margin-top="0cm" fo:margin-bottom="0cm" loext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11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letter-kerning="true" style:font-name-asian="メイリオ1" style:font-size-asian="11pt" style:font-style-asian="normal" style:font-weight-asian="normal" style:text-emphasize="none"/>
    </style:style>
    <style:style style:name="P12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1e8684" style:letter-kerning="true" style:font-name-asian="メイリオ1" style:font-size-asian="11pt" style:font-style-asian="normal" style:font-weight-asian="normal" style:text-emphasize="none"/>
    </style:style>
    <style:style style:name="P13" style:family="paragraph" style:parent-style-name="Text_20_body">
      <style:paragraph-properties fo:break-before="page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37044a" style:letter-kerning="true" style:font-name-asian="メイリオ1" style:font-size-asian="11pt" style:font-style-asian="normal" style:font-weight-asian="normal" style:text-emphasize="none"/>
    </style:style>
    <style:style style:name="P14" style:family="paragraph" style:parent-style-name="Text_20_body">
      <style:paragraph-properties fo:break-before="page">
        <style:tab-stops>
          <style:tab-stop style:position="12.291cm"/>
        </style:tab-stops>
      </style:paragraph-properties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officeooo:paragraph-rsid="013dfc24" style:letter-kerning="true" style:font-name-asian="メイリオ1" style:font-size-asian="11pt" style:font-style-asian="normal" style:font-weight-asian="normal" style:text-emphasize="none"/>
    </style:style>
    <style:style style:name="P15" style:family="paragraph">
      <style:text-properties style:font-name="ＭＳ Ｐゴシック" fo:font-size="12pt" style:font-name-asian="ＭＳ Ｐゴシック" style:font-size-asian="12pt" style:font-size-complex="12pt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9pt" style:font-size-asian="9pt" style:font-size-complex="9pt"/>
    </style:style>
    <style:style style:name="P19" style:family="paragraph">
      <style:paragraph-properties fo:text-align="center"/>
      <style:text-properties style:font-name="ＭＳ Ｐゴシック1" fo:font-size="9pt" style:font-size-asian="9pt" style:font-size-complex="9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font-name="ＭＳ Ｐゴシック1" fo:font-size="9pt" style:font-name-asian="ＭＳ Ｐゴシック" style:font-size-asian="9pt" style:font-size-complex="9pt"/>
    </style:style>
    <style:style style:name="P21" style:family="paragraph">
      <style:paragraph-properties fo:margin-left="0.4cm" fo:margin-right="0cm" fo:text-align="center" fo:text-indent="0cm"/>
    </style:style>
    <style:style style:name="P22" style:family="paragraph">
      <style:paragraph-properties fo:margin-left="0.4cm" fo:margin-right="0cm" fo:line-height="100%" fo:text-align="center" fo:text-indent="0cm" style:text-autospace="none"/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fo:text-align="center"/>
      <style:text-properties style:font-name="ＭＳ Ｐゴシック1" fo:font-size="9pt" style:font-name-asian="ＭＳ Ｐゴシック1" style:font-size-asian="9pt" style:font-size-complex="9pt"/>
    </style:style>
    <style:style style:name="P25" style:family="paragraph">
      <style:paragraph-properties fo:text-align="center"/>
      <style:text-properties style:font-name="ＭＳ Ｐゴシック1" fo:font-size="10pt" style:font-name-asian="ＭＳ Ｐゴシック1" style:font-size-asian="10pt" style:font-size-complex="10pt"/>
    </style:style>
    <style:style style:name="P26" style:family="paragraph">
      <style:text-properties fo:font-size="9pt" style:font-size-asian="9pt" style:font-size-complex="9pt"/>
    </style:style>
    <style:style style:name="P27" style:family="paragraph">
      <style:text-properties style:font-name="ＭＳ Ｐゴシック" fo:font-size="9pt" style:font-size-asian="9pt" style:font-size-complex="9pt"/>
    </style:style>
    <style:style style:name="P28" style:family="paragraph">
      <style:text-properties style:font-name="ＭＳ Ｐゴシック1" fo:font-size="9pt" style:font-name-asian="ＭＳ Ｐゴシック1" style:font-size-asian="9pt" style:font-size-complex="9pt"/>
    </style:style>
    <style:style style:name="P29" style:family="paragraph">
      <style:paragraph-properties fo:margin-left="1.3cm" fo:margin-right="0cm" fo:text-indent="-1.295cm"/>
      <style:text-properties style:font-name="ＭＳ Ｐゴシック1" fo:font-size="9pt" style:font-name-asian="ＭＳ Ｐゴシック1" style:font-size-asian="9pt" style:font-size-complex="9pt"/>
    </style:style>
    <style:style style:name="P30" style:family="paragraph">
      <style:paragraph-properties fo:margin-left="1.199cm" fo:margin-right="0cm" fo:text-indent="-1.195cm"/>
      <style:text-properties style:font-name="ＭＳ Ｐゴシック1" fo:font-size="9pt" style:font-name-asian="ＭＳ Ｐゴシック1" style:font-size-asian="9pt" style:font-size-complex="9pt"/>
    </style:style>
    <style:style style:name="P31" style:family="paragraph">
      <style:paragraph-properties fo:margin-left="0.9cm" fo:margin-right="0cm" fo:text-indent="0cm"/>
      <style:text-properties style:font-name="ＭＳ Ｐゴシック1" fo:font-size="9pt" style:font-name-asian="ＭＳ Ｐゴシック1" style:font-size-asian="9pt" style:font-size-complex="9pt"/>
    </style:style>
    <style:style style:name="P32" style:family="paragraph">
      <style:paragraph-properties fo:margin-left="0.801cm" fo:margin-right="0cm" fo:text-indent="-0.999cm"/>
      <style:text-properties style:font-name="ＭＳ Ｐゴシック1" fo:font-size="9pt" style:font-name-asian="ＭＳ Ｐゴシック1" style:font-size-asian="9pt" style:font-size-complex="9pt"/>
    </style:style>
    <style:style style:name="P33" style:family="paragraph">
      <style:paragraph-properties fo:text-align="center"/>
      <style:text-properties style:font-name="ＭＳ Ｐゴシック1" style:font-name-asian="ＭＳ Ｐゴシック1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style:font-name="ＭＳ Ｐゴシック1" fo:font-size="10pt" style:font-name-asian="ＭＳ Ｐゴシック1" style:font-size-asian="10pt" style:font-size-complex="10pt"/>
    </style:style>
    <style:style style:name="P35" style:family="paragraph">
      <style:paragraph-properties fo:text-align="center"/>
      <style:text-properties style:font-name-asian="ＭＳ Ｐゴシック1"/>
    </style:style>
    <style:style style:name="P36" style:family="paragraph">
      <style:paragraph-properties fo:text-align="center"/>
      <style:text-properties style:font-name="メイリオ1" fo:font-size="9pt" style:font-name-asian="ＭＳ Ｐゴシック1" style:font-size-asian="9pt" style:font-size-complex="9pt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font-name="ＭＳ Ｐゴシック1" fo:font-size="9pt" style:font-name-asian="ＭＳ Ｐゴシック1" style:font-size-asian="9pt" style:font-size-complex="9pt"/>
    </style:style>
    <style:style style:name="P38" style:family="paragraph">
      <style:paragraph-properties fo:margin-left="1cm" fo:margin-right="0cm" fo:text-indent="-0.999cm"/>
      <style:text-properties style:font-name="ＭＳ Ｐゴシック1" fo:font-size="9pt" style:font-name-asian="ＭＳ Ｐゴシック1" style:font-size-asian="9pt" style:font-size-complex="9pt"/>
    </style:style>
    <style:style style:name="P39" style:family="paragraph">
      <style:paragraph-properties fo:margin-left="0.9cm" fo:margin-right="0cm" fo:text-indent="-0.899cm"/>
      <style:text-properties style:font-name="ＭＳ Ｐゴシック1" fo:font-size="9pt" style:font-name-asian="ＭＳ Ｐゴシック1" style:font-size-asian="9pt" style:font-size-complex="9pt"/>
    </style:style>
    <style:style style:name="P40" style:family="paragraph">
      <style:paragraph-properties fo:margin-left="1cm" fo:margin-right="0cm" fo:text-indent="-0.996cm"/>
      <style:text-properties style:font-name="ＭＳ Ｐゴシック1" fo:font-size="9pt" style:font-name-asian="ＭＳ Ｐゴシック1" style:font-size-asian="9pt" style:font-size-complex="9pt"/>
    </style:style>
    <style:style style:name="P41" style:family="paragraph">
      <style:paragraph-properties fo:text-align="center"/>
      <style:text-properties style:font-name="メイリオ1"/>
    </style:style>
    <style:style style:name="P42" style:family="paragraph">
      <style:paragraph-properties fo:line-height="100%" fo:text-align="center" style:text-autospace="none"/>
      <style:text-properties style:font-name="ＭＳ Ｐゴシック1" fo:font-size="9pt" style:font-name-asian="ＭＳ Ｐゴシック1" style:font-size-asian="9pt" style:font-size-complex="9pt"/>
    </style:style>
    <style:style style:name="P43" style:family="paragraph">
      <style:paragraph-properties fo:line-height="100%" fo:text-align="center" style:text-autospace="none"/>
      <style:text-properties fo:color="#3f7f5f" style:font-name="ＭＳ Ｐゴシック1" fo:font-size="9pt" style:font-name-asian="ＭＳ Ｐゴシック1" style:font-size-asian="9pt" style:font-name-complex="Monaco" style:font-size-complex="9pt"/>
    </style:style>
    <style:style style:name="P44" style:family="paragraph">
      <style:text-properties fo:font-size="9pt" style:font-name-asian="ＭＳ Ｐゴシック1" style:font-size-asian="9pt" style:font-size-complex="9pt"/>
    </style:style>
    <style:style style:name="P45" style:family="paragraph">
      <style:paragraph-properties fo:line-height="100%" fo:text-align="center" style:text-autospace="none"/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P46" style:family="paragraph">
      <style:paragraph-properties fo:margin-left="1.101cm" fo:margin-right="0cm" fo:text-indent="-1.1cm"/>
      <style:text-properties style:font-name="ＭＳ Ｐゴシック1" fo:font-size="9pt" style:font-name-asian="ＭＳ Ｐゴシック1" style:font-size-asian="9pt" style:font-size-complex="9pt"/>
    </style:style>
    <style:style style:name="P47" style:family="paragraph">
      <style:paragraph-properties fo:text-align="center" style:text-autospace="none"/>
      <style:text-properties fo:color="#3f7f5f" style:font-name="Monaco" fo:font-size="9pt" style:font-name-asian="ＭＳ Ｐゴシック1" style:font-size-asian="9pt" style:font-name-complex="Monaco" style:font-size-complex="9pt"/>
    </style:style>
    <style:style style:name="P48" style:family="paragraph">
      <style:paragraph-properties fo:line-height="100%" fo:text-align="center" style:text-autospace="none"/>
      <style:text-properties fo:color="#3f7f5f" style:font-name="Monaco" fo:font-size="9pt" style:font-name-asian="ＭＳ Ｐゴシック1" style:font-size-asian="9pt" style:font-name-complex="Monaco" style:font-size-complex="9pt"/>
    </style:style>
    <style:style style:name="P49" style:family="paragraph">
      <style:paragraph-properties fo:margin-left="1.3cm" fo:margin-right="0cm" fo:text-indent="-1.299cm"/>
      <style:text-properties style:font-name="ＭＳ Ｐゴシック1" fo:font-size="9pt" style:font-name-asian="ＭＳ Ｐゴシック1" style:font-size-asian="9pt" style:font-size-complex="9pt"/>
    </style:style>
    <style:style style:name="P50" style:family="paragraph">
      <style:text-properties style:font-name="ＭＳ Ｐゴシック1" fo:font-size="10pt" style:font-size-asian="10pt" style:font-size-complex="10pt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style:font-name="ＭＳ Ｐゴシック1" style:font-name-asian="ＭＳ Ｐゴシック1"/>
    </style:style>
    <style:style style:name="P52" style:family="paragraph">
      <style:paragraph-properties fo:margin-left="0.4cm" fo:margin-right="0cm" fo:text-align="center" fo:text-indent="0cm"/>
      <style:text-properties style:font-name="ＭＳ Ｐゴシック1" style:font-name-asian="ＭＳ Ｐゴシック1"/>
    </style:style>
    <style:style style:name="P53" style:family="paragraph">
      <style:paragraph-properties fo:margin-left="1.199cm" fo:margin-right="0cm" fo:text-indent="-0.1cm"/>
      <style:text-properties style:font-name="ＭＳ Ｐゴシック1" fo:font-size="9pt" style:font-name-asian="ＭＳ Ｐゴシック1" style:font-size-asian="9pt" style:font-size-complex="9pt"/>
    </style:style>
    <style:style style:name="P54" style:family="paragraph">
      <style:paragraph-properties fo:margin-left="0cm" fo:margin-right="0cm" fo:text-indent="0.101cm"/>
      <style:text-properties style:font-name="ＭＳ Ｐゴシック1" fo:font-size="9pt" style:font-name-asian="ＭＳ Ｐゴシック1" style:font-size-asian="9pt" style:font-size-complex="9pt"/>
    </style:style>
    <style:style style:name="P55" style:family="paragraph">
      <style:paragraph-properties fo:margin-left="1.3cm" fo:margin-right="0cm" fo:text-indent="0cm"/>
      <style:text-properties style:font-name="ＭＳ Ｐゴシック1" fo:font-size="9pt" style:font-name-asian="ＭＳ Ｐゴシック1" style:font-size-asian="9pt" style:font-size-complex="9pt"/>
    </style:style>
    <style:style style:name="P56" style:family="paragraph">
      <style:paragraph-properties fo:margin-left="1.199cm" fo:margin-right="0cm" fo:text-indent="0cm"/>
      <style:text-properties style:font-name="ＭＳ Ｐゴシック1" fo:font-size="9pt" style:font-name-asian="ＭＳ Ｐゴシック1" style:font-size-asian="9pt" style:font-size-complex="9pt"/>
    </style:style>
    <style:style style:name="P57" style:family="paragraph">
      <style:text-properties style:font-name="ＭＳ Ｐゴシック1" fo:font-size="9pt" style:font-size-asian="9pt" style:font-size-complex="9pt"/>
    </style:style>
    <style:style style:name="P58" style:family="paragraph">
      <style:text-properties style:font-name="ＭＳ Ｐゴシック1" fo:font-size="9pt" style:font-name-asian="メイリオ1" style:font-size-asian="9pt" style:font-size-complex="9pt"/>
    </style:style>
    <style:style style:name="P59" style:family="paragraph">
      <style:paragraph-properties fo:line-height="100%" fo:text-align="center" style:text-autospace="none"/>
    </style:style>
    <style:style style:name="P60" style:family="paragraph">
      <style:paragraph-properties fo:margin-left="1cm" fo:margin-right="0cm" fo:text-indent="0cm"/>
      <style:text-properties style:font-name="ＭＳ Ｐゴシック1" fo:font-size="9pt" style:font-name-asian="ＭＳ Ｐゴシック1" style:font-size-asian="9pt" style:font-size-complex="9pt"/>
    </style:style>
    <style:style style:name="P61" style:family="paragraph">
      <style:paragraph-properties fo:margin-left="1.101cm" fo:margin-right="0cm" fo:text-indent="-0.999cm"/>
      <style:text-properties style:font-name="ＭＳ Ｐゴシック1" fo:font-size="9pt" style:font-name-asian="ＭＳ Ｐゴシック1" style:font-size-asian="9pt" style:font-size-complex="9pt"/>
    </style:style>
    <style:style style:name="P62" style:family="paragraph">
      <style:paragraph-properties fo:margin-left="0.801cm" fo:margin-right="0cm" fo:text-indent="-1.299cm"/>
      <style:text-properties style:font-name="ＭＳ Ｐゴシック1" fo:font-size="9pt" style:font-name-asian="ＭＳ Ｐゴシック1" style:font-size-asian="9pt" style:font-size-complex="9pt"/>
    </style:style>
    <style:style style:name="P63" style:family="paragraph">
      <style:paragraph-properties fo:margin-left="0.801cm" fo:margin-right="0cm" fo:text-indent="-0.8cm"/>
      <style:text-properties style:font-name="ＭＳ Ｐゴシック1" fo:font-size="9pt" style:font-name-asian="ＭＳ Ｐゴシック1" style:font-size-asian="9pt" style:font-size-complex="9pt"/>
    </style:style>
    <style:style style:name="P64" style:family="paragraph">
      <style:paragraph-properties fo:margin-left="0.7cm" fo:margin-right="0cm" fo:text-indent="-0.599cm"/>
      <style:text-properties style:font-name="ＭＳ Ｐゴシック1" fo:font-size="9pt" style:font-name-asian="ＭＳ Ｐゴシック1" style:font-size-asian="9pt" style:font-size-complex="9pt"/>
    </style:style>
    <style:style style:name="P65" style:family="paragraph">
      <style:paragraph-properties fo:margin-left="0.7cm" fo:margin-right="0cm" fo:text-indent="0cm"/>
      <style:text-properties style:font-name="ＭＳ Ｐゴシック1" fo:font-size="9pt" style:font-name-asian="ＭＳ Ｐゴシック1" style:font-size-asian="9pt" style:font-size-complex="9pt"/>
    </style:style>
    <style:style style:name="P66" style:family="paragraph">
      <style:paragraph-properties fo:margin-left="0.801cm" fo:margin-right="0cm" fo:text-indent="0cm"/>
      <style:text-properties style:font-name="ＭＳ Ｐゴシック1" fo:font-size="9pt" style:font-name-asian="ＭＳ Ｐゴシック1" style:font-size-asian="9pt" style:font-size-complex="9pt"/>
    </style:style>
    <style:style style:name="P67" style:family="paragraph">
      <style:paragraph-properties fo:margin-left="1.499cm" fo:margin-right="0cm" fo:text-indent="-1.4cm"/>
      <style:text-properties style:font-name="ＭＳ Ｐゴシック1" fo:font-size="9pt" style:font-name-asian="ＭＳ Ｐゴシック1" style:font-size-asian="9pt" style:font-size-complex="9pt"/>
    </style:style>
    <style:style style:name="P68" style:family="paragraph">
      <style:paragraph-properties fo:margin-left="1.3cm" fo:margin-right="0cm" fo:text-indent="-1.198cm"/>
      <style:text-properties style:font-name="ＭＳ Ｐゴシック1" fo:font-size="9pt" style:font-name-asian="ＭＳ Ｐゴシック1" style:font-size-asian="9pt" style:font-size-complex="9pt"/>
    </style:style>
    <style:style style:name="P69" style:family="paragraph">
      <style:paragraph-properties fo:margin-left="1.101cm" fo:margin-right="0cm" fo:text-indent="0cm"/>
      <style:text-properties style:font-name="ＭＳ Ｐゴシック1" fo:font-size="9pt" style:font-name-asian="ＭＳ Ｐゴシック1" style:font-size-asian="9pt" style:font-size-complex="9pt"/>
    </style:style>
    <style:style style:name="P70" style:family="paragraph">
      <style:paragraph-properties fo:margin-left="1.101cm" fo:margin-right="0cm" fo:text-indent="0cm"/>
      <style:text-properties style:font-name="ＭＳ Ｐゴシック1" fo:font-size="9pt" style:font-size-asian="9pt" style:font-size-complex="9pt"/>
    </style:style>
    <style:style style:name="P71" style:family="paragraph">
      <style:paragraph-properties fo:margin-left="1.101cm" fo:margin-right="0cm" fo:line-height="100%" fo:text-align="center" fo:text-indent="0cm" style:text-autospace="none"/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P72" style:family="paragraph">
      <style:paragraph-properties fo:margin-left="1.3cm" fo:margin-right="0cm" fo:text-indent="-1.292cm"/>
    </style:style>
    <style:style style:name="P73" style:family="paragraph">
      <style:paragraph-properties fo:margin-left="1.199cm" fo:margin-right="0cm" fo:text-indent="-1.191cm"/>
    </style:style>
    <style:style style:name="P74" style:family="paragraph">
      <style:paragraph-properties fo:margin-left="1cm" fo:margin-right="0cm" fo:text-indent="-0.994cm"/>
    </style:style>
    <style:style style:name="P75" style:family="paragraph">
      <style:paragraph-properties fo:margin-left="0.801cm" fo:margin-right="0cm" fo:text-indent="0cm"/>
    </style:style>
    <style:style style:name="P76" style:family="paragraph">
      <style:paragraph-properties fo:margin-left="1cm" fo:margin-right="0cm" fo:text-indent="-1.299cm"/>
      <style:text-properties style:font-name="ＭＳ Ｐゴシック1" fo:font-size="9pt" style:font-name-asian="ＭＳ Ｐゴシック1" style:font-size-asian="9pt" style:font-size-complex="9pt"/>
    </style:style>
    <style:style style:name="P77" style:family="paragraph">
      <style:text-properties fo:font-size="12pt"/>
    </style:style>
    <style:style style:name="P78" style:family="paragraph">
      <style:paragraph-properties fo:margin-left="1.3cm" fo:margin-right="0cm" fo:text-indent="-1.295cm"/>
    </style:style>
    <style:style style:name="P79" style:family="paragraph">
      <style:paragraph-properties fo:margin-left="1.199cm" fo:margin-right="0cm" fo:text-indent="-1.195cm"/>
    </style:style>
    <style:style style:name="P80" style:family="paragraph">
      <style:paragraph-properties fo:margin-left="1.199cm" fo:margin-right="0cm" fo:text-indent="-0.1cm"/>
    </style:style>
    <style:style style:name="P81" style:family="paragraph">
      <style:paragraph-properties fo:margin-left="1cm" fo:margin-right="0cm" fo:text-indent="-0.996cm"/>
    </style:style>
    <style:style style:name="P82" style:family="paragraph">
      <style:paragraph-properties fo:margin-left="1cm" fo:margin-right="0cm" fo:text-indent="-0.1cm"/>
    </style:style>
    <style:style style:name="T1" style:family="text">
      <style:text-properties style:font-name="メイリオ1" fo:font-size="11pt" style:font-name-asian="メイリオ1" style:font-size-asian="11pt" style:font-size-complex="11pt"/>
    </style:style>
    <style:style style:name="T2" style:family="text">
      <style:text-properties style:font-name="ＭＳ Ｐゴシック1" fo:font-size="9pt" style:font-size-asian="9pt" style:font-size-complex="9pt"/>
    </style:style>
    <style:style style:name="T3" style:family="text">
      <style:text-properties style:font-name="ＭＳ Ｐゴシック1" fo:font-size="9pt" style:font-name-asian="メイリオ1" style:font-size-asian="9pt" style:font-size-complex="9pt"/>
    </style:style>
    <style:style style:name="T4" style:family="text">
      <style:text-properties style:font-name="ＭＳ Ｐゴシック1" fo:font-size="9pt" style:font-name-asian="ＭＳ Ｐゴシック" style:font-size-asian="9pt" style:font-size-complex="9pt"/>
    </style:style>
    <style:style style:name="T5" style:family="text">
      <style:text-properties style:font-name="ＭＳ Ｐゴシック1" fo:font-size="10pt" style:font-name-asian="ＭＳ Ｐゴシック1" style:font-size-asian="10pt" style:font-size-complex="10pt"/>
    </style:style>
    <style:style style:name="T6" style:family="text">
      <style:text-properties style:font-name="ＭＳ Ｐゴシック" fo:font-size="9pt" style:font-size-asian="9pt" style:font-size-complex="9pt"/>
    </style:style>
    <style:style style:name="T7" style:family="text">
      <style:text-properties style:font-name="ＭＳ Ｐゴシック1" fo:font-size="9pt" style:font-name-asian="ＭＳ Ｐゴシック1" style:font-size-asian="9pt" style:font-size-complex="9pt"/>
    </style:style>
    <style:style style:name="T8" style:family="text">
      <style:text-properties fo:font-variant="normal" fo:text-transform="none" style:text-outline="false" style:text-line-through-style="none" style:text-line-through-type="none" style:font-name="ＭＳ Ｐゴシック1" fo:font-size="10pt" fo:text-shadow="none" style:text-underline-style="none" style:letter-kerning="true" style:font-name-asian="ＭＳ Ｐゴシック1" style:font-size-asian="10pt" style:font-name-complex="Tahoma1" style:font-size-complex="10pt" style:text-emphasize="none" style:font-relief="none" style:text-overline-style="none" style:text-overline-color="font-color"/>
    </style:style>
    <style:style style:name="T9" style:family="text">
      <style:text-properties style:font-name="メイリオ1" fo:font-size="9pt" style:font-name-asian="ＭＳ Ｐゴシック1" style:font-size-asian="9pt" style:font-size-complex="9pt"/>
    </style:style>
    <style:style style:name="T10" style:family="text">
      <style:text-properties fo:font-variant="normal" fo:text-transform="none" style:text-outline="false" style:text-line-through-style="none" style:text-line-through-type="none" style:font-name="ＭＳ Ｐゴシック1" fo:font-size="9pt" fo:text-shadow="none" style:text-underline-style="none" style:letter-kerning="true" style:font-name-asian="ＭＳ Ｐゴシック1" style:font-size-asian="9pt" style:font-name-complex="Tahoma1" style:font-size-complex="9pt" style:text-emphasize="none" style:font-relief="none" style:text-overline-style="none" style:text-overline-color="font-color"/>
    </style:style>
    <style:style style:name="T11" style:family="text">
      <style:text-properties style:font-name="メイリオ1"/>
    </style:style>
    <style:style style:name="T12" style:family="text">
      <style:text-properties fo:color="#000000" style:font-name="ＭＳ Ｐゴシック1" fo:font-size="9pt" style:font-name-asian="ＭＳ Ｐゴシック1" style:font-size-asian="9pt" style:font-name-complex="Monaco" style:font-size-complex="9pt"/>
    </style:style>
    <style:style style:name="T13" style:family="text">
      <style:text-properties fo:font-size="9pt" style:font-name-asian="ＭＳ Ｐゴシック1" style:font-size-asian="9pt" style:font-size-complex="9pt"/>
    </style:style>
    <style:style style:name="T14" style:family="text">
      <style:text-properties fo:color="#000000"/>
    </style:style>
    <style:style style:name="T15" style:family="text">
      <style:text-properties fo:color="#000000" style:font-name="Monaco" fo:font-size="9pt" style:font-name-asian="ＭＳ Ｐゴシック1" style:font-size-asian="9pt" style:font-name-complex="Monaco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horizontal-pos="from-left" style:horizontal-rel="paragraph"/>
    </style:style>
    <style:style style:name="gr2" style:family="graphic">
      <style:graphic-properties draw:stroke="none" svg:stroke-color="#000000" draw:marker-end="Arrow" draw:fill="none" draw:fill-color="#ffffff" fo:min-height="9.081cm" style:run-through="foreground"/>
    </style:style>
    <style:style style:name="gr3" style:family="graphic">
      <style:graphic-properties svg:stroke-color="#000000" draw:marker-end="Arrow" draw:marker-end-width="0.199cm" draw:fill="solid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707cm" fo:min-width="0.683cm" style:run-through="foreground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1.256cm" fo:min-width="3.059cm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2cm" fo:min-width="5.101cm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1.256cm" fo:min-width="3.06cm" style:run-through="foreground"/>
    </style:style>
    <style:style style:name="gr10" style:family="graphic">
      <style:graphic-properties svg:stroke-color="#000000" draw:marker-end="Arrow" draw:marker-end-width="0.199cm"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ffffff" fo:min-height="0.626cm" style:run-through="foreground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2.487cm" fo:min-width="4.831cm" style:run-through="foreground"/>
    </style:style>
    <style:style style:name="gr13" style:family="graphic">
      <style:graphic-properties svg:stroke-color="#000000" draw:marker-end="" draw:fill="solid" draw:fill-color="#ffffff" draw:textarea-horizontal-align="center" draw:textarea-vertical-align="middle" style:run-through="foreground"/>
    </style:style>
    <style:style style:name="gr14" style:family="graphic">
      <style:graphic-properties draw:stroke="none" svg:stroke-color="#000000" draw:marker-end="Arrow" draw:fill="none" draw:fill-color="#ffffff" fo:min-height="0.591cm" style:run-through="foreground"/>
    </style:style>
    <style:style style:name="gr15" style:family="graphic">
      <style:graphic-properties svg:stroke-color="#000000" draw:marker-end="" draw:fill="solid" draw:fill-color="#ffffff" draw:textarea-horizontal-align="center" draw:textarea-vertical-align="middle" style:run-through="foreground"/>
    </style:style>
    <style:style style:name="gr16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marker-end-width="0.199cm" draw:fill="solid" draw:fill-color="#ffffff" draw:textarea-horizontal-align="center" draw:textarea-vertical-align="middle" style:run-through="foreground"/>
    </style:style>
    <style:style style:name="gr18" style:family="graphic">
      <style:graphic-properties draw:stroke="none" svg:stroke-color="#000000" draw:marker-end-width="0.199cm" draw:fill="none" draw:fill-color="#ffffff" fo:min-height="12.284cm" style:run-through="foreground"/>
    </style:style>
    <style:style style:name="gr19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0.706cm" fo:min-width="0.721cm" style:run-through="foreground"/>
    </style:style>
    <style:style style:name="gr20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0.589cm" fo:min-width="0.676cm" style:run-through="foreground"/>
    </style:style>
    <style:style style:name="gr21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1.859cm" fo:min-width="5.034cm" style:run-through="foreground"/>
    </style:style>
    <style:style style:name="gr22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1.256cm" fo:min-width="3.094cm" style:run-through="foreground"/>
    </style:style>
    <style:style style:name="gr23" style:family="graphic">
      <style:graphic-properties draw:stroke="none" svg:stroke-color="#000000" draw:marker-end-width="0.199cm" draw:fill="none" draw:fill-color="#ffffff" fo:min-height="0.626cm" style:run-through="foreground"/>
    </style:style>
    <style:style style:name="gr24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1.859cm" fo:min-width="3.662cm" style:run-through="foreground"/>
    </style:style>
    <style:style style:name="gr25" style:family="graphic">
      <style:graphic-properties style:run-through="foreground" style:vertical-pos="middle" style:vertical-rel="baseline" style:horizontal-pos="from-left" style:horizontal-rel="paragraph"/>
    </style:style>
    <style:style style:name="gr26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0.559cm" fo:min-width="0.658cm" style:run-through="foreground"/>
    </style:style>
    <style:style style:name="gr27" style:family="graphic">
      <style:graphic-properties svg:stroke-color="#000000" draw:marker-end-width="0.199cm" draw:fill="solid" draw:fill-color="#ffffff" draw:textarea-horizontal-align="justify" draw:textarea-vertical-align="middle" draw:auto-grow-height="false" fo:min-height="0.707cm" fo:min-width="0.7cm" style:run-through="foreground"/>
    </style:style>
    <style:style style:name="gr28" style:family="graphic">
      <style:graphic-properties draw:stroke="none" svg:stroke-color="#000000" draw:marker-end="Arrow" draw:fill="none" draw:fill-color="#ffffff" fo:min-height="9.349cm" style:run-through="foreground"/>
    </style:style>
    <style:style style:name="gr2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6.1cm" style:run-through="foreground"/>
    </style:style>
    <style:style style:name="gr30" style:family="graphic">
      <style:graphic-properties svg:stroke-color="#000000" draw:fill="solid" draw:fill-color="#ffffff" draw:textarea-horizontal-align="justify" draw:textarea-vertical-align="middle" draw:auto-grow-height="false" fo:min-height="1.256cm" fo:min-width="3.094cm" style:run-through="foreground"/>
    </style:style>
    <style:style style:name="gr31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4cm" fo:min-width="3.858cm" style:run-through="foreground"/>
    </style:style>
    <style:style style:name="gr32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4.493cm" style:run-through="foreground"/>
    </style:style>
    <style:style style:name="gr33" style:family="graphic">
      <style:graphic-properties svg:stroke-color="#000000" draw:fill="solid" draw:fill-color="#ffffff" draw:textarea-horizontal-align="justify" draw:textarea-vertical-align="middle" draw:auto-grow-height="false" fo:min-height="0.607cm" fo:min-width="3.36cm" style:run-through="foreground"/>
    </style:style>
    <style:style style:name="gr34" style:family="graphic">
      <style:graphic-properties svg:stroke-color="#000000" draw:fill="solid" draw:fill-color="#ffffff" draw:textarea-horizontal-align="justify" draw:textarea-vertical-align="middle" draw:auto-grow-height="false" fo:min-height="1.256cm" fo:min-width="2.907cm" style:run-through="foreground"/>
    </style:style>
    <style:style style:name="gr35" style:family="graphic">
      <style:graphic-properties svg:stroke-color="#000000" draw:fill="solid" draw:fill-color="#ffffff" draw:textarea-horizontal-align="justify" draw:textarea-vertical-align="middle" draw:auto-grow-height="false" fo:min-height="0.607cm" fo:min-width="3.355cm" style:run-through="foreground"/>
    </style:style>
    <style:style style:name="gr36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4.479cm" style:run-through="foreground"/>
    </style:style>
    <style:style style:name="gr37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69cm" fo:min-width="4.528cm" style:run-through="foreground"/>
    </style:style>
    <style:style style:name="gr3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6.114cm" style:run-through="foreground"/>
    </style:style>
    <style:style style:name="gr3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5.976cm" style:run-through="foreground"/>
    </style:style>
    <style:style style:name="gr40" style:family="graphic">
      <style:graphic-properties svg:stroke-color="#000000" draw:fill="solid" draw:fill-color="#ffffff" draw:textarea-horizontal-align="justify" draw:textarea-vertical-align="middle" draw:auto-grow-height="false" fo:min-height="2.487cm" fo:min-width="4.927cm" style:run-through="foreground"/>
    </style:style>
    <style:style style:name="gr41" style:family="graphic">
      <style:graphic-properties svg:stroke-color="#000000" draw:fill="solid" draw:fill-color="#ffffff" draw:textarea-horizontal-align="justify" draw:textarea-vertical-align="middle" draw:auto-grow-height="false" fo:min-height="1.774cm" fo:min-width="4.927cm" style:run-through="foreground"/>
    </style:style>
    <style:style style:name="gr42" style:family="graphic">
      <style:graphic-properties draw:stroke="none" svg:stroke-color="#000000" draw:marker-end="Arrow" draw:fill="none" draw:fill-color="#ffffff" fo:min-height="0.422cm" style:run-through="foreground"/>
    </style:style>
    <style:style style:name="gr43" style:family="graphic">
      <style:graphic-properties svg:stroke-color="#000000" draw:fill="solid" draw:fill-color="#ffffff" draw:textarea-horizontal-align="justify" draw:textarea-vertical-align="middle" draw:auto-grow-height="false" fo:min-height="1.947cm" fo:min-width="4.927cm" style:run-through="foreground"/>
    </style:style>
    <style:style style:name="gr44" style:family="graphic">
      <style:graphic-properties draw:stroke="none" svg:stroke-color="#000000" draw:marker-end="Arrow" draw:fill="none" draw:fill-color="#ffffff" fo:min-height="0.462cm" style:run-through="foreground"/>
    </style:style>
    <style:style style:name="gr45" style:family="graphic">
      <style:graphic-properties svg:stroke-color="#000000" draw:fill="solid" draw:fill-color="#ffffff" draw:textarea-horizontal-align="justify" draw:textarea-vertical-align="middle" draw:auto-grow-height="false" fo:min-height="1.827cm" fo:min-width="6.018cm" style:run-through="foreground"/>
    </style:style>
    <style:style style:name="gr46" style:family="graphic">
      <style:graphic-properties draw:stroke="none" svg:stroke-color="#000000" draw:fill="none" draw:fill-color="#ffffff" fo:min-height="2.916cm" style:run-through="foreground"/>
    </style:style>
    <style:style style:name="gr47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3.729cm" style:run-through="foreground"/>
    </style:style>
    <style:style style:name="gr48" style:family="graphic">
      <style:graphic-properties svg:stroke-color="#000000" draw:fill="solid" draw:fill-color="#ffffff" draw:textarea-horizontal-align="justify" draw:textarea-vertical-align="middle" draw:auto-grow-height="false" fo:min-height="2.487cm" fo:min-width="4.68cm" style:run-through="foreground"/>
    </style:style>
    <style:style style:name="gr4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284cm" fo:min-width="5.366cm" style:run-through="foreground"/>
    </style:style>
    <style:style style:name="gr50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04cm" fo:min-width="5.369cm" style:run-through="foreground"/>
    </style:style>
    <style:style style:name="gr51" style:family="graphic">
      <style:graphic-properties draw:stroke="none" svg:stroke-color="#000000" draw:marker-end="Arrow" draw:fill="none" draw:fill-color="#ffffff" fo:min-height="8.35cm" style:run-through="foreground"/>
    </style:style>
    <style:style style:name="gr52" style:family="graphic">
      <style:graphic-properties svg:stroke-color="#000000" draw:marker-end="Arrow" draw:fill="solid" draw:fill-color="#ffffff" draw:textarea-horizontal-align="justify" draw:textarea-vertical-align="middle" draw:auto-grow-height="false" fo:min-height="1.374cm" fo:min-width="4.119cm" style:run-through="foreground"/>
    </style:style>
    <style:style style:name="gr53" style:family="graphic">
      <style:graphic-properties svg:stroke-color="#000000" draw:marker-end="Arrow" draw:fill="solid" draw:fill-color="#ffffff" draw:textarea-horizontal-align="justify" draw:textarea-vertical-align="middle" draw:auto-grow-height="false" fo:min-height="1.625cm" fo:min-width="4.119cm" style:run-through="foreground"/>
    </style:style>
    <style:style style:name="gr54" style:family="graphic">
      <style:graphic-properties svg:stroke-color="#000000" draw:marker-end="Arrow" draw:fill="solid" draw:fill-color="#ffffff" draw:textarea-horizontal-align="justify" draw:textarea-vertical-align="middle" draw:auto-grow-height="false" fo:min-height="1cm" fo:min-width="5.99cm" style:run-through="foreground"/>
    </style:style>
    <style:style style:name="gr55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5cm" fo:min-width="5.981cm" style:run-through="foreground"/>
    </style:style>
    <style:style style:name="gr56" style:family="graphic">
      <style:graphic-properties svg:stroke-color="#000000" draw:fill="solid" draw:fill-color="#ffffff" draw:textarea-horizontal-align="justify" draw:textarea-vertical-align="middle" draw:auto-grow-height="false" fo:min-height="1.217cm" fo:min-width="6.018cm" style:run-through="foreground"/>
    </style:style>
    <style:style style:name="gr57" style:family="graphic">
      <style:graphic-properties draw:stroke="none" svg:stroke-color="#000000" draw:fill="none" draw:fill-color="#ffffff" fo:min-height="1.247cm" style:run-through="foreground"/>
    </style:style>
    <style:style style:name="gr5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2cm" fo:min-width="5.98cm" style:run-through="foreground"/>
    </style:style>
    <style:style style:name="gr5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16cm" fo:min-width="2.619cm" style:run-through="foreground"/>
    </style:style>
    <style:style style:name="gr60" style:family="graphic">
      <style:graphic-properties svg:stroke-color="#000000" draw:fill="solid" draw:fill-color="#ffffff" draw:textarea-horizontal-align="justify" draw:textarea-vertical-align="middle" draw:auto-grow-height="false" fo:min-height="1.296cm" fo:min-width="6.018cm" style:run-through="foreground"/>
    </style:style>
    <style:style style:name="gr61" style:family="graphic">
      <style:graphic-properties draw:stroke="none" svg:stroke-color="#000000" draw:fill="none" draw:fill-color="#ffffff" fo:min-height="1.328cm" style:run-through="foreground"/>
    </style:style>
    <style:style style:name="gr62" style:family="graphic">
      <style:graphic-properties svg:stroke-color="#000000" draw:fill="solid" draw:fill-color="#ffffff" draw:textarea-horizontal-align="justify" draw:textarea-vertical-align="middle" draw:auto-grow-height="false" fo:min-height="1.344cm" fo:min-width="2.184cm" style:run-through="foreground"/>
    </style:style>
    <style:style style:name="gr63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51cm" fo:min-width="4.493cm" style:run-through="foreground"/>
    </style:style>
    <style:style style:name="gr64" style:family="graphic">
      <style:graphic-properties svg:stroke-color="#000000" draw:fill="solid" draw:fill-color="#ffffff" draw:textarea-horizontal-align="justify" draw:textarea-vertical-align="middle" draw:auto-grow-height="false" fo:min-height="2.494cm" fo:min-width="3.413cm" style:run-through="foreground"/>
    </style:style>
    <style:style style:name="gr65" style:family="graphic">
      <style:graphic-properties draw:stroke="none" svg:stroke-color="#000000" draw:marker-end="Arrow" draw:fill="none" draw:fill-color="#ffffff" fo:min-height="0.337cm" style:run-through="foreground"/>
    </style:style>
    <style:style style:name="gr66" style:family="graphic">
      <style:graphic-properties svg:stroke-color="#000000" draw:fill="solid" draw:fill-color="#ffffff" draw:textarea-horizontal-align="justify" draw:textarea-vertical-align="middle" draw:auto-grow-height="false" fo:min-height="1.695cm" fo:min-width="3.413cm" style:run-through="foreground"/>
    </style:style>
    <style:style style:name="gr67" style:family="graphic">
      <style:graphic-properties draw:stroke="none" svg:stroke-color="#000000" draw:marker-end="Arrow" draw:fill="none" draw:fill-color="#ffffff" fo:min-height="0.229cm" style:run-through="foreground"/>
    </style:style>
    <style:style style:name="gr68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35cm" fo:min-width="4.369cm" style:run-through="foreground"/>
    </style:style>
    <style:style style:name="gr69" style:family="graphic">
      <style:graphic-properties svg:stroke-color="#000000" draw:fill="solid" draw:fill-color="#ffffff" draw:textarea-horizontal-align="justify" draw:textarea-vertical-align="middle" draw:auto-grow-height="false" fo:min-height="2.051cm" fo:min-width="3.413cm" style:run-through="foreground"/>
    </style:style>
    <style:style style:name="gr70" style:family="graphic">
      <style:graphic-properties draw:stroke="none" svg:stroke-color="#000000" draw:marker-end="Arrow" draw:fill="none" draw:fill-color="#ffffff" fo:min-height="0.277cm" style:run-through="foreground"/>
    </style:style>
    <style:style style:name="gr71" style:family="graphic">
      <style:graphic-properties draw:stroke="none" svg:stroke-color="#000000" draw:marker-end="Arrow" draw:fill="none" draw:fill-color="#ffffff" fo:min-height="3.216cm" style:run-through="foreground"/>
    </style:style>
    <style:style style:name="gr72" style:family="graphic">
      <style:graphic-properties draw:stroke="none" svg:stroke-color="#000000" draw:marker-end="Arrow" draw:fill="none" draw:fill-color="#ffffff" fo:min-height="5.847cm" style:run-through="foreground"/>
    </style:style>
    <style:style style:name="gr73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59cm" fo:min-width="6.1cm" style:run-through="foreground"/>
    </style:style>
    <style:style style:name="gr74" style:family="graphic">
      <style:graphic-properties svg:stroke-color="#000000" draw:fill="solid" draw:fill-color="#ffffff" draw:textarea-horizontal-align="justify" draw:textarea-vertical-align="middle" draw:auto-grow-height="false" fo:min-height="1.78cm" fo:min-width="4.928cm" style:run-through="foreground"/>
    </style:style>
    <style:style style:name="gr75" style:family="graphic">
      <style:graphic-properties draw:stroke="none" svg:stroke-color="#000000" draw:marker-end="Arrow" draw:fill="none" draw:fill-color="#ffffff" fo:min-height="0.238cm" style:run-through="foreground"/>
    </style:style>
    <style:style style:name="gr76" style:family="graphic">
      <style:graphic-properties svg:stroke-color="#000000" draw:marker-end="Arrow" draw:fill="solid" draw:fill-color="#ffffff" draw:textarea-horizontal-align="justify" draw:textarea-vertical-align="middle" draw:auto-grow-height="false" fo:min-height="0.817cm" fo:min-width="5.976cm" style:run-through="foreground"/>
    </style:style>
    <style:style style:name="gr77" style:family="graphic">
      <style:graphic-properties draw:stroke="none" svg:stroke-color="#000000" draw:marker-end="Arrow" draw:fill="none" draw:fill-color="#ffffff" fo:min-height="5.614cm" style:run-through="foreground"/>
    </style:style>
    <style:style style:name="gr78" style:family="graphic">
      <style:graphic-properties svg:stroke-color="#000000" draw:marker-end="Arrow" draw:fill="solid" draw:fill-color="#ffffff" draw:textarea-horizontal-align="justify" draw:textarea-vertical-align="middle" draw:auto-grow-height="false" fo:min-height="0.764cm" fo:min-width="5.976cm" style:run-through="foreground"/>
    </style:style>
    <style:style style:name="gr79" style:family="graphic">
      <style:graphic-properties svg:stroke-color="#000000" draw:marker-end="Arrow" draw:fill="solid" draw:fill-color="#ffffff" draw:textarea-horizontal-align="justify" draw:textarea-vertical-align="middle" draw:auto-grow-height="false" fo:min-height="0.937cm" fo:min-width="5.976cm" style:run-through="foreground"/>
    </style:style>
    <style:style style:name="gr80" style:family="graphic">
      <style:graphic-properties svg:stroke-color="#000000" draw:fill="solid" draw:fill-color="#ffffff" draw:textarea-horizontal-align="justify" draw:textarea-vertical-align="middle" draw:auto-grow-height="false" fo:min-height="0.473cm" fo:min-width="3.355cm" style:run-through="foreground"/>
    </style:style>
    <style:style style:name="gr81" style:family="graphic">
      <style:graphic-properties svg:stroke-color="#000000" draw:fill="solid" draw:fill-color="#ffffff" draw:textarea-horizontal-align="justify" draw:textarea-vertical-align="middle" draw:auto-grow-height="false" fo:min-height="1.688cm" fo:min-width="4.93cm" style:run-through="foreground"/>
    </style:style>
    <style:style style:name="gr82" style:family="graphic">
      <style:graphic-properties draw:stroke="none" svg:stroke-color="#000000" draw:marker-end="Arrow" draw:fill="none" draw:fill-color="#ffffff" fo:min-height="0.228cm" style:run-through="foreground"/>
    </style:style>
    <style:style style:name="gr83" style:family="graphic">
      <style:graphic-properties svg:stroke-color="#000000" draw:fill="solid" draw:fill-color="#ffffff" draw:textarea-horizontal-align="justify" draw:textarea-vertical-align="middle" draw:auto-grow-height="false" fo:min-height="1.473cm" fo:min-width="6.018cm" style:run-through="foreground"/>
    </style:style>
    <style:style style:name="gr84" style:family="graphic">
      <style:graphic-properties draw:stroke="none" svg:stroke-color="#000000" draw:fill="none" draw:fill-color="#ffffff" fo:min-height="1.803cm" style:run-through="foreground"/>
    </style:style>
    <style:style style:name="gr85" style:family="graphic">
      <style:graphic-properties svg:stroke-color="#000000" draw:fill="solid" draw:fill-color="#ffffff" draw:textarea-horizontal-align="justify" draw:textarea-vertical-align="middle" draw:auto-grow-height="false" fo:min-height="1.256cm" fo:min-width="3.059cm" style:run-through="background" draw:wrap-influence-on-position="once-concurrent"/>
    </style:style>
    <style:style style:name="gr86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4.101cm" style:run-through="foreground"/>
    </style:style>
    <style:style style:name="gr87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5.101cm" style:run-through="foreground"/>
    </style:style>
    <style:style style:name="gr88" style:family="graphic">
      <style:graphic-properties svg:stroke-color="#000000" draw:fill="solid" draw:fill-color="#ffffff" draw:textarea-horizontal-align="justify" draw:textarea-vertical-align="middle" draw:auto-grow-height="false" fo:min-height="1.323cm" fo:min-width="5.893cm" style:run-through="foreground"/>
    </style:style>
    <style:style style:name="gr89" style:family="graphic">
      <style:graphic-properties draw:stroke="none" svg:stroke-color="#000000" draw:fill="none" draw:fill-color="#ffffff" fo:min-height="1.431cm" style:run-through="foreground"/>
    </style:style>
    <style:style style:name="gr90" style:family="graphic">
      <style:graphic-properties svg:stroke-color="#000000" draw:fill="solid" draw:fill-color="#ffffff" draw:textarea-horizontal-align="justify" draw:textarea-vertical-align="middle" draw:auto-grow-height="false" fo:min-height="1.258cm" fo:min-width="3.06cm" style:run-through="foreground"/>
    </style:style>
    <style:style style:name="gr91" style:family="graphic">
      <style:graphic-properties svg:stroke-color="#000000" draw:fill="solid" draw:fill-color="#ffffff" draw:textarea-horizontal-align="justify" draw:textarea-vertical-align="middle" draw:auto-grow-height="false" fo:min-height="2.489cm" fo:min-width="4.833cm" style:run-through="foreground"/>
    </style:style>
    <style:style style:name="gr92" style:family="graphic">
      <style:graphic-properties draw:stroke="none" svg:stroke-color="#000000" draw:marker-end="Arrow" draw:fill="none" draw:fill-color="#ffffff" fo:min-height="0.335cm" style:run-through="foreground"/>
    </style:style>
    <style:style style:name="gr93" style:family="graphic">
      <style:graphic-properties svg:stroke-color="#000000" draw:fill="solid" draw:fill-color="#ffffff" draw:textarea-horizontal-align="justify" draw:textarea-vertical-align="middle" draw:auto-grow-height="false" fo:min-height="1.6cm" fo:min-width="6.018cm" style:run-through="foreground"/>
    </style:style>
    <style:style style:name="gr94" style:family="graphic">
      <style:graphic-properties draw:stroke="none" svg:stroke-color="#000000" draw:fill="none" draw:fill-color="#ffffff" fo:min-height="1.96cm" style:run-through="foreground"/>
    </style:style>
    <style:style style:name="gr95" style:family="graphic">
      <style:graphic-properties svg:stroke-color="#000000" draw:marker-end="Arrow" draw:fill="solid" draw:fill-color="#ffffff" draw:textarea-horizontal-align="justify" draw:textarea-vertical-align="middle" draw:auto-grow-height="false" fo:min-height="1.025cm" fo:min-width="3.868cm" style:run-through="foreground"/>
    </style:style>
    <style:style style:name="gr96" style:family="graphic">
      <style:graphic-properties draw:stroke="none" svg:stroke-color="#000000" draw:marker-end="Arrow" draw:fill="none" draw:fill-color="#ffffff" fo:min-height="6.466cm" style:run-through="foreground"/>
    </style:style>
    <style:style style:name="gr97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5cm" fo:min-width="3.623cm" style:run-through="foreground"/>
    </style:style>
    <style:style style:name="gr98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3.62cm" style:run-through="foreground"/>
    </style:style>
    <style:style style:name="gr99" style:family="graphic">
      <style:graphic-properties draw:stroke="none" svg:stroke-color="#000000" draw:marker-end="Arrow" draw:fill="none" draw:fill-color="#ffffff" fo:min-height="7.216cm" style:run-through="foreground"/>
    </style:style>
    <style:style style:name="gr100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2.746cm" style:run-through="foreground"/>
    </style:style>
    <style:style style:name="gr101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2cm" fo:min-width="5.614cm" style:run-through="foreground"/>
    </style:style>
    <style:style style:name="gr102" style:family="graphic">
      <style:graphic-properties svg:stroke-color="#000000" draw:fill="solid" draw:fill-color="#ffffff" draw:textarea-horizontal-align="justify" draw:textarea-vertical-align="middle" draw:auto-grow-height="false" fo:min-height="1.258cm" fo:min-width="2.91cm" style:run-through="foreground"/>
    </style:style>
    <style:style style:name="gr103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2cm" fo:min-width="3.12cm" style:run-through="foreground"/>
    </style:style>
    <style:style style:name="gr104" style:family="graphic">
      <style:graphic-properties svg:stroke-color="#000000" draw:fill="solid" draw:fill-color="#ffffff" draw:textarea-horizontal-align="justify" draw:textarea-vertical-align="middle" draw:auto-grow-height="false" fo:min-height="1.605cm" fo:min-width="4.927cm" style:run-through="foreground"/>
    </style:style>
    <style:style style:name="gr105" style:family="graphic">
      <style:graphic-properties draw:stroke="none" svg:stroke-color="#000000" draw:marker-end="Arrow" draw:fill="none" draw:fill-color="#ffffff" fo:min-height="0.381cm" style:run-through="foreground"/>
    </style:style>
    <style:style style:name="gr106" style:family="graphic">
      <style:graphic-properties svg:stroke-color="#000000" draw:fill="solid" draw:fill-color="#ffffff" draw:textarea-horizontal-align="justify" draw:textarea-vertical-align="middle" draw:auto-grow-height="false" fo:min-height="1.961cm" fo:min-width="4.927cm" style:run-through="foreground"/>
    </style:style>
    <style:style style:name="gr107" style:family="graphic">
      <style:graphic-properties draw:stroke="none" svg:stroke-color="#000000" draw:marker-end="Arrow" draw:fill="none" draw:fill-color="#ffffff" fo:min-height="0.466cm" style:run-through="foreground"/>
    </style:style>
    <style:style style:name="gr108" style:family="graphic">
      <style:graphic-properties svg:stroke-color="#000000" draw:fill="solid" draw:fill-color="#ffffff" draw:textarea-horizontal-align="justify" draw:textarea-vertical-align="middle" draw:auto-grow-height="false" fo:min-height="1.201cm" fo:min-width="4.902cm" style:run-through="foreground"/>
    </style:style>
    <style:style style:name="gr109" style:family="graphic">
      <style:graphic-properties svg:stroke-color="#000000" draw:marker-end="Arrow" draw:fill="solid" draw:fill-color="#ffffff" draw:textarea-horizontal-align="justify" draw:textarea-vertical-align="middle" draw:auto-grow-height="false" fo:min-height="1.45cm" fo:min-width="4.493cm" style:run-through="foreground"/>
    </style:style>
    <style:style style:name="gr110" style:family="graphic">
      <style:graphic-properties svg:stroke-color="#000000" draw:fill="solid" draw:fill-color="#ffffff" draw:textarea-horizontal-align="justify" draw:textarea-vertical-align="middle" draw:auto-grow-height="false" fo:min-height="1.254cm" fo:min-width="5.117cm" style:run-through="foreground"/>
    </style:style>
    <style:style style:name="gr111" style:family="graphic">
      <style:graphic-properties draw:stroke="none" svg:stroke-color="#000000" draw:fill="none" draw:fill-color="#ffffff" fo:min-height="0.87cm" style:run-through="foreground"/>
    </style:style>
    <style:style style:name="gr112" style:family="graphic">
      <style:graphic-properties svg:stroke-color="#000000" draw:fill="solid" draw:fill-color="#ffffff" draw:textarea-horizontal-align="justify" draw:textarea-vertical-align="middle" draw:auto-grow-height="false" fo:min-height="0.607cm" fo:min-width="2.866cm" style:run-through="foreground"/>
    </style:style>
    <style:style style:name="gr113" style:family="graphic">
      <style:graphic-properties svg:stroke-color="#000000" draw:marker-end="Arrow" draw:fill="solid" draw:fill-color="#ffffff" draw:textarea-horizontal-align="justify" draw:textarea-vertical-align="middle" draw:auto-grow-height="false" fo:min-height="1.15cm" fo:min-width="5.115cm" style:run-through="foreground"/>
    </style:style>
    <style:style style:name="gr114" style:family="graphic">
      <style:graphic-properties svg:stroke-color="#000000" draw:fill="solid" draw:fill-color="#ffffff" draw:textarea-horizontal-align="justify" draw:textarea-vertical-align="middle" draw:auto-grow-height="false" fo:min-height="1.432cm" fo:min-width="6.018cm" style:run-through="foreground"/>
    </style:style>
    <style:style style:name="gr115" style:family="graphic">
      <style:graphic-properties draw:stroke="none" svg:stroke-color="#000000" draw:fill="none" draw:fill-color="#ffffff" fo:min-height="2.058cm" style:run-through="foreground"/>
    </style:style>
    <style:style style:name="gr116" style:family="graphic">
      <style:graphic-properties svg:stroke-color="#000000" draw:fill="solid" draw:fill-color="#ffffff" draw:textarea-horizontal-align="justify" draw:textarea-vertical-align="middle" draw:auto-grow-height="false" fo:min-height="0.607cm" fo:min-width="3.286cm" style:run-through="foreground"/>
    </style:style>
    <style:style style:name="gr117" style:family="graphic">
      <style:graphic-properties svg:stroke-color="#000000" draw:fill="solid" draw:fill-color="#ffffff" draw:textarea-horizontal-align="justify" draw:textarea-vertical-align="middle" draw:auto-grow-height="false" fo:min-height="1.739cm" fo:min-width="6.018cm" style:run-through="foreground"/>
    </style:style>
    <style:style style:name="gr118" style:family="graphic">
      <style:graphic-properties draw:stroke="none" svg:stroke-color="#000000" draw:fill="none" draw:fill-color="#ffffff" fo:min-height="2.683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g text:anchor-type="as-char" draw:z-index="1" draw:style-name="gr16"><draw:line draw:style-name="gr17" draw:text-style-name="P17" svg:x1="6.52cm" svg:y1="0.001cm" svg:x2="6.52cm" svg:y2="25.801cm"><text:p/></draw:line><draw:frame draw:style-name="gr18" draw:text-style-name="P28" svg:width="6.291cm" svg:height="12.284cm" svg:x="0cm" svg:y="0.18cm"><draw:text-box><text:p text:style-name="P28"><text:span text:style-name="T7">Fig1</text:span></text:p><text:p text:style-name="P28"><text:span text:style-name="T7">関数名：</text:span><text:span text:style-name="T7">getJsonFile</text:span></text:p><text:p text:style-name="P29"><text:span text:style-name="T7">概要：</text:span><text:span text:style-name="T7">JSON</text:span><text:span text:style-name="T7">ファイルを取得して返す。</text:span></text:p><text:p text:style-name="P30"><text:span text:style-name="T7">引数：</text:span><text:span text:style-name="T7">String jsonPath:JSON</text:span><text:span text:style-name="T7">を要求する先。</text:span></text:p><text:p text:style-name="P31"><text:span text:style-name="T7">:Object map:</text:span><text:span text:style-name="T7">サーバへ渡す値の連想配列。</text:span></text:p><text:p text:style-name="P28"><text:span text:style-name="T7">戻り値：なし</text:span></text:p><text:p text:style-name="P28"><text:span text:style-name="T7"/></text:p><text:p text:style-name="P32"><text:span text:style-name="T7">変数</text:span><text:span text:style-name="T7">:var tmp:</text:span><text:span text:style-name="T7">一時的に取得した</text:span><text:span text:style-name="T7">JSON</text:span><text:span text:style-name="T7">の連想配列を格納する</text:span><text:span text:style-name="T7"><text:tab/></text:span><text:span text:style-name="T7">変数。</text:span></text:p><text:p text:style-name="P31"><text:span text:style-name="T7">this.json:createTag</text:span><text:span text:style-name="T7">クラスのメンバ。取得した</text:span><text:span text:style-name="T7">JSON</text:span><text:span text:style-name="T7">の連想配列を格納する。</text:span></text:p></draw:text-box></draw:frame><draw:custom-shape draw:style-name="gr19" draw:text-style-name="P19" svg:width="1.019cm" svg:height="0.999cm" svg:x="9.345cm" svg:y="0.617cm"><text:p text:style-name="P19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7" svg:x1="9.906cm" svg:y1="1.503cm" svg:x2="9.906cm" svg:y2="2.242cm"><text:p/></draw:line><draw:custom-shape draw:style-name="gr20" draw:text-style-name="P19" svg:width="0.955cm" svg:height="0.83cm" svg:x="9.389cm" svg:y="24.747cm"><text:p text:style-name="P19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24" svg:width="5.035cm" svg:height="1.86cm" svg:x="7.385cm" svg:y="2.242cm"><text:p text:style-name="P33"><text:span text:style-name="T7">一時的に値を保存する変数</text:span><text:span text:style-name="T7">tmp</text:span></text:p><text:p text:style-name="P33"><text:span text:style-name="T7">を宣言する。</text:span></text:p><text:p text:style-name="P33"><text:span text:style-name="T7">var tmp;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9.906cm" svg:y1="4.101cm" svg:x2="9.906cm" svg:y2="5.17cm"><text:p/></draw:line><draw:line draw:style-name="gr3" draw:text-style-name="P17" svg:x1="9.958cm" svg:y1="6.493cm" svg:x2="9.958cm" svg:y2="7.952cm"><text:p/></draw:line><draw:line draw:style-name="gr3" draw:text-style-name="P17" svg:x1="9.89cm" svg:y1="13.407cm" svg:x2="9.89cm" svg:y2="14.61cm"><text:p/></draw:line><draw:custom-shape draw:style-name="gr21" draw:text-style-name="P24" svg:width="5.035cm" svg:height="1.86cm" svg:x="7.385cm" svg:y="5.144cm"><text:p text:style-name="P33"><text:span text:style-name="T7">map</text:span><text:span text:style-name="T7">に何も入力されていな</text:span></text:p><text:p text:style-name="P33"><text:span text:style-name="T7">ければ、</text:span><text:span text:style-name="T7">map</text:span><text:span text:style-name="T7">に空の連想配列</text:span></text:p><text:p text:style-name="P33"><text:span text:style-name="T7">を代入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2" draw:text-style-name="P34" svg:width="6.188cm" svg:height="2.511cm" svg:x="6.77cm" svg:y="10.896cm"><text:p text:style-name="P33"><text:span text:style-name="T8">JSON</text:span><text:span text:style-name="T8">の取得に成功した。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23" svg:width="0.602cm" svg:height="0.627cm" svg:x="11.388cm" svg:y="13.39cm"><draw:text-box><text:p>Y</text:p></draw:text-box></draw:frame><draw:frame draw:style-name="gr23" svg:width="0.602cm" svg:height="0.627cm" svg:x="13.905cm" svg:y="11.146cm"><draw:text-box><text:p>N</text:p></draw:text-box></draw:frame><draw:custom-shape draw:style-name="gr21" draw:text-style-name="P24" svg:width="5.035cm" svg:height="1.86cm" svg:x="7.385cm" svg:y="7.913cm"><text:p text:style-name="P33"><text:span text:style-name="T7">Ajax</text:span><text:span text:style-name="T7">通信で</text:span><text:span text:style-name="T7">json</text:span><text:span text:style-name="T7">データ</text:span></text:p><text:p text:style-name="P33"><text:span text:style-name="T7">を取得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9.957cm" svg:y1="9.772cm" svg:x2="9.957cm" svg:y2="11.021cm"><text:p/></draw:line><draw:custom-shape draw:style-name="gr21" draw:text-style-name="P24" svg:width="5.035cm" svg:height="1.86cm" svg:x="7.385cm" svg:y="14.515cm"><text:p text:style-name="P33"><text:span text:style-name="T7">取得した</text:span><text:span text:style-name="T7">JSON</text:span><text:span text:style-name="T7">の連想配列を</text:span></text:p><text:p text:style-name="P33"><text:span text:style-name="T7">tmp</text:span><text:span text:style-name="T7">に一時保存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9.89cm" svg:y1="16.307cm" svg:x2="9.89cm" svg:y2="17.759cm"><text:p/></draw:line><draw:custom-shape draw:style-name="gr24" draw:text-style-name="P36" svg:width="3.663cm" svg:height="1.86cm" svg:x="12.885cm" svg:y="14.515cm"><text:p text:style-name="P35"><text:span text:style-name="T9">エラーのダイアログ</text:span></text:p><text:p text:style-name="P35"><text:span text:style-name="T9">を出す。</text:span></text:p><draw:enhanced-geometry svg:viewBox="0 0 21600 21600" draw:glue-points="10800 0 0 10800 10800 21600 21600 10800" draw:type="flowchart-process" draw:enhanced-path="M 0 0 L 21600 0 21600 21600 0 21600 0 0 Z N"/></draw:custom-shape><draw:polyline draw:style-name="gr10" draw:text-style-name="P17" svg:width="1.923cm" svg:height="2.37cm" svg:x="12.958cm" svg:y="12.145cm" svg:viewBox="0 0 1924 2371" draw:points="0,0 1924,0 1924,2371"><text:p/></draw:polyline><draw:polyline draw:style-name="gr10" draw:text-style-name="P17" svg:width="0.551cm" svg:height="4.991cm" draw:transform="rotate (-1.5707963267949) translate (14.8819305555556cm 16.3333333333334cm)" svg:viewBox="0 0 552 4992" draw:points="0,0 552,0 552,4992"><text:p/></draw:polyline><draw:custom-shape draw:style-name="gr22" draw:text-style-name="P37" svg:width="6.188cm" svg:height="2.511cm" svg:x="6.77cm" svg:y="17.745cm"><text:p text:style-name="P24"><text:span text:style-name="T10">this.json</text:span><text:span text:style-name="T10">が空であれば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7" svg:x1="9.89cm" svg:y1="20.255cm" svg:x2="9.89cm" svg:y2="21.458cm"><text:p/></draw:line><draw:frame draw:style-name="gr23" svg:width="0.602cm" svg:height="0.627cm" svg:x="11.409cm" svg:y="20.001cm"><draw:text-box><text:p>Y</text:p></draw:text-box></draw:frame><draw:polyline draw:style-name="gr10" draw:text-style-name="P17" svg:width="1.923cm" svg:height="2.37cm" svg:x="12.958cm" svg:y="19.008cm" svg:viewBox="0 0 1924 2371" draw:points="0,0 1924,0 1924,2371"><text:p/></draw:polyline><draw:custom-shape draw:style-name="gr21" draw:text-style-name="P24" svg:width="5.035cm" svg:height="1.86cm" svg:x="7.385cm" svg:y="21.391cm"><text:p text:style-name="P33"><text:span text:style-name="T7">this.json</text:span><text:span text:style-name="T7">に</text:span><text:span text:style-name="T7">tmp</text:span><text:span text:style-name="T7">の連想配列</text:span></text:p><text:p text:style-name="P33"><text:span text:style-name="T7">を格納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4" draw:text-style-name="P24" svg:width="3.663cm" svg:height="1.86cm" svg:x="12.885cm" svg:y="21.391cm"><text:p text:style-name="P33"><text:span text:style-name="T7">this.json</text:span><text:span text:style-name="T7">と</text:span><text:span text:style-name="T7">tmp</text:span><text:span text:style-name="T7">の</text:span></text:p><text:p text:style-name="P33"><text:span text:style-name="T7">連想配列を連結する。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23" svg:width="0.602cm" svg:height="0.627cm" svg:x="13.884cm" svg:y="18.383cm"><draw:text-box><text:p>N</text:p></draw:text-box></draw:frame><draw:polyline draw:style-name="gr10" draw:text-style-name="P17" svg:width="0.549cm" svg:height="4.991cm" draw:transform="rotate (-1.5707963267949) translate (14.8819305555556cm 23.2495416666667cm)" svg:viewBox="0 0 550 4992" draw:points="0,0 550,0 550,4992"><text:p/></draw:polyline><draw:line draw:style-name="gr3" draw:text-style-name="P17" svg:x1="9.89cm" svg:y1="23.25cm" svg:x2="9.89cm" svg:y2="24.799cm"><text:p/></draw:line></draw:g></text:p>
      <text:p text:style-name="P2"><draw:g text:anchor-type="as-char" draw:z-index="2" draw:style-name="gr25"><draw:line draw:style-name="gr17" draw:text-style-name="P17" svg:x1="6.52cm" svg:y1="-0.001cm" svg:x2="6.52cm" svg:y2="25.799cm"><text:p/></draw:line><draw:frame draw:style-name="gr18" draw:text-style-name="P28" svg:width="6.291cm" svg:height="12.284cm" svg:x="0cm" svg:y="0.178cm"><draw:text-box><text:p text:style-name="P28"><text:span text:style-name="T7">Fig2</text:span></text:p><text:p text:style-name="P28"><text:span text:style-name="T7">関数名：</text:span><text:span text:style-name="T7">getDomFile</text:span></text:p><text:p text:style-name="P38"><text:span text:style-name="T7">概要：テンプレートの</text:span><text:span text:style-name="T7">HTML</text:span><text:span text:style-name="T7">の</text:span><text:span text:style-name="T7">DOM</text:span><text:span text:style-name="T7">を取得して返す。</text:span></text:p><text:p text:style-name="P39"><text:span text:style-name="T7">引数：</text:span><text:span text:style-name="T7">String domPath:</text:span><text:span text:style-name="T7">テンプレートの</text:span><text:span text:style-name="T7">HTML</text:span><text:span text:style-name="T7">ファイルを要求する先。</text:span></text:p><text:p text:style-name="P31"><text:span text:style-name="T7">:Object map:</text:span><text:span text:style-name="T7">サーバへ渡す値の連想配列。</text:span></text:p><text:p text:style-name="P28"><text:span text:style-name="T7">戻り値：なし</text:span></text:p><text:p text:style-name="P28"><text:span text:style-name="T7"/></text:p><text:p text:style-name="P40"><text:span text:style-name="T7">変数</text:span><text:span text:style-name="T7">:var tmp:</text:span><text:span text:style-name="T7">一時的に取得した</text:span><text:span text:style-name="T7">DOM</text:span><text:span text:style-name="T7">要素を格納する</text:span><text:span text:style-name="T7"><text:tab/></text:span><text:span text:style-name="T7">変数。</text:span></text:p><text:p text:style-name="P31"><text:span text:style-name="T7">this.dom:createTag</text:span><text:span text:style-name="T7">クラスのメンバ。取得した</text:span><text:span text:style-name="T7">DOM</text:span><text:span text:style-name="T7">の要素を格納する。</text:span></text:p></draw:text-box></draw:frame><draw:custom-shape draw:style-name="gr26" draw:text-style-name="P19" svg:width="0.93cm" svg:height="0.789cm" svg:x="9.507cm" svg:y="0.787cm"><text:p text:style-name="P19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7" svg:x1="9.906cm" svg:y1="1.501cm" svg:x2="9.906cm" svg:y2="2.24cm"><text:p/></draw:line><draw:custom-shape draw:style-name="gr27" draw:text-style-name="P41" svg:width="0.99cm" svg:height="1.001cm" svg:x="9.382cm" svg:y="21.915cm"><text:p text:style-name="P17"><text:span text:style-name="T11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24" svg:width="5.035cm" svg:height="1.86cm" svg:x="7.385cm" svg:y="2.24cm"><text:p text:style-name="P33"><text:span text:style-name="T7">一時的に値を保存する変数</text:span><text:span text:style-name="T7">tmp</text:span></text:p><text:p text:style-name="P33"><text:span text:style-name="T7">を宣言する。</text:span></text:p><text:p text:style-name="P33"><text:span text:style-name="T7">var tmp;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9.907cm" svg:y1="4.099cm" svg:x2="9.907cm" svg:y2="5.168cm"><text:p/></draw:line><draw:line draw:style-name="gr3" draw:text-style-name="P17" svg:x1="9.959cm" svg:y1="6.491cm" svg:x2="9.959cm" svg:y2="7.95cm"><text:p/></draw:line><draw:line draw:style-name="gr3" draw:text-style-name="P17" svg:x1="9.89cm" svg:y1="10.449cm" svg:x2="9.89cm" svg:y2="11.652cm"><text:p/></draw:line><draw:custom-shape draw:style-name="gr22" draw:text-style-name="P37" svg:width="6.188cm" svg:height="2.511cm" svg:x="6.77cm" svg:y="7.939cm"><text:p text:style-name="P24"><text:span text:style-name="T10">DOM</text:span><text:span text:style-name="T10">の取得に成功した。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23" svg:width="0.602cm" svg:height="0.627cm" svg:x="11.388cm" svg:y="10.433cm"><draw:text-box><text:p>Y</text:p></draw:text-box></draw:frame><draw:frame draw:style-name="gr23" svg:width="0.602cm" svg:height="0.627cm" svg:x="13.905cm" svg:y="8.19cm"><draw:text-box><text:p>N</text:p></draw:text-box></draw:frame><draw:custom-shape draw:style-name="gr21" draw:text-style-name="P24" svg:width="5.035cm" svg:height="1.86cm" svg:x="7.385cm" svg:y="5.069cm"><text:p text:style-name="P33"><text:span text:style-name="T7">Ajax</text:span><text:span text:style-name="T7">通信で</text:span><text:span text:style-name="T7">DOM</text:span></text:p><text:p text:style-name="P33"><text:span text:style-name="T7">を取得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24" svg:width="5.035cm" svg:height="1.86cm" svg:x="7.385cm" svg:y="11.559cm"><text:p text:style-name="P33"><text:span text:style-name="T7">取得した</text:span><text:span text:style-name="T7">DOM</text:span><text:span text:style-name="T7">の要素を</text:span></text:p><text:p text:style-name="P33"><text:span text:style-name="T7">tmp</text:span><text:span text:style-name="T7">に一時保存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7" svg:x1="9.89cm" svg:y1="13.35cm" svg:x2="9.89cm" svg:y2="14.802cm"><text:p/></draw:line><draw:custom-shape draw:style-name="gr24" draw:text-style-name="P36" svg:width="3.663cm" svg:height="1.86cm" svg:x="12.885cm" svg:y="11.559cm"><text:p text:style-name="P35"><text:span text:style-name="T9">エラーのダイアログ</text:span></text:p><text:p text:style-name="P35"><text:span text:style-name="T9">を出す。</text:span></text:p><draw:enhanced-geometry svg:viewBox="0 0 21600 21600" draw:glue-points="10800 0 0 10800 10800 21600 21600 10800" draw:type="flowchart-process" draw:enhanced-path="M 0 0 L 21600 0 21600 21600 0 21600 0 0 Z N"/></draw:custom-shape><draw:polyline draw:style-name="gr10" draw:text-style-name="P17" svg:width="1.923cm" svg:height="2.37cm" svg:x="12.958cm" svg:y="9.188cm" svg:viewBox="0 0 1924 2371" draw:points="0,0 1924,0 1924,2371"><text:p/></draw:polyline><draw:polyline draw:style-name="gr10" draw:text-style-name="P17" svg:width="0.551cm" svg:height="4.991cm" draw:transform="rotate (-1.5707963267949) translate (14.8819305555556cm 13.37725cm)" svg:viewBox="0 0 552 4992" draw:points="0,0 552,0 552,4992"><text:p/></draw:polyline><draw:custom-shape draw:style-name="gr22" draw:text-style-name="P34" svg:width="6.188cm" svg:height="2.511cm" svg:x="6.77cm" svg:y="14.788cm"><text:p text:style-name="P33"><text:span text:style-name="T8">this.dom</text:span><text:span text:style-name="T8">が空であれば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7" svg:x1="9.89cm" svg:y1="17.298cm" svg:x2="9.89cm" svg:y2="18.501cm"><text:p/></draw:line><draw:frame draw:style-name="gr23" svg:width="0.602cm" svg:height="0.627cm" svg:x="11.409cm" svg:y="17.044cm"><draw:text-box><text:p>Y</text:p></draw:text-box></draw:frame><draw:polyline draw:style-name="gr10" draw:text-style-name="P17" svg:width="1.923cm" svg:height="2.37cm" svg:x="12.958cm" svg:y="16.051cm" svg:viewBox="0 0 1924 2371" draw:points="0,0 1924,0 1924,2371"><text:p/></draw:polyline><draw:custom-shape draw:style-name="gr21" draw:text-style-name="P24" svg:width="5.035cm" svg:height="1.86cm" svg:x="7.385cm" svg:y="18.434cm"><text:p text:style-name="P33"><text:span text:style-name="T7">this.dom</text:span><text:span text:style-name="T7">に</text:span><text:span text:style-name="T7">tmp</text:span><text:span text:style-name="T7">の</text:span><text:span text:style-name="T7">HTML</text:span><text:span text:style-name="T7">文字</text:span></text:p><text:p text:style-name="P33"><text:span text:style-name="T7">列を</text:span><text:span text:style-name="T7">jQuery</text:span><text:span text:style-name="T7">オブジェクトに</text:span></text:p><text:p text:style-name="P33"><text:span text:style-name="T7">変換して格納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4" draw:text-style-name="P24" svg:width="3.663cm" svg:height="1.86cm" svg:x="12.885cm" svg:y="18.434cm"><text:p text:style-name="P33"><text:span text:style-name="T7">this.dom</text:span><text:span text:style-name="T7">に</text:span><text:span text:style-name="T7">DOM</text:span><text:span text:style-name="T7">要素を</text:span></text:p><text:p text:style-name="P33"><text:span text:style-name="T7">追加する。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23" svg:width="0.602cm" svg:height="0.627cm" svg:x="13.884cm" svg:y="15.427cm"><draw:text-box><text:p>N</text:p></draw:text-box></draw:frame><draw:polyline draw:style-name="gr10" draw:text-style-name="P17" svg:width="0.549cm" svg:height="4.991cm" draw:transform="rotate (-1.5707963267949) translate (14.8819305555556cm 20.2944583333333cm)" svg:viewBox="0 0 550 4992" draw:points="0,0 550,0 550,4992"><text:p/></draw:polyline><draw:line draw:style-name="gr3" draw:text-style-name="P17" svg:x1="9.89cm" svg:y1="20.294cm" svg:x2="9.89cm" svg:y2="21.843cm"><text:p/></draw:line></draw:g></text:p>
      <text:p text:style-name="P3"><text:soft-page-break/><draw:g text:anchor-type="as-char" draw:z-index="3" draw:style-name="gr25"><draw:frame draw:style-name="gr28" draw:text-style-name="P28" svg:width="6.751cm" svg:height="9.349cm" svg:x="0cm" svg:y="0.24cm"><draw:text-box><text:p text:style-name="P28"><text:span text:style-name="T7">Fig3</text:span></text:p><text:p text:style-name="P28"><text:span text:style-name="T7">関数名：</text:span><text:span text:style-name="T7">outputTag</text:span></text:p><text:p text:style-name="P29"><text:span text:style-name="T7">概要：キーからパーツを作り配置する。</text:span></text:p><text:p text:style-name="P30"><text:span text:style-name="T7">引数：</text:span><text:span text:style-name="T7">String key:JSON</text:span><text:span text:style-name="T7">のキー。</text:span></text:p><text:p text:style-name="P31"><text:span text:style-name="T7">String domNodeName:HTML</text:span><text:span text:style-name="T7">のパーツ名。</text:span></text:p><text:p text:style-name="P31"><text:span text:style-name="T7">String appendTo:DOM</text:span><text:span text:style-name="T7">の追加先。</text:span></text:p><text:p text:style-name="P28"><text:span text:style-name="T7">戻り値：なし</text:span></text:p><text:p text:style-name="P28"><text:span text:style-name="T7"/></text:p><text:p text:style-name="P40"><text:span text:style-name="T7">変数</text:span><text:span text:style-name="T7">:var tag:</text:span><text:span text:style-name="T7">作成したタグを格納する変数。</text:span></text:p></draw:text-box></draw:frame><draw:line draw:style-name="gr3" draw:text-style-name="P16" svg:x1="10.34cm" svg:y1="1.106cm" svg:x2="10.34cm" svg:y2="1.729cm"><text:p/></draw:line><draw:custom-shape draw:style-name="gr29" draw:text-style-name="P43" svg:width="6.1cm" svg:height="1.151cm" svg:x="7.23cm" svg:y="1.713cm"><text:p text:style-name="P42"><text:span text:style-name="T12">domNodeName</text:span><text:span text:style-name="T12">が</text:span><text:span text:style-name="T12">undefined(</text:span><text:span text:style-name="T12">未入力</text:span><text:span text:style-name="T12">)</text:span><text:span text:style-name="T12">で</text:span></text:p><text:p text:style-name="P42"><text:span text:style-name="T12">あれば、キー名を</text:span><text:span text:style-name="T12">domNodeName</text:span><text:span text:style-name="T12">にする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4" draw:text-style-name="P17" svg:x1="6.749cm" svg:y1="0cm" svg:x2="6.749cm" svg:y2="25.656cm"><text:p/></draw:line><draw:custom-shape draw:style-name="gr5" draw:text-style-name="P19" svg:width="0.966cm" svg:height="1.001cm" svg:x="9.841cm" svg:y="0.106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2.701cm" svg:height="2.469cm" svg:x="13.454cm" svg:y="14.344cm" svg:viewBox="0 0 2702 2470" draw:points="0,0 2702,0 2702,2470"><text:p/></draw:polyline><draw:g draw:style-name="gr7"><draw:custom-shape draw:style-name="gr12" draw:text-style-name="P24" svg:width="6.317cm" svg:height="2.486cm" svg:x="7.214cm" svg:y="3.487cm"><text:p text:style-name="P24">this.getMapNode(key);</text:p><text:p text:style-name="P24"/><text:p text:style-name="P24"/><text:p text:style-name="P24">JSONの先頭のキーの連想配列</text:p><text:p text:style-name="P24">を取得する。</text:p><text:p text:style-name="P24"/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5" draw:text-style-name="P17" svg:x1="7.943cm" svg:y1="4.634cm" svg:x2="12.773cm" svg:y2="4.634cm"><text:p/></draw:line><draw:frame draw:style-name="gr14" draw:text-style-name="P27" svg:width="0.99cm" svg:height="0.592cm" svg:x="12.589cm" svg:y="6.14cm"><draw:text-box><text:p text:style-name="P26"><text:span text:style-name="T6">fig5</text:span></text:p></draw:text-box></draw:frame></draw:g><draw:g draw:style-name="gr7"><draw:custom-shape draw:style-name="gr12" draw:text-style-name="P24" svg:width="6.317cm" svg:height="2.486cm" svg:x="7.214cm" svg:y="6.731cm"><text:p text:style-name="P24">this.getDomNode(domNodeName);</text:p><text:p text:style-name="P24"/><text:p text:style-name="P24"/><text:p text:style-name="P24"/><text:p text:style-name="P24">DOMパーツの先頭を取得する。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5" draw:text-style-name="P17" svg:x1="7.943cm" svg:y1="7.878cm" svg:x2="12.773cm" svg:y2="7.878cm"><text:p/></draw:line><draw:frame draw:style-name="gr14" draw:text-style-name="P27" svg:width="0.99cm" svg:height="0.592cm" svg:x="12.589cm" svg:y="9.384cm"><draw:text-box><text:p text:style-name="P26"><text:span text:style-name="T6">fig6</text:span></text:p></draw:text-box></draw:frame></draw:g><draw:g draw:style-name="gr7"><draw:custom-shape draw:style-name="gr12" draw:text-style-name="P24" svg:width="6.317cm" svg:height="2.486cm" svg:x="7.214cm" svg:y="9.977cm"><text:p text:style-name="P24">this.createTag(mapNode, domNode);</text:p><text:p text:style-name="P24"/><text:p text:style-name="P24"/><text:p text:style-name="P24">createTagでキーに対応した</text:p><text:p text:style-name="P24">HTMLのパーツを作成し、変数tag</text:p><text:p text:style-name="P24">に格納する。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5" draw:text-style-name="P17" svg:x1="7.943cm" svg:y1="11.124cm" svg:x2="12.773cm" svg:y2="11.124cm"><text:p/></draw:line><draw:frame draw:style-name="gr14" draw:text-style-name="P27" svg:width="0.99cm" svg:height="0.592cm" svg:x="12.589cm" svg:y="12.629cm"><draw:text-box><text:p text:style-name="P26"><text:span text:style-name="T6">fig4</text:span></text:p></draw:text-box></draw:frame></draw:g><draw:line draw:style-name="gr3" draw:text-style-name="P16" svg:x1="10.34cm" svg:y1="2.93cm" svg:x2="10.34cm" svg:y2="3.553cm"><text:p/></draw:line><draw:line draw:style-name="gr3" draw:text-style-name="P16" svg:x1="10.34cm" svg:y1="5.914cm" svg:x2="10.335cm" svg:y2="6.731cm"><text:p/></draw:line><draw:line draw:style-name="gr3" draw:text-style-name="P16" svg:x1="10.34cm" svg:y1="9.216cm" svg:x2="10.335cm" svg:y2="10.033cm"><text:p/></draw:line><draw:custom-shape draw:style-name="gr30" draw:text-style-name="P20" svg:width="6.188cm" svg:height="2.511cm" svg:x="7.265cm" svg:y="13.095cm"><text:p text:style-name="P20">パーツの作成に成功したなら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6" svg:x1="10.34cm" svg:y1="12.367cm" svg:x2="10.335cm" svg:y2="13.184cm"><text:p/></draw:line><draw:custom-shape draw:style-name="gr31" draw:text-style-name="P43" svg:width="3.858cm" svg:height="1.154cm" svg:x="12.785cm" svg:y="16.813cm"><text:p text:style-name="P44"><text:span text:style-name="T13">失敗のメッセージダイアログ</text:span></text:p><text:p text:style-name="P44"><text:span text:style-name="T13">を出す。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6" svg:x1="16.161cm" svg:y1="17.895cm" svg:x2="16.161cm" svg:y2="21.707cm"><text:p/></draw:line><draw:custom-shape draw:style-name="gr30" draw:text-style-name="P20" svg:width="6.188cm" svg:height="2.511cm" svg:x="7.265cm" svg:y="17.339cm"><text:p text:style-name="P20">appendToが入力されていれば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6" svg:x1="10.34cm" svg:y1="15.524cm" svg:x2="10.328cm" svg:y2="17.464cm"><text:p/></draw:line><draw:line draw:style-name="gr3" draw:text-style-name="P16" svg:x1="10.34cm" svg:y1="19.766cm" svg:x2="10.328cm" svg:y2="21.706cm"><text:p/></draw:line><draw:custom-shape draw:style-name="gr5" draw:text-style-name="P19" svg:width="0.966cm" svg:height="1.001cm" svg:x="9.841cm" svg:y="21.706cm"><text:p text:style-name="P1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9" svg:width="0.966cm" svg:height="1.001cm" svg:x="15.656cm" svg:y="21.706cm"><text:p text:style-name="P18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0.782cm" svg:height="3.093cm" svg:x="13.453cm" svg:y="18.613cm" svg:viewBox="0 0 783 3094" draw:points="0,0 783,0 783,3094"><text:p/></draw:polyline><draw:custom-shape draw:style-name="gr5" draw:text-style-name="P19" svg:width="0.966cm" svg:height="1.001cm" svg:x="13.802cm" svg:y="21.706cm"><text:p text:style-name="P1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4" draw:style-name="gr25"><draw:frame draw:style-name="gr28" draw:text-style-name="P28" svg:width="6.751cm" svg:height="9.349cm" svg:x="0cm" svg:y="0.24cm"><draw:text-box><text:p text:style-name="P28"><text:span text:style-name="T7">Fig3 2</text:span><text:span text:style-name="T7">ページ目</text:span></text:p></draw:text-box></draw:frame><draw:line draw:style-name="gr4" draw:text-style-name="P17" svg:x1="6.749cm" svg:y1="0cm" svg:x2="6.749cm" svg:y2="25.656cm"><text:p/></draw:line><draw:line draw:style-name="gr3" draw:text-style-name="P16" svg:x1="10.34cm" svg:y1="1.67cm" svg:x2="10.328cm" svg:y2="3.61cm"><text:p/></draw:line><draw:custom-shape draw:style-name="gr5" draw:text-style-name="P19" svg:width="0.966cm" svg:height="1.001cm" svg:x="9.841cm" svg:y="0.626cm"><text:p text:style-name="P1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9" svg:width="0.966cm" svg:height="1.001cm" svg:x="15.656cm" svg:y="0.626cm"><text:p text:style-name="P18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9" svg:width="0.966cm" svg:height="1.001cm" svg:x="13.832cm" svg:y="0.626cm"><text:p text:style-name="P1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6" svg:x1="14.337cm" svg:y1="1.545cm" svg:x2="14.337cm" svg:y2="5.482cm"><text:p/></draw:line><draw:custom-shape draw:style-name="gr32" draw:text-style-name="P45" svg:width="4.493cm" svg:height="1.151cm" svg:x="8.103cm" svg:y="3.611cm"><text:p text:style-name="P45"><text:span text:style-name="T14">append</text:span><text:span text:style-name="T14">で、作成したタグを</text:span></text:p><text:p text:style-name="P45"><text:span text:style-name="T14">appendTo</text:span><text:span text:style-name="T14">に追加する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2" draw:text-style-name="P45" svg:width="4.493cm" svg:height="1.151cm" svg:x="11.349cm" svg:y="5.456cm"><text:p text:style-name="P45"><text:span text:style-name="T14">append</text:span><text:span text:style-name="T14">で作成したタグ</text:span></text:p><text:p text:style-name="P45"><text:span text:style-name="T14">を</text:span><text:span text:style-name="T14">main</text:span><text:span text:style-name="T14">に追加する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19" svg:width="0.966cm" svg:height="1.001cm" svg:x="9.841cm" svg:y="10.347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6" svg:x1="10.34cm" svg:y1="4.761cm" svg:x2="10.351cm" svg:y2="10.347cm"><text:p/></draw:line><draw:polyline draw:style-name="gr10" draw:text-style-name="P17" svg:width="0.549cm" svg:height="4.003cm" draw:transform="rotate (-1.5707963267949) translate (14.3439444444444cm 6.68008333333331cm)" svg:viewBox="0 0 550 4004" draw:points="0,0 550,0 550,4004"><text:p/></draw:polyline><draw:polyline draw:style-name="gr10" draw:text-style-name="P17" svg:width="6.821cm" svg:height="5.75cm" draw:transform="rotate (-1.5707963267949) translate (16.0901944444444cm 1.61419444444403cm)" svg:viewBox="0 0 6822 5751" draw:points="0,0 6822,0 6822,5751"><text:p/></draw:polyline></draw:g></text:p>
      <text:p text:style-name="P14"><draw:g text:anchor-type="as-char" svg:y="-12.829cm" draw:z-index="26" draw:style-name="gr1"><draw:frame draw:style-name="gr28" draw:text-style-name="P28" svg:width="6.751cm" svg:height="9.349cm" svg:x="0cm" svg:y="0.24cm"><draw:text-box><text:p text:style-name="P28"><text:span text:style-name="T7">Fig4</text:span></text:p><text:p text:style-name="P28"><text:span text:style-name="T7">関数名：</text:span><text:span text:style-name="T7">createTag</text:span></text:p><text:p text:style-name="P29"><text:span text:style-name="T7">概要：</text:span><text:span text:style-name="T7">JSON</text:span><text:span text:style-name="T7">連想配列のキーからタグに値を格納する。</text:span></text:p><text:p text:style-name="P67"><text:span text:style-name="T7">引数：</text:span><text:span text:style-name="T7">Object curMapNode:</text:span><text:span text:style-name="T7">現在さしているオブジェクト</text:span></text:p><text:p text:style-name="P55"><text:span text:style-name="T7">Element curDomNode:</text:span><text:span text:style-name="T7">現在さしている</text:span><text:span text:style-name="T7">DOM</text:span><text:span text:style-name="T7">のノード</text:span></text:p><text:p text:style-name="P68"><text:span text:style-name="T7">戻り値：</text:span><text:span text:style-name="T7">Element:</text:span><text:span text:style-name="T7">作成した</text:span><text:span text:style-name="T7">HTML</text:span><text:span text:style-name="T7">のパーツを返す</text:span></text:p><text:p text:style-name="P28"><text:span text:style-name="T7"/></text:p><text:p text:style-name="P40"><text:span text:style-name="T7">変数</text:span><text:span text:style-name="T7">:var mapNode:</text:span><text:span text:style-name="T7">現在さすオブジェクトのキーに対する値</text:span></text:p><text:p text:style-name="P69"><text:span text:style-name="T7">var attribute:DOM</text:span><text:span text:style-name="T7">の属性の値</text:span></text:p><text:p text:style-name="P69"><text:span text:style-name="T7">var domNode:curDomNode</text:span><text:span text:style-name="T7">の子となる要素</text:span></text:p></draw:text-box></draw:frame><draw:line draw:style-name="gr3" draw:text-style-name="P16" svg:x1="10.174cm" svg:y1="1.106cm" svg:x2="10.174cm" svg:y2="1.729cm"><text:p/></draw:line><draw:line draw:style-name="gr4" draw:text-style-name="P17" svg:x1="6.749cm" svg:y1="0cm" svg:x2="6.749cm" svg:y2="25.656cm"><text:p/></draw:line><draw:custom-shape draw:style-name="gr5" draw:text-style-name="P19" svg:width="0.966cm" svg:height="1.001cm" svg:x="9.675cm" svg:y="0.106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0" svg:width="6.118cm" svg:height="2.511cm" svg:x="7.17cm" svg:y="1.737cm"><text:p text:style-name="P20">マップ、DOMが取得できていなかったら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polyline draw:style-name="gr10" draw:text-style-name="P17" svg:width="1.373cm" svg:height="1.996cm" svg:x="13.288cm" svg:y="2.987cm" svg:viewBox="0 0 1374 1997" draw:points="0,0 1374,0 1374,1997"><text:p/></draw:polyline><draw:custom-shape draw:style-name="gr86" draw:text-style-name="P45" svg:width="4.102cm" svg:height="1.151cm" svg:x="12.677cm" svg:y="4.983cm"><text:p text:style-name="P45"><text:span text:style-name="T14">処理を終える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174cm" svg:y1="4.257cm" svg:x2="10.144cm" svg:y2="6.855cm"><text:p/></draw:line><draw:custom-shape draw:style-name="gr87" draw:text-style-name="P45" svg:width="5.102cm" svg:height="1.151cm" svg:x="7.56cm" svg:y="8.825cm"><text:p text:style-name="P45">mapNodeの内容をcurMapNode内</text:p><text:p text:style-name="P45">のmapNodeの参照に切り替え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174cm" svg:y1="8.177cm" svg:x2="10.165cm" svg:y2="8.904cm"><text:p/></draw:line><draw:g draw:style-name="gr7"><draw:custom-shape draw:style-name="gr87" draw:text-style-name="P71" svg:width="5.102cm" svg:height="1.151cm" svg:x="7.56cm" svg:y="10.483cm"><text:p text:style-name="P70"><text:span text:style-name="T3">var attribute = false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174cm" svg:y1="9.835cm" svg:x2="10.165cm" svg:y2="10.562cm"><text:p/></draw:line></draw:g><draw:g draw:style-name="gr7"><draw:custom-shape draw:style-name="gr87" draw:text-style-name="P71" svg:width="5.102cm" svg:height="1.151cm" svg:x="7.56cm" svg:y="15.341cm"><text:p text:style-name="P70"><text:span text:style-name="T3">curDomNode</text:span><text:span text:style-name="T3">にテキストを</text:span></text:p><text:p text:style-name="P70"><text:span text:style-name="T3">text</text:span><text:span text:style-name="T3">メソッドで追加する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174cm" svg:y1="14.693cm" svg:x2="10.165cm" svg:y2="15.42cm"><text:p/></draw:line></draw:g><draw:line draw:style-name="gr3" draw:text-style-name="P16" svg:x1="10.174cm" svg:y1="11.552cm" svg:x2="10.165cm" svg:y2="12.279cm"><text:p/></draw:line><draw:line draw:style-name="gr3" draw:text-style-name="P16" svg:x1="10.174cm" svg:y1="21.405cm" svg:x2="10.16cm" svg:y2="22.578cm"><text:p/></draw:line><draw:custom-shape draw:style-name="gr5" draw:text-style-name="P19" svg:width="0.966cm" svg:height="1.001cm" svg:x="9.675cm" svg:y="22.576cm"><text:p text:style-name="P1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6" svg:x1="14.679cm" svg:y1="6.133cm" svg:x2="14.649cm" svg:y2="7.354cm"><text:p/></draw:line><draw:custom-shape draw:style-name="gr5" draw:text-style-name="P19" svg:width="0.966cm" svg:height="1.001cm" svg:x="14.275cm" svg:y="7.228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88" svg:width="5.894cm" svg:height="1.324cm" svg:x="7.223cm" svg:y="6.854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89" draw:text-style-name="P28" svg:width="2.938cm" svg:height="1.431cm" svg:x="8.717cm" svg:y="6.854cm"><draw:text-box><text:p><text:span text:style-name="T7"/></text:p><text:p><text:span text:style-name="T7">連想配列に子がいる限りループする。</text:span></text:p><text:p><text:span text:style-name="T7">key in curMapNode</text:span></text:p></draw:text-box></draw:frame></draw:g><draw:custom-shape draw:style-name="gr90" draw:text-style-name="P20" svg:width="6.12cm" svg:height="2.514cm" svg:x="7.17cm" svg:y="17.463cm"><text:p text:style-name="P23"><text:span text:style-name="T4">キーが</text:span><text:span text:style-name="T4">html</text:span><text:span text:style-name="T4">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87" draw:text-style-name="P71" svg:width="5.102cm" svg:height="1.151cm" svg:x="7.56cm" svg:y="20.481cm"><text:p text:style-name="P70"><text:span text:style-name="T3">curDomNode</text:span><text:span text:style-name="T3">にテキストを</text:span></text:p><text:p text:style-name="P70"><text:span text:style-name="T3">html</text:span><text:span text:style-name="T3">メソッドで追加する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174cm" svg:y1="19.833cm" svg:x2="10.165cm" svg:y2="20.56cm"><text:p/></draw:line></draw:g><draw:line draw:style-name="gr3" draw:text-style-name="P16" svg:x1="10.174cm" svg:y1="16.491cm" svg:x2="10.16cm" svg:y2="17.664cm"><text:p/></draw:line><draw:polyline draw:style-name="gr10" draw:text-style-name="P17" svg:width="4.732cm" svg:height="3.368cm" svg:x="10.112cm" svg:y="13.469cm" svg:viewBox="0 0 4733 3369" draw:points="3113,0 4733,0 4733,3369 0,3369"><text:p/></draw:polyline><draw:polyline draw:style-name="gr10" draw:text-style-name="P17" svg:width="4.732cm" svg:height="3.368cm" svg:x="10.112cm" svg:y="18.71cm" svg:viewBox="0 0 4733 3369" draw:points="3113,0 4733,0 4733,3369 0,3369"><text:p/></draw:polyline><draw:frame draw:style-name="gr11" svg:width="0.602cm" svg:height="0.627cm" svg:x="12.247cm" svg:y="14.342cm"><draw:text-box><text:p>Y</text:p></draw:text-box></draw:frame><draw:frame draw:style-name="gr11" svg:width="0.602cm" svg:height="0.627cm" svg:x="13.496cm" svg:y="12.344cm"><draw:text-box><text:p>N</text:p></draw:text-box></draw:frame><draw:frame draw:style-name="gr11" svg:width="0.602cm" svg:height="0.627cm" svg:x="12.247cm" svg:y="14.342cm"><draw:text-box><text:p>Y</text:p></draw:text-box></draw:frame><draw:frame draw:style-name="gr11" svg:width="0.602cm" svg:height="0.627cm" svg:x="13.496cm" svg:y="12.344cm"><draw:text-box><text:p>N</text:p></draw:text-box></draw:frame><draw:frame draw:style-name="gr11" svg:width="0.602cm" svg:height="0.627cm" svg:x="12.247cm" svg:y="19.706cm"><draw:text-box><text:p>Y</text:p></draw:text-box></draw:frame><draw:frame draw:style-name="gr11" svg:width="0.602cm" svg:height="0.627cm" svg:x="13.496cm" svg:y="17.708cm"><draw:text-box><text:p>N</text:p></draw:text-box></draw:frame></draw:g></text:p>
      <text:p text:style-name="P5"><draw:g text:anchor-type="as-char" svg:y="2cm" draw:z-index="27" draw:style-name="gr1"><draw:frame draw:style-name="gr28" draw:text-style-name="P28" svg:width="6.751cm" svg:height="9.349cm" svg:x="0cm" svg:y="0.24cm"><draw:text-box><text:p text:style-name="P28"><text:span text:style-name="T7">Fig4 2</text:span><text:span text:style-name="T7">ページ目</text:span></text:p><text:p text:style-name="P28"><text:span text:style-name="T7"/></text:p></draw:text-box></draw:frame><draw:line draw:style-name="gr3" draw:text-style-name="P16" svg:x1="10.174cm" svg:y1="1.106cm" svg:x2="10.174cm" svg:y2="1.986cm"><text:p/></draw:line><draw:line draw:style-name="gr4" draw:text-style-name="P17" svg:x1="6.749cm" svg:y1="0cm" svg:x2="6.749cm" svg:y2="25.656cm"><text:p/></draw:line><draw:custom-shape draw:style-name="gr5" draw:text-style-name="P19" svg:width="0.966cm" svg:height="1.001cm" svg:x="9.613cm" svg:y="0.002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6" svg:x1="10.113cm" svg:y1="16.464cm" svg:x2="10.104cm" svg:y2="17.191cm"><text:p/></draw:line><draw:polyline draw:style-name="gr10" draw:text-style-name="P17" svg:width="4.732cm" svg:height="3.368cm" svg:x="10.112cm" svg:y="13.469cm" svg:viewBox="0 0 4733 3369" draw:points="3113,0 4733,0 4733,3369 0,3369"><text:p/></draw:polyline><draw:frame draw:style-name="gr11" svg:width="0.602cm" svg:height="0.627cm" svg:x="12.247cm" svg:y="14.342cm"><draw:text-box><text:p>Y</text:p></draw:text-box></draw:frame><draw:frame draw:style-name="gr11" svg:width="0.602cm" svg:height="0.627cm" svg:x="13.496cm" svg:y="12.344cm"><draw:text-box><text:p>N</text:p></draw:text-box></draw:frame><draw:polyline draw:style-name="gr10" draw:text-style-name="P17" svg:width="4.732cm" svg:height="5.615cm" svg:x="10.112cm" svg:y="18.459cm" svg:viewBox="0 0 4733 5616" draw:points="2981,0 4733,0 4733,5616 0,5616"><text:p/></draw:polyline><draw:line draw:style-name="gr3" draw:text-style-name="P16" svg:x1="10.113cm" svg:y1="4.496cm" svg:x2="10.104cm" svg:y2="5.223cm"><text:p/></draw:line><draw:custom-shape draw:style-name="gr6" draw:text-style-name="P20" svg:width="6.118cm" svg:height="2.511cm" svg:x="7.108cm" svg:y="1.986cm"><text:p text:style-name="P20">mapNodeが配列であ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g draw:style-name="gr7"><draw:custom-shape draw:style-name="gr8" draw:text-style-name="P22" svg:width="5.102cm" svg:height="1.153cm" svg:x="7.489cm" svg:y="15.378cm"><text:p text:style-name="P21"><text:span text:style-name="T3">カレントの子</text:span><text:span text:style-name="T3">DOM</text:span><text:span text:style-name="T3">ノードから</text:span><text:span text:style-name="T3">key</text:span></text:p><text:p text:style-name="P21"><text:span text:style-name="T3">を持つ</text:span><text:span text:style-name="T3">DOM</text:span><text:span text:style-name="T3">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104cm" svg:y1="14.73cm" svg:x2="10.095cm" svg:y2="15.457cm"><text:p/></draw:line></draw:g><draw:custom-shape draw:style-name="gr9" draw:text-style-name="P20" svg:width="6.12cm" svg:height="2.511cm" svg:x="7.096cm" svg:y="12.22cm"><text:p text:style-name="P23"><text:span text:style-name="T4">mapNode</text:span><text:span text:style-name="T4">が子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6" svg:x1="10.098cm" svg:y1="16.529cm" svg:x2="10.098cm" svg:y2="17.212cm"><text:p/></draw:line><draw:g draw:style-name="gr7"><draw:custom-shape draw:style-name="gr12" draw:text-style-name="P24" svg:width="6.317cm" svg:height="2.486cm" svg:x="7.108cm" svg:y="5.106cm"><text:p/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3" draw:text-style-name="P25" svg:x1="7.837cm" svg:y1="6.254cm" svg:x2="12.667cm" svg:y2="6.254cm"><text:p text:style-name="P25"><text:span text:style-name="T5">this.createTagArray(key, </text:span></text:p><text:p text:style-name="P25"><text:span text:style-name="T5">mapNode, curDomNode);</text:span></text:p><text:p text:style-name="P25"><text:span text:style-name="T5"/></text:p><text:p text:style-name="P25"><text:span text:style-name="T5">キー名でタグを作成し、その</text:span></text:p><text:p text:style-name="P25"><text:span text:style-name="T5">テキストにキー値をセットする。</text:span></text:p></draw:line><draw:frame draw:style-name="gr14" draw:text-style-name="P27" svg:width="0.99cm" svg:height="0.592cm" svg:x="12.483cm" svg:y="7.759cm"><draw:text-box><text:p text:style-name="P26"><text:span text:style-name="T6">fig7</text:span></text:p></draw:text-box></draw:frame></draw:g><draw:g draw:style-name="gr7"><draw:custom-shape draw:style-name="gr91" draw:text-style-name="P24" svg:width="6.319cm" svg:height="2.488cm" svg:x="6.973cm" svg:y="20.456cm"><text:p text:style-name="P17"><text:span text:style-name="T7">this.createTag(mapNode,</text:span></text:p><text:p text:style-name="P17"><text:span text:style-name="T7"><text:s/></text:span><text:span text:style-name="T7">domNode);</text:span></text:p><text:p text:style-name="P17"><text:span text:style-name="T7"/></text:p><text:p text:style-name="P17"><text:span text:style-name="T7"/></text:p><text:p text:style-name="P17"><text:span text:style-name="T7"/></text:p><text:p text:style-name="P17"><text:span text:style-name="T7">子ノードへ再帰する。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5" draw:text-style-name="P16" svg:x1="7.702cm" svg:y1="21.602cm" svg:x2="12.533cm" svg:y2="21.602cm"><text:p/></draw:line><draw:frame draw:style-name="gr92" draw:text-style-name="P27" svg:width="0.99cm" svg:height="0.336cm" svg:x="12.349cm" svg:y="23.11cm"><draw:text-box><text:p><text:span text:style-name="T6">fig4</text:span></text:p></draw:text-box></draw:frame></draw:g><draw:custom-shape draw:style-name="gr5" draw:text-style-name="P19" svg:width="0.966cm" svg:height="1.001cm" svg:x="9.629cm" svg:y="24.448cm"><text:p text:style-name="P1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0" svg:width="6.12cm" svg:height="2.511cm" svg:x="6.974cm" svg:y="17.198cm"><text:p text:style-name="P23"><text:span text:style-name="T4">domNode</text:span><text:span text:style-name="T4">が</text:span><text:span text:style-name="T4">null</text:span><text:span text:style-name="T4">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6" svg:x1="10.095cm" svg:y1="22.951cm" svg:x2="10.095cm" svg:y2="24.448cm"><text:p/></draw:line><draw:line draw:style-name="gr3" draw:text-style-name="P16" svg:x1="10.113cm" svg:y1="7.592cm" svg:x2="10.058cm" svg:y2="12.22cm"><text:p/></draw:line><draw:polyline draw:style-name="gr10" draw:text-style-name="P17" svg:width="4.732cm" svg:height="6.363cm" svg:x="10.112cm" svg:y="3.235cm" svg:viewBox="0 0 4733 6364" draw:points="3113,0 4733,0 4733,6364 0,6364"><text:p/></draw:polyline><draw:frame draw:style-name="gr11" svg:width="0.602cm" svg:height="0.627cm" svg:x="12.247cm" svg:y="4.235cm"><draw:text-box><text:p>Y</text:p></draw:text-box></draw:frame><draw:frame draw:style-name="gr11" svg:width="0.602cm" svg:height="0.627cm" svg:x="13.496cm" svg:y="2.237cm"><draw:text-box><text:p>N</text:p></draw:text-box></draw:frame><draw:line draw:style-name="gr3" draw:text-style-name="P16" svg:x1="10.095cm" svg:y1="19.708cm" svg:x2="10.095cm" svg:y2="20.581cm"><text:p/></draw:line><draw:frame draw:style-name="gr11" svg:width="0.602cm" svg:height="0.627cm" svg:x="12.247cm" svg:y="19.456cm"><draw:text-box><text:p>Y</text:p></draw:text-box></draw:frame><draw:frame draw:style-name="gr11" svg:width="0.602cm" svg:height="0.627cm" svg:x="13.496cm" svg:y="17.457cm"><draw:text-box><text:p>N</text:p></draw:text-box></draw:frame></draw:g></text:p>
      <text:p text:style-name="P4"><draw:g text:anchor-type="as-char" draw:z-index="8" draw:style-name="gr25"><draw:frame draw:style-name="gr28" draw:text-style-name="P28" svg:width="6.751cm" svg:height="9.349cm" svg:x="0cm" svg:y="0.24cm"><draw:text-box><text:p text:style-name="P28"><text:span text:style-name="T7">Fig4 3</text:span><text:span text:style-name="T7">ページ目</text:span></text:p></draw:text-box></draw:frame><draw:line draw:style-name="gr3" draw:text-style-name="P16" svg:x1="10.104cm" svg:y1="1.106cm" svg:x2="10.104cm" svg:y2="1.986cm"><text:p/></draw:line><draw:line draw:style-name="gr4" draw:text-style-name="P17" svg:x1="6.749cm" svg:y1="0cm" svg:x2="6.749cm" svg:y2="25.656cm"><text:p/></draw:line><draw:custom-shape draw:style-name="gr5" draw:text-style-name="P19" svg:width="0.966cm" svg:height="1.001cm" svg:x="9.638cm" svg:y="0.113cm"><text:p text:style-name="P1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1" svg:width="0.602cm" svg:height="0.627cm" svg:x="12.247cm" svg:y="4.145cm"><draw:text-box><text:p>Y</text:p></draw:text-box></draw:frame><draw:frame draw:style-name="gr11" svg:width="0.602cm" svg:height="0.627cm" svg:x="13.496cm" svg:y="2.147cm"><draw:text-box><text:p>N</text:p></draw:text-box></draw:frame><draw:polyline draw:style-name="gr10" draw:text-style-name="P17" svg:width="4.49cm" svg:height="3.368cm" svg:x="10.194cm" svg:y="3.11cm" svg:viewBox="0 0 4491 3369" draw:points="2954,0 4491,0 4491,3369 0,3369"><text:p/></draw:polyline><draw:line draw:style-name="gr3" draw:text-style-name="P16" svg:x1="10.201cm" svg:y1="9.846cm" svg:x2="10.201cm" svg:y2="12.344cm"><text:p/></draw:line><draw:custom-shape draw:style-name="gr5" draw:text-style-name="P19" svg:width="0.966cm" svg:height="1.001cm" svg:x="9.638cm" svg:y="12.344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37" svg:width="6.12cm" svg:height="2.511cm" svg:x="7.077cm" svg:y="1.847cm"><text:p text:style-name="P51"><text:span text:style-name="T7">curDomNode</text:span><text:span text:style-name="T7">の</text:span><text:span text:style-name="T7">Attribute</text:span><text:span text:style-name="T7">配列から</text:span></text:p><text:p text:style-name="P51"><text:span text:style-name="T7">mapNode</text:span><text:span text:style-name="T7">のキー値を持つノード</text:span></text:p><text:p text:style-name="P51"><text:span text:style-name="T7">を取得できたら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g draw:style-name="gr7"><draw:custom-shape draw:style-name="gr8" draw:text-style-name="P22" svg:width="5.102cm" svg:height="1.153cm" svg:x="7.579cm" svg:y="5.004cm"><text:p text:style-name="P52"><text:span text:style-name="T7">取得したノードに</text:span><text:span text:style-name="T7">mapNode</text:span></text:p><text:p text:style-name="P52"><text:span text:style-name="T7">の値を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194cm" svg:y1="4.357cm" svg:x2="10.185cm" svg:y2="5.084cm"><text:p/></draw:line></draw:g><draw:custom-shape draw:style-name="gr35" draw:text-style-name="P50" svg:width="5.991cm" svg:height="1.08cm" svg:x="7.108cm" svg:y="7.02cm"><text:p/>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g draw:style-name="gr7"><draw:custom-shape draw:style-name="gr8" draw:text-style-name="P22" svg:width="5.102cm" svg:height="1.153cm" svg:x="7.595cm" svg:y="8.747cm"><text:p text:style-name="P52"><text:span text:style-name="T7">curDomNode</text:span><text:span text:style-name="T7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21cm" svg:y1="8.1cm" svg:x2="10.201cm" svg:y2="8.827cm"><text:p/></draw:line></draw:g><draw:line draw:style-name="gr3" draw:text-style-name="P16" svg:x1="10.104cm" svg:y1="6.156cm" svg:x2="10.104cm" svg:y2="7.036cm"><text:p/></draw:line></draw:g></text:p>
      <text:p text:style-name="P1"><draw:g text:anchor-type="as-char" draw:z-index="5" draw:style-name="gr25"><draw:frame draw:style-name="gr28" draw:text-style-name="P28" svg:width="6.248cm" svg:height="9.349cm" svg:x="0cm" svg:y="0.185cm"><draw:text-box><text:p text:style-name="P28"><text:span text:style-name="T7">Fig5</text:span></text:p><text:p text:style-name="P28"><text:span text:style-name="T7">関数名：</text:span><text:span text:style-name="T7">getMapNode</text:span></text:p><text:p text:style-name="P29"><text:span text:style-name="T7">概要：</text:span><text:span text:style-name="T7">JSON</text:span><text:span text:style-name="T7">連想配列の最上階層からキーに対応した値を取り出す。</text:span></text:p><text:p text:style-name="P30"><text:span text:style-name="T7">引数：</text:span><text:span text:style-name="T7">String key:JSON</text:span><text:span text:style-name="T7">のキー</text:span></text:p><text:p text:style-name="P28"><text:span text:style-name="T7">戻り値：</text:span><text:span text:style-name="T7">Object:</text:span><text:span text:style-name="T7">取得した連想配列</text:span></text:p><text:p text:style-name="P28"><text:span text:style-name="T7"/></text:p><text:p text:style-name="P46"><text:span text:style-name="T7">変数</text:span><text:span text:style-name="T7">:this.json:createTag</text:span><text:span text:style-name="T7">クラスのメンバ。</text:span><text:span text:style-name="T7">JSON</text:span><text:span text:style-name="T7">の連想配列を格納している。</text:span></text:p></draw:text-box></draw:frame><draw:line draw:style-name="gr3" draw:text-style-name="P16" svg:x1="11.16cm" svg:y1="1.034cm" svg:x2="11.16cm" svg:y2="1.914cm"><text:p/></draw:line><draw:line draw:style-name="gr4" draw:text-style-name="P16" svg:x1="6.473cm" svg:y1="-0.001cm" svg:x2="6.473cm" svg:y2="25.657cm"><text:p/></draw:line><draw:custom-shape draw:style-name="gr5" draw:text-style-name="P19" svg:width="0.966cm" svg:height="1.001cm" svg:x="10.661cm" svg:y="0.034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48" svg:width="6.1cm" svg:height="1.151cm" svg:x="8.236cm" svg:y="1.886cm"><text:p text:style-name="P47"><text:span text:style-name="T15">クラスのメンバ</text:span><text:span text:style-name="T15">json</text:span><text:span text:style-name="T15">から</text:span></text:p><text:p text:style-name="P47"><text:span text:style-name="T15">キーに応じた連想配列を返す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5" draw:text-style-name="P19" svg:width="0.966cm" svg:height="1.001cm" svg:x="10.661cm" svg:y="3.784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6" svg:x1="11.16cm" svg:y1="3.062cm" svg:x2="11.16cm" svg:y2="3.942cm"><text:p/></draw:line></draw:g></text:p>
      <text:p text:style-name="P1"><draw:g text:anchor-type="as-char" draw:z-index="6" draw:style-name="gr25"><draw:frame draw:style-name="gr28" draw:text-style-name="P28" svg:width="6.487cm" svg:height="9.349cm" svg:x="0cm" svg:y="0.123cm"><draw:text-box><text:p text:style-name="P28"><text:span text:style-name="T7">Fig6</text:span></text:p><text:p text:style-name="P28"><text:span text:style-name="T7">関数名：</text:span><text:span text:style-name="T12">getDomNode</text:span></text:p><text:p text:style-name="P29"><text:span text:style-name="T7">概要：キーに対応する</text:span><text:span text:style-name="T7">HTML</text:span><text:span text:style-name="T7">のパーツを返す。</text:span></text:p><text:p text:style-name="P30"><text:span text:style-name="T7">引数：</text:span><text:span text:style-name="T7">String key:JSON</text:span><text:span text:style-name="T7">のキーの文字列。</text:span><text:span text:style-name="T7">DOM</text:span><text:span text:style-name="T7">のクラス名でもある。</text:span></text:p><text:p text:style-name="P49"><text:span text:style-name="T7">戻り値：</text:span><text:span text:style-name="T7">Element:</text:span><text:span text:style-name="T7">取得した</text:span><text:span text:style-name="T7">DOM</text:span><text:span text:style-name="T7">を返す。</text:span></text:p><text:p text:style-name="P28"><text:span text:style-name="T7"/></text:p><text:p text:style-name="P40"><text:span text:style-name="T7">変数</text:span><text:span text:style-name="T7">:this.dom:createTag</text:span><text:span text:style-name="T7">クラスのメンバ。テンプレートの</text:span><text:span text:style-name="T7">HTML(DOM)</text:span><text:span text:style-name="T7">を格納している。</text:span></text:p></draw:text-box></draw:frame><draw:line draw:style-name="gr4" draw:text-style-name="P17" svg:x1="6.611cm" svg:y1="0cm" svg:x2="6.611cm" svg:y2="25.656cm"><text:p/></draw:line><draw:custom-shape draw:style-name="gr29" draw:text-style-name="P45" svg:width="6.1cm" svg:height="1.151cm" svg:x="7.874cm" svg:y="1.969cm"><text:p text:style-name="P45">メンバのHTMLからキーに対応</text:p><text:p text:style-name="P45">した要素をコピーして返す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855cm" svg:y1="3.118cm" svg:x2="10.855cm" svg:y2="4.118cm"><text:p/></draw:line><draw:line draw:style-name="gr3" draw:text-style-name="P16" svg:x1="10.855cm" svg:y1="1cm" svg:x2="10.855cm" svg:y2="2cm"><text:p/></draw:line><draw:custom-shape draw:style-name="gr5" draw:text-style-name="P19" svg:width="0.966cm" svg:height="1.001cm" svg:x="10.389cm" svg:y="4.113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9" svg:width="0.966cm" svg:height="1.001cm" svg:x="10.389cm" svg:y="0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35" draw:style-name="gr25"><draw:frame draw:style-name="gr2" draw:text-style-name="P15" svg:width="6.374cm" svg:height="9.081cm" svg:x="0.102cm" svg:y="0.256cm"><draw:text-box><text:p><text:span text:style-name="T1">Fig7</text:span></text:p><text:p><text:span text:style-name="T1">関数名：</text:span><text:span text:style-name="T1">createTagArray</text:span></text:p><text:p text:style-name="P78"><text:span text:style-name="T1">概要：リストタイプのタグを配置する。</text:span></text:p><text:p text:style-name="P79"><text:span text:style-name="T1">引数：</text:span><text:span text:style-name="T1">String key:JSON</text:span><text:span text:style-name="T1">のキー</text:span></text:p><text:p text:style-name="P80"><text:span text:style-name="T1">Object mapNode:</text:span><text:span text:style-name="T1">現在さす</text:span><text:span text:style-name="T1">JSON</text:span><text:span text:style-name="T1">の連想配列</text:span></text:p><text:p text:style-name="P80"><text:span text:style-name="T1">Element domNode:</text:span><text:span text:style-name="T1">現在さす</text:span><text:span text:style-name="T1">DOM</text:span><text:span text:style-name="T1">ノード</text:span></text:p><text:p><text:span text:style-name="T1">戻り値：なし</text:span></text:p><text:p><text:span text:style-name="T1"/></text:p><text:p text:style-name="P81"><text:span text:style-name="T1">変数</text:span><text:span text:style-name="T1">:var clones:</text:span><text:span text:style-name="T1">複製する</text:span><text:span text:style-name="T1">DOM</text:span><text:span text:style-name="T1">の個数を格納する。</text:span></text:p><text:p text:style-name="P82"><text:span text:style-name="T1">var childDomNode:</text:span><text:span text:style-name="T1">現在さす</text:span><text:span text:style-name="T1">DOM</text:span><text:span text:style-name="T1">の子ノード</text:span></text:p></draw:text-box></draw:frame><draw:line draw:style-name="gr3" draw:text-style-name="P16" svg:x1="10.22cm" svg:y1="1.002cm" svg:x2="10.22cm" svg:y2="2cm"><text:p/></draw:line><draw:line draw:style-name="gr4" draw:text-style-name="P17" svg:x1="6.6cm" svg:y1="0.002cm" svg:x2="6.6cm" svg:y2="25.658cm"><text:p/></draw:line><draw:custom-shape draw:style-name="gr5" draw:text-style-name="P19" svg:width="0.966cm" svg:height="1.001cm" svg:x="9.74cm" svg:y="0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3" draw:text-style-name="P45" svg:width="5.116cm" svg:height="1.151cm" svg:x="7.71cm" svg:y="2cm"><text:p text:style-name="P45">domNodeのキーの要素を取得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6" draw:text-style-name="P20" svg:width="6.118cm" svg:height="2.511cm" svg:x="7.211cm" svg:y="4.24cm"><text:p text:style-name="P20">引数にnullがあ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polyline draw:style-name="gr10" draw:text-style-name="P17" svg:width="1.373cm" svg:height="1.996cm" svg:x="13.328cm" svg:y="5.49cm" svg:viewBox="0 0 1374 1997" draw:points="0,0 1374,0 1374,1997"><text:p/></draw:polyline><draw:custom-shape draw:style-name="gr86" draw:text-style-name="P45" svg:width="4.102cm" svg:height="1.151cm" svg:x="12.718cm" svg:y="7.486cm"><text:p text:style-name="P45"><text:span text:style-name="T14">処理を終える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15cm" svg:y1="6.759cm" svg:x2="10.183cm" svg:y2="9.486cm"><text:p/></draw:line><draw:custom-shape draw:style-name="gr86" draw:text-style-name="P45" svg:width="4.102cm" svg:height="1.151cm" svg:x="8.102cm" svg:y="9.486cm"><text:p text:style-name="P45"><text:span text:style-name="T14">不足しているタグの個数を</text:span><text:span text:style-name="T14"><text:line-break/></text:span><text:span text:style-name="T14">算出する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4.711cm" svg:y1="8.636cm" svg:x2="14.711cm" svg:y2="9.957cm"><text:p/></draw:line><draw:frame draw:style-name="gr11" svg:width="0.602cm" svg:height="0.627cm" svg:x="12.049cm" svg:y="6.364cm"><draw:text-box><text:p>Y</text:p></draw:text-box></draw:frame><draw:frame draw:style-name="gr11" svg:width="0.602cm" svg:height="0.627cm" svg:x="14.919cm" svg:y="4.867cm"><draw:text-box><text:p>N</text:p></draw:text-box></draw:frame><draw:line draw:style-name="gr3" draw:text-style-name="P16" svg:x1="10.22cm" svg:y1="10.636cm" svg:x2="10.22cm" svg:y2="11.634cm"><text:p/></draw:line><draw:g draw:style-name="gr7"><draw:custom-shape draw:style-name="gr113" draw:text-style-name="P45" svg:width="5.116cm" svg:height="1.151cm" svg:x="7.71cm" svg:y="13.827cm"><text:p text:style-name="P45">1個目のmapNodeの後ろに</text:p><text:p text:style-name="P45">自身のコピーを追加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cm" svg:y1="14.977cm" svg:x2="10.22cm" svg:y2="15.975cm"><text:p/></draw:line></draw:g><draw:g draw:style-name="gr7"><draw:g draw:style-name="gr7"><draw:custom-shape draw:style-name="gr114" svg:width="6.019cm" svg:height="1.433cm" svg:x="7.154cm" svg:y="11.483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15" draw:text-style-name="P58" svg:width="2.999cm" svg:height="2.059cm" svg:x="8.68cm" svg:y="11.483cm"><draw:text-box><text:p text:style-name="P57"><text:span text:style-name="T3">domNode</text:span><text:span text:style-name="T3">を必要な分コピーするまで繰り返す。</text:span></text:p></draw:text-box></draw:frame></draw:g><draw:line draw:style-name="gr3" draw:text-style-name="P16" svg:x1="10.22cm" svg:y1="12.915cm" svg:x2="10.22cm" svg:y2="13.913cm"><text:p/></draw:line></draw:g><draw:custom-shape draw:style-name="gr116" draw:text-style-name="P50" svg:width="5.866cm" svg:height="1.08cm" svg:x="7.154cm" svg:y="15.976cm"><text:p/>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6" svg:x1="10.22cm" svg:y1="16.974cm" svg:x2="10.22cm" svg:y2="17.972cm"><text:p/></draw:line><draw:g draw:style-name="gr7"><draw:g draw:style-name="gr7"><draw:custom-shape draw:style-name="gr117" svg:width="6.019cm" svg:height="1.74cm" svg:x="7.154cm" svg:y="17.972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18" draw:text-style-name="P58" svg:width="2.999cm" svg:height="2.684cm" svg:x="8.68cm" svg:y="17.972cm"><draw:text-box><text:p text:style-name="P57"><text:span text:style-name="T3">mapNode</text:span><text:span text:style-name="T3">の配列分ループする。</text:span></text:p><text:p text:style-name="P57"><text:span text:style-name="T3">var i = 0; i &lt; mapNode.length; i++</text:span></text:p></draw:text-box></draw:frame></draw:g><draw:line draw:style-name="gr3" draw:text-style-name="P16" svg:x1="10.22cm" svg:y1="19.71cm" svg:x2="10.22cm" svg:y2="20.922cm"><text:p/></draw:line></draw:g><draw:custom-shape draw:style-name="gr5" draw:text-style-name="P19" svg:width="0.966cm" svg:height="1.001cm" svg:x="9.74cm" svg:y="20.84cm"><text:p text:style-name="P1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6" svg:x1="0cm" svg:y1="0cm" svg:x2="0cm" svg:y2="1.321cm"><text:p/></draw:line><draw:custom-shape draw:style-name="gr5" draw:text-style-name="P19" svg:width="0.966cm" svg:height="1.001cm" svg:x="14.245cm" svg:y="9.845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6" svg:x1="10.218cm" svg:y1="3.157cm" svg:x2="10.218cm" svg:y2="4.478cm"><text:p/></draw:line></draw:g></text:p>
      <text:p text:style-name="P1"><draw:g text:anchor-type="as-char" svg:y="-14.984cm" draw:z-index="0" draw:style-name="gr1"><draw:frame draw:style-name="gr2" draw:text-style-name="P15" svg:width="6.374cm" svg:height="9.081cm" svg:x="0cm" svg:y="0.256cm"><draw:text-box><text:p><text:span text:style-name="T1">Fig7 2</text:span><text:span text:style-name="T1">ページ目</text:span></text:p><text:p><text:span text:style-name="T1"/></text:p></draw:text-box></draw:frame><draw:line draw:style-name="gr3" draw:text-style-name="P16" svg:x1="10.118cm" svg:y1="1.002cm" svg:x2="10.118cm" svg:y2="2cm"><text:p/></draw:line><draw:line draw:style-name="gr4" draw:text-style-name="P17" svg:x1="6.498cm" svg:y1="0.001cm" svg:x2="6.498cm" svg:y2="25.657cm"><text:p/></draw:line><draw:custom-shape draw:style-name="gr5" draw:text-style-name="P19" svg:width="0.966cm" svg:height="1.001cm" svg:x="9.638cm" svg:y="0cm"><text:p text:style-name="P1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6" svg:x1="10.113cm" svg:y1="4.512cm" svg:x2="10.104cm" svg:y2="5.239cm"><text:p/></draw:line><draw:custom-shape draw:style-name="gr6" draw:text-style-name="P20" svg:width="6.118cm" svg:height="2.511cm" svg:x="7.108cm" svg:y="2.002cm"><text:p text:style-name="P20">mapNode[i]が配列であ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g draw:style-name="gr7"><draw:custom-shape draw:style-name="gr8" draw:text-style-name="P22" svg:width="5.102cm" svg:height="1.153cm" svg:x="7.498cm" svg:y="12.206cm"><text:p text:style-name="P21"><text:span text:style-name="T3">カレントの子</text:span><text:span text:style-name="T3">DOM</text:span><text:span text:style-name="T3">ノードから</text:span><text:span text:style-name="T3">key</text:span></text:p><text:p text:style-name="P21"><text:span text:style-name="T3">を持つ</text:span><text:span text:style-name="T3">DOM</text:span><text:span text:style-name="T3">ノード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113cm" svg:y1="11.558cm" svg:x2="10.104cm" svg:y2="12.285cm"><text:p/></draw:line></draw:g><draw:custom-shape draw:style-name="gr9" draw:text-style-name="P20" svg:width="6.12cm" svg:height="2.511cm" svg:x="7.108cm" svg:y="8.976cm"><text:p text:style-name="P23"><text:span text:style-name="T4">mapNode[i]</text:span><text:span text:style-name="T4">が子であ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6" svg:x1="10.113cm" svg:y1="7.516cm" svg:x2="10.095cm" svg:y2="8.991cm"><text:p/></draw:line><draw:polyline draw:style-name="gr10" draw:text-style-name="P17" svg:width="4.732cm" svg:height="5.077cm" svg:x="10.112cm" svg:y="3.288cm" svg:viewBox="0 0 4733 5078" draw:points="3113,0 4733,0 4733,5078 0,5078"><text:p/></draw:polyline><draw:frame draw:style-name="gr11" svg:width="0.602cm" svg:height="0.627cm" svg:x="12.247cm" svg:y="4.161cm"><draw:text-box><text:p>Y</text:p></draw:text-box></draw:frame><draw:frame draw:style-name="gr11" svg:width="0.602cm" svg:height="0.627cm" svg:x="13.496cm" svg:y="2.163cm"><draw:text-box><text:p>N</text:p></draw:text-box></draw:frame><draw:polyline draw:style-name="gr10" draw:text-style-name="P17" svg:width="4.732cm" svg:height="12.852cm" svg:x="10.112cm" svg:y="10.239cm" svg:viewBox="0 0 4733 12853" draw:points="3113,0 4733,0 4733,12853 0,12853"><text:p/></draw:polyline><draw:line draw:style-name="gr3" draw:text-style-name="P16" svg:x1="10.112cm" svg:y1="16.055cm" svg:x2="10.098cm" svg:y2="17.228cm"><text:p/></draw:line><draw:g draw:style-name="gr7"><draw:custom-shape draw:style-name="gr12" draw:text-style-name="P24" svg:width="6.317cm" svg:height="2.486cm" svg:x="7.108cm" svg:y="5.122cm"><text:p/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3" draw:text-style-name="P25" svg:x1="7.837cm" svg:y1="6.269cm" svg:x2="12.667cm" svg:y2="6.269cm"><text:p text:style-name="P25"><text:span text:style-name="T5">this.createTagArray(key, </text:span></text:p><text:p text:style-name="P25"><text:span text:style-name="T5">mapNode, curDomNode);</text:span></text:p><text:p text:style-name="P25"><text:span text:style-name="T5"/></text:p><text:p text:style-name="P25"><text:span text:style-name="T5">キー名でタグを作成し、その</text:span></text:p><text:p text:style-name="P25"><text:span text:style-name="T5">テキストにキー値をセットする。</text:span></text:p></draw:line><draw:frame draw:style-name="gr14" draw:text-style-name="P27" svg:width="0.99cm" svg:height="0.592cm" svg:x="12.483cm" svg:y="7.775cm"><draw:text-box><text:p text:style-name="P26"><text:span text:style-name="T6">fig7</text:span></text:p></draw:text-box></draw:frame></draw:g><draw:custom-shape draw:style-name="gr9" draw:text-style-name="P20" svg:width="6.12cm" svg:height="2.511cm" svg:x="7.108cm" svg:y="13.951cm"><text:p text:style-name="P23"><text:span text:style-name="T4">domNode</text:span><text:span text:style-name="T4">が</text:span><text:span text:style-name="T4">null</text:span><text:span text:style-name="T4">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6" svg:x1="10.112cm" svg:y1="13.358cm" svg:x2="10.112cm" svg:y2="14.108cm"><text:p/></draw:line><draw:polyline draw:style-name="gr10" draw:text-style-name="P17" svg:width="4.232cm" svg:height="6.113cm" svg:x="10.112cm" svg:y="15.231cm" svg:viewBox="0 0 4233 6114" draw:points="2910,0 4233,0 4233,6114 0,6114"><text:p/></draw:polyline><draw:g draw:style-name="gr7"><draw:custom-shape draw:style-name="gr12" draw:text-style-name="P24" svg:width="6.317cm" svg:height="2.486cm" svg:x="7.108cm" svg:y="17.228cm"><text:p text:style-name="P24">this.createTag(mapNode,</text:p><text:p text:style-name="P24"><text:s/>domNode);</text:p><text:p text:style-name="P24"/><text:p text:style-name="P24"/><text:p text:style-name="P24"/><text:p text:style-name="P24">子ノードへ再帰する。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837cm" svg:y1="18.375cm" svg:x2="12.667cm" svg:y2="18.375cm"><text:p/></draw:line><draw:frame draw:style-name="gr14" draw:text-style-name="P27" svg:width="0.99cm" svg:height="0.592cm" svg:x="12.483cm" svg:y="19.881cm"><draw:text-box><text:p text:style-name="P26"><text:span text:style-name="T6">fig4</text:span></text:p></draw:text-box></draw:frame></draw:g><draw:line draw:style-name="gr3" draw:text-style-name="P16" svg:x1="10.112cm" svg:y1="19.722cm" svg:x2="10.112cm" svg:y2="23.966cm"><text:p/></draw:line><draw:custom-shape draw:style-name="gr5" draw:text-style-name="P19" svg:width="0.966cm" svg:height="1.001cm" svg:x="9.638cm" svg:y="23.962cm"><text:p text:style-name="P1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1" svg:width="0.602cm" svg:height="0.627cm" svg:x="12.247cm" svg:y="11.109cm"><draw:text-box><text:p>Y</text:p></draw:text-box></draw:frame><draw:frame draw:style-name="gr11" svg:width="0.602cm" svg:height="0.627cm" svg:x="13.496cm" svg:y="9.11cm"><draw:text-box><text:p>N</text:p></draw:text-box></draw:frame><draw:frame draw:style-name="gr11" svg:width="0.602cm" svg:height="0.627cm" svg:x="12.247cm" svg:y="16.226cm"><draw:text-box><text:p>Y</text:p></draw:text-box></draw:frame><draw:frame draw:style-name="gr11" svg:width="0.602cm" svg:height="0.627cm" svg:x="13.496cm" svg:y="14.228cm"><draw:text-box><text:p>N</text:p></draw:text-box></draw:frame></draw:g></text:p>
      <text:p text:style-name="P1"><draw:g text:anchor-type="as-char" draw:z-index="7" draw:style-name="gr25"><draw:frame draw:style-name="gr2" draw:text-style-name="P28" svg:width="6.374cm" svg:height="9.081cm" svg:x="0cm" svg:y="0.256cm"><draw:text-box><text:p text:style-name="P28"><text:span text:style-name="T7">Fig7 3</text:span><text:span text:style-name="T7">ページ目</text:span></text:p><text:p text:style-name="P28"><text:span text:style-name="T7"/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4.366cm" svg:height="4.615cm" svg:x="10.118cm" svg:y="3.246cm" svg:viewBox="0 0 4367 4616" draw:points="2748,0 4367,0 4367,4616 0,4616"><text:p/></draw:polyline><draw:custom-shape draw:style-name="gr29" draw:text-style-name="P45" svg:width="6.1cm" svg:height="1.151cm" svg:x="7.137cm" svg:y="5.491cm"><text:p text:style-name="P45">テキストを書き込む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g draw:style-name="gr7"><draw:custom-shape draw:style-name="gr33" draw:text-style-name="P50" svg:width="5.996cm" svg:height="1.084cm" svg:x="7.108cm" svg:y="12.106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6" svg:x1="10.106cm" svg:y1="13.187cm" svg:x2="10.106cm" svg:y2="14.188cm"><text:p/></draw:line></draw:g><draw:g draw:style-name="gr7"><draw:custom-shape draw:style-name="gr34" draw:text-style-name="P20" svg:width="5.815cm" svg:height="2.511cm" svg:x="7.174cm" svg:y="1.997cm"><text:p text:style-name="P20">ただのテキストであ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10.118cm" svg:y1="4.507cm" svg:x2="10.118cm" svg:y2="5.505cm"><text:p/></draw:line></draw:g><draw:frame draw:style-name="gr11" svg:width="0.602cm" svg:height="0.627cm" svg:x="11.365cm" svg:y="3.993cm"><draw:text-box><text:p>Y</text:p></draw:text-box></draw:frame><draw:frame draw:style-name="gr11" svg:width="0.602cm" svg:height="0.627cm" svg:x="14.235cm" svg:y="2.496cm"><draw:text-box><text:p>N</text:p></draw:text-box></draw:frame><draw:line draw:style-name="gr3" draw:text-style-name="P16" svg:x1="10.118cm" svg:y1="6.615cm" svg:x2="10.118cm" svg:y2="9.984cm"><text:p/></draw:line><draw:custom-shape draw:style-name="gr29" draw:text-style-name="P45" svg:width="6.1cm" svg:height="1.151cm" svg:x="7.137cm" svg:y="9.984cm"><text:p text:style-name="P45">domNodeを次に移動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118cm" svg:y1="11.107cm" svg:x2="10.118cm" svg:y2="12.105cm"><text:p/></draw:line><draw:custom-shape draw:style-name="gr5" draw:text-style-name="P19" svg:width="0.966cm" svg:height="1.001cm" svg:x="9.638cm" svg:y="14.101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9" draw:style-name="gr25"><draw:frame draw:style-name="gr2" draw:text-style-name="P28" svg:width="6.374cm" svg:height="9.081cm" svg:x="0cm" svg:y="0.256cm"><draw:text-box><text:p text:style-name="P28"><text:span text:style-name="T7">Fig8</text:span></text:p><text:p text:style-name="P28"><text:span text:style-name="T7">関数名：</text:span><text:span text:style-name="T7">getDomChild</text:span></text:p><text:p text:style-name="P29"><text:span text:style-name="T7">概要：</text:span><text:span text:style-name="T7">DOM</text:span><text:span text:style-name="T7">から子要素の</text:span><text:span text:style-name="T7">DOM</text:span><text:span text:style-name="T7">を取得して返す。</text:span></text:p><text:p text:style-name="P30"><text:span text:style-name="T7">引数：</text:span><text:span text:style-name="T7">String key:JSON</text:span><text:span text:style-name="T7">のキー。子要素のクラスと合致する</text:span></text:p><text:p text:style-name="P53"><text:span text:style-name="T7">Element domNode:</text:span><text:span text:style-name="T7">子要素を取得する元の</text:span><text:span text:style-name="T7">DOM</text:span><text:span text:style-name="T7">ノード</text:span></text:p><text:p text:style-name="P46"><text:span text:style-name="T7">戻り値：</text:span><text:span text:style-name="T7">Element:</text:span><text:span text:style-name="T7">取得した</text:span><text:span text:style-name="T7">DOM</text:span><text:span text:style-name="T7">を返す。</text:span></text:p><text:p text:style-name="P54"><text:span text:style-name="T7"/></text:p><text:p text:style-name="P49"><text:span text:style-name="T7">変数</text:span><text:span text:style-name="T7">:var domNodeReturn:</text:span><text:span text:style-name="T7">取得した</text:span><text:span text:style-name="T7">DOM</text:span><text:span text:style-name="T7">を返すための変数</text:span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4.419cm" svg:height="4.241cm" svg:x="10.176cm" svg:y="11.98cm" svg:viewBox="0 0 4420 4242" draw:points="2801,0 4420,0 4420,4242 0,4242"><text:p/></draw:polyline><draw:custom-shape draw:style-name="gr29" draw:text-style-name="P45" svg:width="6.1cm" svg:height="1.151cm" svg:x="7.137cm" svg:y="2cm"><text:p text:style-name="P45">domNodeの返却用変数</text:p><text:p text:style-name="P45">domNodeReturnを容易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4" draw:text-style-name="P20" svg:width="5.815cm" svg:height="2.511cm" svg:x="7.232cm" svg:y="4.036cm"><text:p text:style-name="P20">子要素の識別子が記述</text:p><text:p text:style-name="P20">されていなけ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10.176cm" svg:y1="6.546cm" svg:x2="10.176cm" svg:y2="7.835cm"><text:p/></draw:line><draw:line draw:style-name="gr3" draw:text-style-name="P16" svg:x1="10.118cm" svg:y1="3.119cm" svg:x2="10.118cm" svg:y2="4.117cm"><text:p/></draw:line><draw:custom-shape draw:style-name="gr36" draw:text-style-name="P45" svg:width="4.479cm" svg:height="1.151cm" svg:x="7.982cm" svg:y="7.835cm"><text:p text:style-name="P45">domNodeの子の階層からkeyの</text:p><text:p text:style-name="P45">クラスを持つノードを取得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16cm" svg:y1="8.985cm" svg:x2="10.216cm" svg:y2="10.731cm"><text:p/></draw:line><draw:polyline draw:style-name="gr10" draw:text-style-name="P17" svg:width="0.8cm" svg:height="1.123cm" svg:x="13.046cm" svg:y="5.241cm" svg:viewBox="0 0 801 1124" draw:points="0,0 801,0 801,1124"><text:p/></draw:polyline><draw:custom-shape draw:style-name="gr37" draw:text-style-name="P45" svg:width="4.529cm" svg:height="1.07cm" svg:x="11.601cm" svg:y="6.364cm"><text:p text:style-name="P45">domNodeの子の階層から指定し</text:p><text:p text:style-name="P45">た属性を持つノードを取得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polyline draw:style-name="gr10" draw:text-style-name="P17" svg:width="2.05cm" svg:height="3.619cm" draw:transform="rotate (-1.5707963267949) translate (13.8465277777778cm 7.43326388888889cm)" svg:viewBox="0 0 2051 3620" draw:points="0,0 2051,0 2051,3620"><text:p/></draw:polyline><draw:custom-shape draw:style-name="gr34" draw:text-style-name="P20" svg:width="5.815cm" svg:height="2.511cm" svg:x="7.232cm" svg:y="10.732cm"><text:p text:style-name="P20">DOMの取得に失敗したら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10.176cm" svg:y1="13.242cm" svg:x2="10.176cm" svg:y2="14.531cm"><text:p/></draw:line><draw:frame draw:style-name="gr11" svg:width="0.602cm" svg:height="0.627cm" svg:x="11.351cm" svg:y="12.853cm"><draw:text-box><text:p>Y</text:p></draw:text-box></draw:frame><draw:frame draw:style-name="gr11" svg:width="0.602cm" svg:height="0.627cm" svg:x="14.22cm" svg:y="11.356cm"><draw:text-box><text:p>N</text:p></draw:text-box></draw:frame><draw:frame draw:style-name="gr11" svg:width="0.602cm" svg:height="0.627cm" svg:x="10.5cm" svg:y="6.486cm"><draw:text-box><text:p>Y</text:p></draw:text-box></draw:frame><draw:frame draw:style-name="gr11" svg:width="0.602cm" svg:height="0.627cm" svg:x="13.245cm" svg:y="4.367cm"><draw:text-box><text:p>N</text:p></draw:text-box></draw:frame><draw:custom-shape draw:style-name="gr38" draw:text-style-name="P45" svg:width="6.114cm" svg:height="1.151cm" svg:x="7.108cm" svg:y="14.476cm"><text:p text:style-name="P45">domNodeの子の階層からkeyの</text:p><text:p text:style-name="P45">タグ名を持つノードを取得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176cm" svg:y1="15.626cm" svg:x2="10.176cm" svg:y2="16.915cm"><text:p/></draw:line><draw:g draw:style-name="gr7"><draw:custom-shape draw:style-name="gr39" draw:text-style-name="P45" svg:width="5.977cm" svg:height="1.151cm" svg:x="7.232cm" svg:y="16.944cm"><text:p text:style-name="P45">domNodeReturnを返す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13cm" svg:y1="18.094cm" svg:x2="10.213cm" svg:y2="19.092cm"><text:p/></draw:line></draw:g><draw:custom-shape draw:style-name="gr5" draw:text-style-name="P19" svg:width="0.966cm" svg:height="1.001cm" svg:x="9.638cm" svg:y="19.091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10" draw:style-name="gr25"><draw:frame draw:style-name="gr2" draw:text-style-name="P28" svg:width="6.374cm" svg:height="9.081cm" svg:x="0cm" svg:y="0.256cm"><draw:text-box><text:p text:style-name="P28"><text:span text:style-name="T7">Fig9</text:span></text:p><text:p text:style-name="P28"><text:span text:style-name="T7">関数名：</text:span><text:span text:style-name="T7">outputNumberingTag</text:span></text:p><text:p text:style-name="P29"><text:span text:style-name="T7">概要：ナンバリングと、それに応じた記事を作る。</text:span></text:p><text:p text:style-name="P30"><text:span text:style-name="T7">引数：</text:span><text:span text:style-name="T7">:String jsonName:</text:span><text:span text:style-name="T7">処理対象となる</text:span><text:span text:style-name="T7">JSON</text:span><text:span text:style-name="T7">のキー名。</text:span></text:p><text:p text:style-name="P55"><text:span text:style-name="T7">int startPage:</text:span><text:span text:style-name="T7">表示する</text:span><text:span text:style-name="T7">1</text:span><text:span text:style-name="T7">つ目のナンバリングの数</text:span></text:p><text:p text:style-name="P55"><text:span text:style-name="T7"><text:s/></text:span><text:span text:style-name="T7">int displayPageMax:</text:span><text:span text:style-name="T7">表示するナンバリングの最大数</text:span></text:p><text:p text:style-name="P55"><text:span text:style-name="T7"><text:s/></text:span><text:span text:style-name="T7">int displayPage:</text:span><text:span text:style-name="T7">表示する記事のページ番号</text:span></text:p><text:p text:style-name="P55"><text:span text:style-name="T7">int pageNum:1</text:span><text:span text:style-name="T7">ページに表示する記事数。</text:span></text:p><text:p text:style-name="P55"><text:span text:style-name="T7">String targetArea:</text:span><text:span text:style-name="T7">記事の追加先のセレクタ。</text:span></text:p><text:p text:style-name="P28"><text:span text:style-name="T7">戻り値：なし</text:span></text:p><text:p text:style-name="P28"><text:span text:style-name="T7"/></text:p><text:p text:style-name="P40"><text:span text:style-name="T7">変数</text:span><text:span text:style-name="T7">:this.numbering:createTag</text:span><text:span text:style-name="T7">クラスのメンバ。ナンバリングを作成するための連想配列が格納される。</text:span></text:p><text:p text:style-name="P40"><text:span text:style-name="T7"/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45" svg:width="6.1cm" svg:height="1.151cm" svg:x="7.137cm" svg:y="2cm"><text:p text:style-name="P45">numberingの内容をクリア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g draw:style-name="gr7"><draw:g draw:style-name="gr7"><draw:custom-shape draw:style-name="gr40" draw:text-style-name="P24" svg:width="6.441cm" svg:height="2.486cm" svg:x="6.983cm" svg:y="4.117cm"><text:p text:style-name="P24">this.createNumbering()</text:p><text:p text:style-name="P24"/><text:p text:style-name="P24"/><text:p text:style-name="P24"/><text:p text:style-name="P24">ナンバリング用のJSONを作る。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726cm" svg:y1="5.263cm" svg:x2="12.651cm" svg:y2="5.263cm"><text:p/></draw:line><draw:frame draw:style-name="gr14" draw:text-style-name="P27" svg:width="1.01cm" svg:height="0.592cm" svg:x="12.464cm" svg:y="6.77cm"><draw:text-box><text:p text:style-name="P26"><text:span text:style-name="T6">fig10</text:span></text:p></draw:text-box></draw:frame></draw:g><draw:line draw:style-name="gr3" draw:text-style-name="P16" svg:x1="10.227cm" svg:y1="6.602cm" svg:x2="10.227cm" svg:y2="7.6cm"><text:p/></draw:line></draw:g><draw:g draw:style-name="gr7"><draw:custom-shape draw:style-name="gr34" draw:text-style-name="P20" svg:width="5.815cm" svg:height="2.511cm" svg:x="7.16cm" svg:y="15.21cm"><text:p text:style-name="P20">ナンバリングのオブジェクトがあ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10.104cm" svg:y1="17.72cm" svg:x2="10.104cm" svg:y2="18.718cm"><text:p/></draw:line></draw:g><draw:line draw:style-name="gr3" draw:text-style-name="P16" svg:x1="10.118cm" svg:y1="3.15cm" svg:x2="10.118cm" svg:y2="4.148cm"><text:p/></draw:line><draw:g draw:style-name="gr7"><draw:custom-shape draw:style-name="gr39" draw:text-style-name="P45" svg:width="5.977cm" svg:height="1.151cm" svg:x="7.123cm" svg:y="7.486cm"><text:p text:style-name="P45">記事を消す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104cm" svg:y1="8.636cm" svg:x2="10.104cm" svg:y2="9.634cm"><text:p/></draw:line></draw:g><draw:g draw:style-name="gr7"><draw:g draw:style-name="gr7"><draw:custom-shape draw:style-name="gr40" draw:text-style-name="P24" svg:width="6.441cm" svg:height="2.486cm" svg:x="6.983cm" svg:y="9.618cm"><text:p text:style-name="P24">outputKeyNumberObject()</text:p><text:p text:style-name="P24"/><text:p text:style-name="P24"/><text:p text:style-name="P24"/><text:p text:style-name="P24">記事を必要な分作る。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726cm" svg:y1="10.766cm" svg:x2="12.651cm" svg:y2="10.766cm"><text:p/></draw:line><draw:frame draw:style-name="gr14" draw:text-style-name="P27" svg:width="1.01cm" svg:height="0.592cm" svg:x="12.464cm" svg:y="12.271cm"><draw:text-box><text:p text:style-name="P26"><text:span text:style-name="T6">fig ex</text:span></text:p></draw:text-box></draw:frame></draw:g><draw:line draw:style-name="gr3" draw:text-style-name="P16" svg:x1="10.227cm" svg:y1="12.104cm" svg:x2="10.227cm" svg:y2="13.102cm"><text:p/></draw:line></draw:g><draw:g draw:style-name="gr7"><draw:custom-shape draw:style-name="gr39" draw:text-style-name="P45" svg:width="5.977cm" svg:height="1.151cm" svg:x="7.123cm" svg:y="13.076cm"><text:p text:style-name="P45">ナンバリングを消す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104cm" svg:y1="14.226cm" svg:x2="10.104cm" svg:y2="15.224cm"><text:p/></draw:line></draw:g><draw:g draw:style-name="gr7"><draw:g draw:style-name="gr7"><draw:custom-shape draw:style-name="gr41" draw:text-style-name="P24" svg:width="6.441cm" svg:height="1.773cm" svg:x="6.983cm" svg:y="18.604cm"><text:p text:style-name="P24">this.outputTag()</text:p><text:p text:style-name="P24"/><text:p text:style-name="P24"/><text:p text:style-name="P24">ナンバリング用Tagを表示する。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726cm" svg:y1="19.422cm" svg:x2="12.651cm" svg:y2="19.422cm"><text:p/></draw:line><draw:frame draw:style-name="gr42" draw:text-style-name="P27" svg:width="1.01cm" svg:height="0.422cm" svg:x="12.464cm" svg:y="20.496cm"><draw:text-box><text:p text:style-name="P26"><text:span text:style-name="T6">fig3</text:span></text:p></draw:text-box></draw:frame></draw:g><draw:line draw:style-name="gr3" draw:text-style-name="P16" svg:x1="10.227cm" svg:y1="20.376cm" svg:x2="10.227cm" svg:y2="21.088cm"><text:p/></draw:line></draw:g><draw:g draw:style-name="gr7"><draw:custom-shape draw:style-name="gr43" draw:text-style-name="P24" svg:width="6.441cm" svg:height="1.946cm" svg:x="7.108cm" svg:y="21.089cm"><text:p text:style-name="P24">this.selectPageNumber()</text:p><text:p text:style-name="P24"/><text:p text:style-name="P24"/><text:p text:style-name="P24">現在表示中のページに対応</text:p><text:p text:style-name="P24">するナンバリングの色を変える。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851cm" svg:y1="21.988cm" svg:x2="12.776cm" svg:y2="21.988cm"><text:p/></draw:line><draw:frame draw:style-name="gr44" draw:text-style-name="P27" svg:width="1.01cm" svg:height="0.463cm" svg:x="12.589cm" svg:y="23.167cm"><draw:text-box><text:p text:style-name="P26"><text:span text:style-name="T6">fig13</text:span></text:p></draw:text-box></draw:frame></draw:g><draw:line draw:style-name="gr3" draw:text-style-name="P16" svg:x1="10.352cm" svg:y1="23.036cm" svg:x2="10.352cm" svg:y2="24.44cm"><text:p/></draw:line><draw:custom-shape draw:style-name="gr5" draw:text-style-name="P19" svg:width="0.966cm" svg:height="1.001cm" svg:x="9.816cm" svg:y="24.44cm"><text:p text:style-name="P1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4.742cm" svg:height="7.361cm" svg:x="10.315cm" svg:y="16.455cm" svg:viewBox="0 0 4743 7362" draw:points="2658,0 4743,0 4743,7362 0,7362"><text:p/></draw:polyline></draw:g></text:p>
      <text:p text:style-name="P1"><draw:g text:anchor-type="as-char" draw:z-index="11" draw:style-name="gr25"><draw:frame draw:style-name="gr2" draw:text-style-name="P15" svg:width="6.374cm" svg:height="9.081cm" svg:x="0cm" svg:y="0.256cm"><draw:text-box><text:p><text:span text:style-name="T7">Fig9 </text:span><text:span text:style-name="T7">続き</text:span></text:p><text:p><text:span text:style-name="T1"/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34" draw:text-style-name="P20" svg:width="5.815cm" svg:height="2.511cm" svg:x="7.232cm" svg:y="1.995cm"><text:p text:style-name="P20">スクロール位置が低け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10.176cm" svg:y1="4.505cm" svg:x2="10.176cm" svg:y2="5.503cm"><text:p/></draw:line></draw:g><draw:g draw:style-name="gr7"><draw:custom-shape draw:style-name="gr39" draw:text-style-name="P45" svg:width="5.977cm" svg:height="1.151cm" svg:x="7.246cm" svg:y="5.461cm"><text:p text:style-name="P45">スクロール位置を上に戻す。記事が見え</text:p><text:p text:style-name="P45">なくならないようにするため、.mainの縦座標</text:p><text:p text:style-name="P45">を基準に移動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6.611cm" svg:x2="10.227cm" svg:y2="7.609cm"><text:p/></draw:line></draw:g><draw:custom-shape draw:style-name="gr5" draw:text-style-name="P19" svg:width="0.966cm" svg:height="1.001cm" svg:x="9.638cm" svg:y="7.461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4.368cm" svg:height="3.82cm" svg:x="10.227cm" svg:y="3.29cm" svg:viewBox="0 0 4369 3821" draw:points="2750,0 4369,0 4369,3821 0,3821"><text:p/></draw:polyline></draw:g></text:p>
      <text:p text:style-name="P1"><draw:g text:anchor-type="as-char" draw:z-index="12" draw:style-name="gr25"><draw:frame draw:style-name="gr2" draw:text-style-name="P28" svg:width="6.374cm" svg:height="9.081cm" svg:x="0cm" svg:y="0.256cm"><draw:text-box><text:p text:style-name="P28"><text:span text:style-name="T7">Fig10</text:span></text:p><text:p text:style-name="P28"><text:span text:style-name="T7">関数名：</text:span><text:span text:style-name="T7">createNumbering</text:span></text:p><text:p text:style-name="P29"><text:span text:style-name="T7">概要：ブログページのナンバリング</text:span><text:span text:style-name="T7">(</text:span><text:span text:style-name="T7">ページャ</text:span><text:span text:style-name="T7">)</text:span><text:span text:style-name="T7">を作る。</text:span></text:p><text:p text:style-name="P30"><text:span text:style-name="T7">引数：</text:span><text:span text:style-name="T7">String jsonName:JSON</text:span><text:span text:style-name="T7">名</text:span></text:p><text:p text:style-name="P30"><text:span text:style-name="T7"><text:s/></text:span><text:span text:style-name="T7">int startPage:</text:span><text:span text:style-name="T7">表示する</text:span><text:span text:style-name="T7">1</text:span><text:span text:style-name="T7">つ目のナンバリングの番号。</text:span></text:p><text:p text:style-name="P56"><text:span text:style-name="T7">int displayPageMax:</text:span><text:span text:style-name="T7">表示するナンバリングの最大個数。</text:span></text:p><text:p text:style-name="P56"><text:span text:style-name="T7">int pageNum:1</text:span><text:span text:style-name="T7">ページに表示する記事数。</text:span></text:p><text:p text:style-name="P28"><text:span text:style-name="T7">戻り値：なし</text:span></text:p><text:p text:style-name="P28"><text:span text:style-name="T7"/></text:p><text:p text:style-name="P40"><text:span text:style-name="T7">変数</text:span><text:span text:style-name="T7">:var pageMax:</text:span><text:span text:style-name="T7">全ページ数</text:span></text:p><text:p text:style-name="P40"><text:span text:style-name="T7">var lastPage:</text:span><text:span text:style-name="T7">最後のページ番号</text:span></text:p><text:p text:style-name="P40"><text:span text:style-name="T7">var indexText:</text:span><text:span text:style-name="T7">ナンバリングのボタンの連番</text:span></text:p><text:p text:style-name="P40"><text:span text:style-name="T7">var map:</text:span><text:span text:style-name="T7">ナンバリング</text:span><text:span text:style-name="T7">1</text:span><text:span text:style-name="T7">つ</text:span><text:span text:style-name="T7">1</text:span><text:span text:style-name="T7">つの</text:span><text:span text:style-name="T7">JSON</text:span><text:span text:style-name="T7">データ</text:span></text:p><text:p text:style-name="P40"><text:span text:style-name="T7">this.json:createTag</text:span><text:span text:style-name="T7">クラスのメンバ。取得した</text:span><text:span text:style-name="T7">JSON</text:span><text:span text:style-name="T7">データを連想配列として格納する</text:span></text:p><text:p text:style-name="P40"><text:span text:style-name="T7">this.numbering:createTag</text:span><text:span text:style-name="T7">クラスのメンバ。生成したナンバリングのデータを一時保存する。</text:span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1.674cm" svg:height="1.497cm" svg:x="12.935cm" svg:y="5.363cm" svg:viewBox="0 0 1675 1498" draw:points="0,0 1675,0 1675,1498"><text:p/></draw:polyline><draw:custom-shape draw:style-name="gr29" draw:text-style-name="P45" svg:width="6.1cm" svg:height="1.151cm" svg:x="7.137cm" svg:y="2cm"><text:p text:style-name="P45">ページ数を取得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g draw:style-name="gr7"><draw:custom-shape draw:style-name="gr45" svg:width="6.019cm" svg:height="1.828cm" svg:x="7.123cm" svg:y="13.808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46" draw:text-style-name="P58" svg:width="2.999cm" svg:height="2.916cm" svg:x="8.648cm" svg:y="13.808cm"><draw:text-box><text:p text:style-name="P57"><text:span text:style-name="T3">for</text:span><text:span text:style-name="T3">文でナンバリングを必要なだけ作る</text:span></text:p><text:p text:style-name="P57"><text:span text:style-name="T3">var i = startPage; i &lt;= lastPage; i++</text:span></text:p></draw:text-box></draw:frame></draw:g><draw:line draw:style-name="gr3" draw:text-style-name="P16" svg:x1="10.146cm" svg:y1="15.637cm" svg:x2="10.146cm" svg:y2="16.724cm"><text:p/></draw:line><draw:g draw:style-name="gr7"><draw:custom-shape draw:style-name="gr47" draw:text-style-name="P45" svg:width="3.73cm" svg:height="1.151cm" svg:x="12.753cm" svg:y="6.708cm"><text:p text:style-name="P45">ナンバリングの作成をせず</text:p><text:p text:style-name="P45">に終了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4.613cm" svg:y1="7.858cm" svg:x2="14.613cm" svg:y2="8.856cm"><text:p/></draw:line></draw:g><draw:g draw:style-name="gr7"><draw:custom-shape draw:style-name="gr34" draw:text-style-name="P20" svg:width="5.815cm" svg:height="2.511cm" svg:x="7.174cm" svg:y="4.099cm"><text:p text:style-name="P20">ページ数が1以下ではない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10.118cm" svg:y1="6.609cm" svg:x2="10.118cm" svg:y2="8.107cm"><text:p/></draw:line></draw:g><draw:line draw:style-name="gr3" draw:text-style-name="P16" svg:x1="10.118cm" svg:y1="3.15cm" svg:x2="10.118cm" svg:y2="4.148cm"><text:p/></draw:line><draw:frame draw:style-name="gr11" svg:width="0.602cm" svg:height="0.627cm" svg:x="11.014cm" svg:y="6.276cm"><draw:text-box><text:p>Y</text:p></draw:text-box></draw:frame><draw:frame draw:style-name="gr11" svg:width="0.602cm" svg:height="0.627cm" svg:x="13.884cm" svg:y="4.778cm"><draw:text-box><text:p>N</text:p></draw:text-box></draw:frame><draw:custom-shape draw:style-name="gr5" draw:text-style-name="P19" svg:width="0.966cm" svg:height="1.001cm" svg:x="14.111cm" svg:y="8.856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48" draw:text-style-name="P24" svg:width="6.116cm" svg:height="2.486cm" svg:x="7.073cm" svg:y="8.107cm"><text:p text:style-name="P24">this.createNumberingAround()</text:p><text:p text:style-name="P24"/><text:p text:style-name="P24"/><text:p text:style-name="P24">&lt;&lt;ボタンを作る。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779cm" svg:y1="9.253cm" svg:x2="12.456cm" svg:y2="9.253cm"><text:p/></draw:line><draw:frame draw:style-name="gr14" draw:text-style-name="P27" svg:width="0.959cm" svg:height="0.592cm" svg:x="12.278cm" svg:y="10.76cm"><draw:text-box><text:p text:style-name="P26"><text:span text:style-name="T6">fig11</text:span></text:p></draw:text-box></draw:frame></draw:g><draw:line draw:style-name="gr3" draw:text-style-name="P16" svg:x1="10.154cm" svg:y1="10.592cm" svg:x2="10.154cm" svg:y2="11.59cm"><text:p/></draw:line></draw:g><draw:g draw:style-name="gr7"><draw:custom-shape draw:style-name="gr49" draw:text-style-name="P45" svg:width="5.367cm" svg:height="1.285cm" svg:x="7.622cm" svg:y="11.449cm"><text:p text:style-name="P45">ナンバリングの中の最後の数字を</text:p><text:p text:style-name="P45">算出して変数に格納する。最終ページ</text:p><text:p text:style-name="P45">を超えていれば最終ページに丸め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98cm" svg:y1="12.734cm" svg:x2="10.298cm" svg:y2="13.849cm"><text:p/></draw:line></draw:g><draw:g draw:style-name="gr7"><draw:custom-shape draw:style-name="gr50" draw:text-style-name="P45" svg:width="5.37cm" svg:height="1.004cm" svg:x="7.523cm" svg:y="16.593cm"><text:p text:style-name="P59"><text:span text:style-name="T12">ナンバリングのボタンの連番の</text:span></text:p><text:p text:style-name="P59"><text:span text:style-name="T12">数値を文字列に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201cm" svg:y1="17.596cm" svg:x2="10.201cm" svg:y2="18.467cm"><text:p/></draw:line></draw:g><draw:g draw:style-name="gr7"><draw:custom-shape draw:style-name="gr50" draw:text-style-name="P45" svg:width="5.37cm" svg:height="1.004cm" svg:x="7.523cm" svg:y="18.341cm"><text:p text:style-name="P59"><text:span text:style-name="T12">ページ数をキーとした</text:span></text:p><text:p text:style-name="P59"><text:span text:style-name="T12">オブジェクトを生成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201cm" svg:y1="19.344cm" svg:x2="10.201cm" svg:y2="20.215cm"><text:p/></draw:line></draw:g><draw:g draw:style-name="gr7"><draw:custom-shape draw:style-name="gr50" draw:text-style-name="P45" svg:width="5.37cm" svg:height="1.004cm" svg:x="7.523cm" svg:y="20.087cm"><text:p text:style-name="P59"><text:span text:style-name="T12">map</text:span><text:span text:style-name="T12">に</text:span><text:span text:style-name="T12">indexText</text:span><text:span text:style-name="T12">の値をキー</text:span></text:p><text:p text:style-name="P59"><text:span text:style-name="T12">とした連想配列を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201cm" svg:y1="21.09cm" svg:x2="10.201cm" svg:y2="21.961cm"><text:p/></draw:line></draw:g><draw:g draw:style-name="gr7"><draw:custom-shape draw:style-name="gr50" draw:text-style-name="P45" svg:width="5.37cm" svg:height="1.004cm" svg:x="7.523cm" svg:y="21.835cm"><text:p text:style-name="P59"><text:span text:style-name="T12">map</text:span><text:span text:style-name="T12">の</text:span><text:span text:style-name="T12">"text"</text:span><text:span text:style-name="T12">キーに</text:span></text:p><text:p text:style-name="P59"><text:span text:style-name="T12">ページ数を設定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201cm" svg:y1="22.838cm" svg:x2="10.201cm" svg:y2="23.709cm"><text:p/></draw:line></draw:g><draw:custom-shape draw:style-name="gr5" draw:text-style-name="P19" svg:width="0.966cm" svg:height="1.001cm" svg:x="9.638cm" svg:y="23.705cm"><text:p text:style-name="P1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13" draw:style-name="gr25"><draw:frame draw:style-name="gr2" draw:text-style-name="P28" svg:width="6.374cm" svg:height="9.081cm" svg:x="0cm" svg:y="0.256cm"><draw:text-box><text:p text:style-name="P28"><text:span text:style-name="T7">Fig10 2</text:span><text:span text:style-name="T7">ページ目</text:span></text:p><text:p text:style-name="P28"><text:span text:style-name="T7"/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45" svg:width="6.1cm" svg:height="1.151cm" svg:x="7.137cm" svg:y="2cm"><text:p text:style-name="P45">mapの関数実行の属性キーに</text:p><text:p text:style-name="P45">outputNumberingTagを設定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g draw:style-name="gr7"><draw:custom-shape draw:style-name="gr35" draw:text-style-name="P50" svg:width="5.991cm" svg:height="1.08cm" svg:x="7.108cm" svg:y="6.154cm"><text:p/>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6" svg:x1="10.104cm" svg:y1="7.234cm" svg:x2="10.104cm" svg:y2="8.232cm"><text:p/></draw:line></draw:g><draw:g draw:style-name="gr7"><draw:custom-shape draw:style-name="gr39" draw:text-style-name="P45" svg:width="5.977cm" svg:height="1.151cm" svg:x="7.108cm" svg:y="4.087cm"><text:p text:style-name="P45">this.numberingに、作成した</text:p><text:p text:style-name="P45">オブジェクトを追加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089cm" svg:y1="5.237cm" svg:x2="10.089cm" svg:y2="6.235cm"><text:p/></draw:line></draw:g><draw:line draw:style-name="gr3" draw:text-style-name="P16" svg:x1="10.118cm" svg:y1="3.115cm" svg:x2="10.118cm" svg:y2="4.113cm"><text:p/></draw:line><draw:g draw:style-name="gr7"><draw:custom-shape draw:style-name="gr39" draw:text-style-name="P45" svg:width="5.977cm" svg:height="1.151cm" svg:x="7.246cm" svg:y="11.601cm"><text:p text:style-name="P45">createTagクラスのメンバjsonにnumbering</text:p><text:p text:style-name="P45">オブジェクトを追加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12.751cm" svg:x2="10.227cm" svg:y2="13.749cm"><text:p/></draw:line></draw:g><draw:g draw:style-name="gr7"><draw:custom-shape draw:style-name="gr39" draw:text-style-name="P45" svg:width="5.977cm" svg:height="1.151cm" svg:x="7.246cm" svg:y="13.723cm"><text:p text:style-name="P45">numberingオブジェクトを返す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14.873cm" svg:x2="10.227cm" svg:y2="15.871cm"><text:p/></draw:line></draw:g><draw:custom-shape draw:style-name="gr5" draw:text-style-name="P19" svg:width="0.966cm" svg:height="1.001cm" svg:x="9.775cm" svg:y="15.843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48" draw:text-style-name="P24" svg:width="6.116cm" svg:height="2.486cm" svg:x="7.108cm" svg:y="8.107cm"><text:p text:style-name="P24">this.createNumberingAround()</text:p><text:p text:style-name="P24"/><text:p text:style-name="P24"/><text:p text:style-name="P24">&gt;&gt;ボタンを作る。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814cm" svg:y1="9.253cm" svg:x2="12.491cm" svg:y2="9.253cm"><text:p/></draw:line><draw:frame draw:style-name="gr14" draw:text-style-name="P27" svg:width="0.959cm" svg:height="0.592cm" svg:x="12.314cm" svg:y="10.76cm"><draw:text-box><text:p text:style-name="P26"><text:span text:style-name="T6">fig11</text:span></text:p></draw:text-box></draw:frame></draw:g><draw:line draw:style-name="gr3" draw:text-style-name="P16" svg:x1="10.189cm" svg:y1="10.592cm" svg:x2="10.189cm" svg:y2="11.59cm"><text:p/></draw:line></draw:g></draw:g></text:p>
      <text:p text:style-name="P1"><draw:g text:anchor-type="as-char" draw:z-index="14" draw:style-name="gr25"><draw:frame draw:style-name="gr51" draw:text-style-name="P28" svg:width="6.374cm" svg:height="8.351cm" svg:x="0cm" svg:y="0cm"><draw:text-box><text:p text:style-name="P28"><text:span text:style-name="T7">Fig11</text:span></text:p><text:p text:style-name="P28"><text:span text:style-name="T7">関数名：</text:span><text:span text:style-name="T7">createNumberingAround</text:span></text:p><text:p text:style-name="P29"><text:span text:style-name="T7">概要：ナンバリングの</text:span><text:span text:style-name="T7">&lt;&lt;</text:span><text:span text:style-name="T7">、</text:span><text:span text:style-name="T7">&gt;&gt;</text:span><text:span text:style-name="T7">を作る。</text:span></text:p><text:p text:style-name="P30"><text:span text:style-name="T7">引数：</text:span><text:span text:style-name="T7">object numbering:</text:span><text:span text:style-name="T7">ナンバリングが格納されている連想配列。</text:span></text:p><text:p text:style-name="P56"><text:span text:style-name="T7">string key:</text:span><text:span text:style-name="T7">キー名。</text:span><text:span text:style-name="T7">'pre'</text:span><text:span text:style-name="T7">または</text:span><text:span text:style-name="T7">'next'</text:span><text:span text:style-name="T7">が入っている。</text:span></text:p><text:p text:style-name="P56"><text:span text:style-name="T7"><text:s/></text:span><text:span text:style-name="T7">String numberingString:</text:span><text:span text:style-name="T7">該当するナンバリングの文字。</text:span></text:p><text:p text:style-name="P56"><text:span text:style-name="T7"><text:s/></text:span><text:span text:style-name="T7">int startPage:</text:span><text:span text:style-name="T7">表示する最初のナンバリングの番号。</text:span></text:p><text:p text:style-name="P56"><text:span text:style-name="T7">int displayPageMax:</text:span><text:span text:style-name="T7">表示するナンバリングの個数。</text:span></text:p><text:p text:style-name="P56"><text:span text:style-name="T7"><text:s/></text:span><text:span text:style-name="T7">int displayPage:</text:span><text:span text:style-name="T7">現在のページ番号</text:span></text:p><text:p text:style-name="P56"><text:span text:style-name="T7"><text:s/></text:span><text:span text:style-name="T7">int pageMax:</text:span><text:span text:style-name="T7">全ページ数。</text:span></text:p><text:p text:style-name="P56"><text:span text:style-name="T7">String jsonName:JSON</text:span><text:span text:style-name="T7">名。</text:span></text:p><text:p text:style-name="P56"><text:span text:style-name="T7">int pageNum:1</text:span><text:span text:style-name="T7">ページに表示する記事数。</text:span></text:p><text:p text:style-name="P56"><text:span text:style-name="T7">String targetArea:</text:span><text:span text:style-name="T7">記事の追加先。</text:span></text:p><text:p text:style-name="P28"><text:span text:style-name="T7">戻り値：なし</text:span></text:p><text:p text:style-name="P28"><text:span text:style-name="T7"/></text:p><text:p text:style-name="P40"><text:span text:style-name="T7">変数</text:span><text:span text:style-name="T7">:var startAroundPage:</text:span><text:span text:style-name="T7">ナンバリングの表示開始ページ数</text:span></text:p><text:p text:style-name="P60"><text:span text:style-name="T7">var keyObj:</text:span><text:span text:style-name="T7">作成する</text:span><text:span text:style-name="T7">&lt;&lt;</text:span><text:span text:style-name="T7">または</text:span><text:span text:style-name="T7">&gt;&gt;</text:span><text:span text:style-name="T7">のナンバリングのデータの連想配列</text:span></text:p></draw:text-box></draw:frame><draw:line draw:style-name="gr3" draw:text-style-name="P16" svg:x1="9.994cm" svg:y1="1.012cm" svg:x2="9.994cm" svg:y2="2.01cm"><text:p/></draw:line><draw:line draw:style-name="gr4" draw:text-style-name="P17" svg:x1="6.375cm" svg:y1="0.012cm" svg:x2="6.375cm" svg:y2="25.668cm"><text:p/></draw:line><draw:custom-shape draw:style-name="gr5" draw:text-style-name="P19" svg:width="0.966cm" svg:height="1.001cm" svg:x="9.514cm" svg:y="0.011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2.921cm" svg:height="0.998cm" svg:x="12.797cm" svg:y="5.212cm" svg:viewBox="0 0 2922 999" draw:points="0,0 2922,0 2922,999"><text:p/></draw:polyline><draw:polyline draw:style-name="gr10" draw:text-style-name="P17" svg:width="9.983cm" svg:height="5.667cm" draw:transform="rotate (-1.5707963267949) translate (15.7197777777778cm 7.58466666666667cm)" svg:viewBox="0 0 9984 5668" draw:points="0,0 9984,0 9984,5668"><text:p/></draw:polyline><draw:custom-shape draw:style-name="gr29" draw:text-style-name="P45" svg:width="6.1cm" svg:height="1.151cm" svg:x="7.013cm" svg:y="2.011cm"><text:p text:style-name="P45">ナンバリングの表示開始ページ数を</text:p><text:p text:style-name="P45">格納する変数startAroundPageを宣言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9.994cm" svg:y1="3.161cm" svg:x2="9.994cm" svg:y2="3.994cm"><text:p/></draw:line><draw:custom-shape draw:style-name="gr34" draw:text-style-name="P20" svg:width="5.815cm" svg:height="2.511cm" svg:x="7.05cm" svg:y="3.965cm"><text:p text:style-name="P20">前移動 &lt;&lt; の場合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9.994cm" svg:y1="6.475cm" svg:x2="9.994cm" svg:y2="9.191cm"><text:p/></draw:line><draw:custom-shape draw:style-name="gr52" draw:text-style-name="P45" svg:width="4.119cm" svg:height="1.375cm" svg:x="12.351cm" svg:y="6.211cm"><text:p text:style-name="P45">開始ページを算出、1ページ</text:p><text:p text:style-name="P45">以下の場合には1ページ</text:p><text:p text:style-name="P45">に丸め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4" draw:text-style-name="P20" svg:width="5.815cm" svg:height="2.511cm" svg:x="7.108cm" svg:y="9.192cm"><text:p text:style-name="P20">後移動 &gt;&gt; の場合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10.052cm" svg:y1="11.702cm" svg:x2="10.052cm" svg:y2="13.448cm"><text:p/></draw:line><draw:frame draw:style-name="gr11" svg:width="0.602cm" svg:height="0.627cm" svg:x="11.478cm" svg:y="6.459cm"><draw:text-box><text:p>N</text:p></draw:text-box></draw:frame><draw:frame draw:style-name="gr11" svg:width="0.602cm" svg:height="0.627cm" svg:x="13.122cm" svg:y="3.965cm"><draw:text-box><text:p>Y</text:p></draw:text-box></draw:frame><draw:polyline draw:style-name="gr10" draw:text-style-name="P16" svg:width="1.05cm" svg:height="1.001cm" svg:x="12.797cm" svg:y="10.454cm" svg:viewBox="0 0 1051 1002" draw:points="0,0 1051,0 1051,1002"><text:p/></draw:polyline><draw:custom-shape draw:style-name="gr53" draw:text-style-name="P45" svg:width="4.119cm" svg:height="1.625cm" svg:x="11.476cm" svg:y="11.451cm"><text:p text:style-name="P45">開始ページを算出、表示ペ</text:p><text:p text:style-name="P45">ージが最終ページを超えて</text:p><text:p text:style-name="P45">いる場合、最終ページから</text:p><text:p text:style-name="P45">開始ページを逆算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54" draw:text-style-name="P45" svg:width="5.991cm" svg:height="1.001cm" svg:x="6.985cm" svg:y="13.448cm"><text:p text:style-name="P45">途中終了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frame draw:style-name="gr11" svg:width="0.602cm" svg:height="0.627cm" svg:x="13.122cm" svg:y="9.454cm"><draw:text-box><text:p>Y</text:p></draw:text-box></draw:frame><draw:frame draw:style-name="gr11" svg:width="0.602cm" svg:height="0.627cm" svg:x="10.728cm" svg:y="11.827cm"><draw:text-box><text:p>N</text:p></draw:text-box></draw:frame><draw:line draw:style-name="gr3" draw:text-style-name="P16" svg:x1="10.052cm" svg:y1="14.448cm" svg:x2="10.052cm" svg:y2="15.695cm"><text:p/></draw:line><draw:custom-shape draw:style-name="gr5" draw:text-style-name="P19" svg:width="0.966cm" svg:height="1.001cm" svg:x="9.514cm" svg:y="15.695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6.737cm" svg:height="3.867cm" draw:transform="rotate (-1.5707963267949) translate (13.8482916666667cm 13.0756527777778cm)" svg:viewBox="0 0 6738 3868" draw:points="0,0 4117,0 4117,3868 6738,3868"><text:p/></draw:polyline><draw:custom-shape draw:style-name="gr5" draw:text-style-name="P19" svg:width="0.966cm" svg:height="1.001cm" svg:x="9.514cm" svg:y="19.814cm"><text:p text:style-name="P1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15" draw:style-name="gr25"><draw:frame draw:style-name="gr2" draw:text-style-name="P15" svg:width="6.374cm" svg:height="9.081cm" svg:x="0cm" svg:y="0.256cm"><draw:text-box><text:p text:style-name="P28"><text:span text:style-name="T7">Fig11 2</text:span><text:span text:style-name="T7">ページ目</text:span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14.718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45" svg:width="6.1cm" svg:height="1.151cm" svg:x="7.137cm" svg:y="2cm"><text:p text:style-name="P45">keyオブジェクトを生成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g draw:style-name="gr7"><draw:custom-shape draw:style-name="gr39" draw:text-style-name="P45" svg:width="5.977cm" svg:height="1.151cm" svg:x="7.123cm" svg:y="4.085cm"><text:p text:style-name="P45">keyのキーを持った連想配列を追加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104cm" svg:y1="5.235cm" svg:x2="10.104cm" svg:y2="6.233cm"><text:p/></draw:line></draw:g><draw:line draw:style-name="gr3" draw:text-style-name="P16" svg:x1="10.118cm" svg:y1="3.114cm" svg:x2="10.118cm" svg:y2="4.112cm"><text:p/></draw:line><draw:g draw:style-name="gr7"><draw:custom-shape draw:style-name="gr39" draw:text-style-name="P45" svg:width="5.977cm" svg:height="1.151cm" svg:x="7.123cm" svg:y="6.207cm"><text:p text:style-name="P45">keyObjの有効属性をONに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104cm" svg:y1="7.357cm" svg:x2="10.104cm" svg:y2="8.355cm"><text:p/></draw:line></draw:g><draw:g draw:style-name="gr7"><draw:custom-shape draw:style-name="gr39" draw:text-style-name="P45" svg:width="5.977cm" svg:height="1.151cm" svg:x="7.123cm" svg:y="8.329cm"><text:p text:style-name="P45">実際に設定する文字をkeyObjのtext</text:p><text:p text:style-name="P45">に設定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104cm" svg:y1="9.479cm" svg:x2="10.104cm" svg:y2="10.477cm"><text:p/></draw:line></draw:g><draw:g draw:style-name="gr7"><draw:custom-shape draw:style-name="gr39" draw:text-style-name="P45" svg:width="5.977cm" svg:height="1.151cm" svg:x="7.123cm" svg:y="10.449cm"><text:p text:style-name="P45">keyObjの関数実行属性キーに</text:p><text:p text:style-name="P45">outputNumberingTagに設定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104cm" svg:y1="11.599cm" svg:x2="10.104cm" svg:y2="12.597cm"><text:p/></draw:line></draw:g><draw:g draw:style-name="gr7"><draw:custom-shape draw:style-name="gr39" draw:text-style-name="P45" svg:width="5.977cm" svg:height="1.151cm" svg:x="7.123cm" svg:y="12.571cm"><text:p text:style-name="P45">numberingオブジェクトの中にkeyObjを</text:p><text:p text:style-name="P45">追加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104cm" svg:y1="13.721cm" svg:x2="10.104cm" svg:y2="14.719cm"><text:p/></draw:line></draw:g><draw:custom-shape draw:style-name="gr5" draw:text-style-name="P19" svg:width="0.966cm" svg:height="1.001cm" svg:x="9.638cm" svg:y="0cm"><text:p text:style-name="P1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soft-page-break/><draw:g text:anchor-type="as-char" draw:z-index="16" draw:style-name="gr25"><draw:frame draw:style-name="gr2" draw:text-style-name="P28" svg:width="6.374cm" svg:height="9.081cm" svg:x="0cm" svg:y="0.256cm"><draw:text-box><text:p text:style-name="P28"><text:span text:style-name="T7">Fig12</text:span></text:p><text:p text:style-name="P28"><text:span text:style-name="T7">関数名：</text:span><text:span text:style-name="T7">getJsonObjectNum</text:span></text:p><text:p text:style-name="P29"><text:span text:style-name="T7">概要：</text:span><text:span text:style-name="T7">json</text:span><text:span text:style-name="T7">の指定キー直下の数字キーの数を返す。</text:span></text:p><text:p text:style-name="P30"><text:span text:style-name="T7">引数：</text:span><text:span text:style-name="T7">String jsonName:</text:span><text:span text:style-name="T7">処理対象の</text:span><text:span text:style-name="T7">JSON</text:span><text:span text:style-name="T7">のキー名。</text:span></text:p><text:p text:style-name="P61"><text:span text:style-name="T7">戻り値：</text:span><text:span text:style-name="T7">int:</text:span><text:span text:style-name="T7">チェック対象の数を返す。</text:span></text:p><text:p text:style-name="P28"><text:span text:style-name="T7"/></text:p><text:p text:style-name="P40"><text:span text:style-name="T7">変数</text:span><text:span text:style-name="T7">:var retNum:</text:span><text:span text:style-name="T7">返却する数値を格納する変数。</text:span></text:p><text:p text:style-name="P60"><text:span text:style-name="T7">this.json:createTag</text:span><text:span text:style-name="T7">クラスのメンバ。取得した</text:span><text:span text:style-name="T7">JSON</text:span><text:span text:style-name="T7">データを連想配列として格納する</text:span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45" svg:width="6.1cm" svg:height="1.151cm" svg:x="7.137cm" svg:y="2cm"><text:p text:style-name="P45">返却する値を格納するための変数retNmを</text:p><text:p text:style-name="P45">宣言、0で初期化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g draw:style-name="gr7"><draw:custom-shape draw:style-name="gr34" draw:text-style-name="P20" svg:width="5.815cm" svg:height="2.511cm" svg:x="7.246cm" svg:y="6.357cm"><text:p text:style-name="P20">キーが数字であ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10.19cm" svg:y1="8.867cm" svg:x2="10.19cm" svg:y2="9.865cm"><text:p/></draw:line></draw:g><draw:g draw:style-name="gr7"><draw:custom-shape draw:style-name="gr35" draw:text-style-name="P50" svg:width="5.991cm" svg:height="1.08cm" svg:x="7.371cm" svg:y="11.973cm"><text:p/>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6" svg:x1="10.366cm" svg:y1="13.053cm" svg:x2="10.366cm" svg:y2="14.051cm"><text:p/></draw:line></draw:g><draw:g draw:style-name="gr7"><draw:custom-shape draw:style-name="gr55" draw:text-style-name="P45" svg:width="5.982cm" svg:height="1.156cm" svg:x="7.382cm" svg:y="9.825cm"><text:p text:style-name="P45">retNumに1を足す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364cm" svg:y1="10.977cm" svg:x2="10.364cm" svg:y2="11.977cm"><text:p/></draw:line></draw:g><draw:line draw:style-name="gr3" draw:text-style-name="P16" svg:x1="10.118cm" svg:y1="3.114cm" svg:x2="10.118cm" svg:y2="4.112cm"><text:p/></draw:line><draw:g draw:style-name="gr7"><draw:g draw:style-name="gr7"><draw:custom-shape draw:style-name="gr56" svg:width="6.019cm" svg:height="1.218cm" svg:x="7.123cm" svg:y="4.142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57" draw:text-style-name="P58" svg:width="2.999cm" svg:height="1.248cm" svg:x="8.629cm" svg:y="4.112cm"><draw:text-box><text:p text:style-name="P57"><text:span text:style-name="T3">this.json</text:span><text:span text:style-name="T3">のキーを走査する</text:span></text:p></draw:text-box></draw:frame></draw:g><draw:line draw:style-name="gr3" draw:text-style-name="P16" svg:x1="10.118cm" svg:y1="5.359cm" svg:x2="10.118cm" svg:y2="6.357cm"><text:p/></draw:line></draw:g><draw:g draw:style-name="gr7"><draw:custom-shape draw:style-name="gr55" draw:text-style-name="P45" svg:width="5.982cm" svg:height="1.156cm" svg:x="7.382cm" svg:y="13.97cm"><text:p text:style-name="P45">retNumを返す。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364cm" svg:y1="15.123cm" svg:x2="10.364cm" svg:y2="16.123cm"><text:p/></draw:line></draw:g><draw:custom-shape draw:style-name="gr5" draw:text-style-name="P19" svg:width="0.966cm" svg:height="1.001cm" svg:x="9.901cm" svg:y="15.967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4.368cm" svg:height="3.867cm" svg:x="10.365cm" svg:y="7.606cm" svg:viewBox="0 0 4369 3868" draw:points="2695,0 4369,0 4369,3868 0,3868"><text:p/></draw:polyline><draw:frame draw:style-name="gr11" svg:width="0.602cm" svg:height="0.627cm" svg:x="11.513cm" svg:y="8.604cm"><draw:text-box><text:p>Y</text:p></draw:text-box></draw:frame><draw:frame draw:style-name="gr11" svg:width="0.602cm" svg:height="0.627cm" svg:x="13.384cm" svg:y="6.854cm"><draw:text-box><text:p>N</text:p></draw:text-box></draw:frame></draw:g></text:p>
      <text:p text:style-name="P1"><draw:g text:anchor-type="as-char" draw:z-index="17" draw:style-name="gr25"><draw:frame draw:style-name="gr2" draw:text-style-name="P28" svg:width="6.374cm" svg:height="9.081cm" svg:x="0cm" svg:y="0.256cm"><draw:text-box><text:p text:style-name="P28"><text:span text:style-name="T7">Fig13</text:span></text:p><text:p text:style-name="P28"><text:span text:style-name="T7">関数名：</text:span><text:span text:style-name="T7">selectPageNumber</text:span></text:p><text:p text:style-name="P29"><text:span text:style-name="T7">概要：選択中のページナンバーの色を変える。</text:span></text:p><text:p text:style-name="P30"><text:span text:style-name="T7">引数：</text:span><text:span text:style-name="T7">int displayPage:</text:span><text:span text:style-name="T7">表示中のページ番号。</text:span></text:p><text:p text:style-name="P28"><text:span text:style-name="T7">戻り値：なし</text:span></text:p><text:p text:style-name="P40"><text:span text:style-name="T7"/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45" svg:width="6.1cm" svg:height="1.151cm" svg:x="7.137cm" svg:y="2cm"><text:p text:style-name="P45">全てのページナンバーからselectクラス</text:p><text:p text:style-name="P45">を除去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g draw:style-name="gr7"><draw:custom-shape draw:style-name="gr58" draw:text-style-name="P45" svg:width="5.98cm" svg:height="1.153cm" svg:x="7.123cm" svg:y="4.083cm"><text:p text:style-name="P45">選択中のページナンバーのタグに</text:p><text:p text:style-name="P45">selectクラスを付与して色を変える。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105cm" svg:y1="5.233cm" svg:x2="10.105cm" svg:y2="6.231cm"><text:p/></draw:line></draw:g><draw:line draw:style-name="gr3" draw:text-style-name="P16" svg:x1="10.118cm" svg:y1="3.112cm" svg:x2="10.118cm" svg:y2="4.11cm"><text:p/></draw:line><draw:custom-shape draw:style-name="gr5" draw:text-style-name="P19" svg:width="0.966cm" svg:height="1.001cm" svg:x="9.638cm" svg:y="6.23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18" draw:style-name="gr25"><draw:frame draw:style-name="gr2" draw:text-style-name="P28" svg:width="6.374cm" svg:height="9.081cm" svg:x="0cm" svg:y="0.256cm"><draw:text-box><text:p text:style-name="P28"><text:span text:style-name="T7">Fig14</text:span></text:p><text:p text:style-name="P28"><text:span text:style-name="T7">関数名：</text:span><text:span text:style-name="T7">createElementTag</text:span></text:p><text:p text:style-name="P29"><text:span text:style-name="T7">概要：</text:span><text:span text:style-name="T7">JSON</text:span><text:span text:style-name="T7">のノードに対応したタグを作る。</text:span></text:p><text:p text:style-name="P30"><text:span text:style-name="T7">引数：</text:span><text:span text:style-name="T7">Array stackKey:</text:span><text:span text:style-name="T7">キーを格納するスタック形式の配列</text:span></text:p><text:p text:style-name="P31"><text:span text:style-name="T7">:Object curMapNode:</text:span><text:span text:style-name="T7">現在さしている</text:span><text:span text:style-name="T7">JSON</text:span><text:span text:style-name="T7">のノード</text:span></text:p><text:p text:style-name="P31"><text:span text:style-name="T7">:Element topDomNode:</text:span><text:span text:style-name="T7">現在さしている</text:span><text:span text:style-name="T7">DOM</text:span><text:span text:style-name="T7">の先頭</text:span></text:p><text:p text:style-name="P30"><text:span text:style-name="T7">返却値 <text:s/></text:span><text:span text:style-name="T7">:</text:span><text:span text:style-name="T7">なし</text:span></text:p><text:p text:style-name="P28"><text:span text:style-name="T7">戻り値：なし</text:span></text:p><text:p text:style-name="P28"><text:span text:style-name="T7"/></text:p><text:p text:style-name="P40"><text:span text:style-name="T7">変数</text:span><text:span text:style-name="T7">:var mapNode:</text:span><text:span text:style-name="T7">ループで走査する連想配列のキーの値を格納する変数</text:span></text:p><text:p text:style-name="P40"><text:span text:style-name="T7">var curDomNode</text:span><text:span text:style-name="T7">カレントの</text:span><text:span text:style-name="T7">DOM</text:span><text:span text:style-name="T7">ノード</text:span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34" draw:text-style-name="P20" svg:width="5.815cm" svg:height="2.511cm" svg:x="7.16cm" svg:y="1.988cm"><text:p text:style-name="P20">curMapNodeがnullでなけ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10.104cm" svg:y1="4.498cm" svg:x2="10.104cm" svg:y2="5.496cm"><text:p/></draw:line></draw:g><draw:polyline draw:style-name="gr10" draw:text-style-name="P17" svg:width="1.923cm" svg:height="1.62cm" svg:x="12.974cm" svg:y="3.237cm" svg:viewBox="0 0 1924 1621" draw:points="0,0 1924,0 1924,1621"><text:p/></draw:polyline><draw:g draw:style-name="gr7"><draw:custom-shape draw:style-name="gr59" draw:text-style-name="P45" svg:width="2.62cm" svg:height="1.017cm" svg:x="13.598cm" svg:y="4.833cm"><text:p text:style-name="P45">処理を終え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4.904cm" svg:y1="5.849cm" svg:x2="14.904cm" svg:y2="6.731cm"><text:p/></draw:line></draw:g><draw:custom-shape draw:style-name="gr5" draw:text-style-name="P19" svg:width="0.966cm" svg:height="1.001cm" svg:x="14.379cm" svg:y="6.606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60" svg:width="6.019cm" svg:height="1.297cm" svg:x="7.08cm" svg:y="5.433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61" draw:text-style-name="P58" svg:width="2.999cm" svg:height="1.329cm" svg:x="8.587cm" svg:y="5.403cm"><draw:text-box><text:p text:style-name="P57"><text:span text:style-name="T3">curMapNode</text:span><text:span text:style-name="T3">にキーがある限りループする</text:span></text:p></draw:text-box></draw:frame></draw:g><draw:line draw:style-name="gr3" draw:text-style-name="P16" svg:x1="10.084cm" svg:y1="6.731cm" svg:x2="10.084cm" svg:y2="7.729cm"><text:p/></draw:line></draw:g><draw:g draw:style-name="gr7"><draw:custom-shape draw:style-name="gr39" draw:text-style-name="P45" svg:width="5.977cm" svg:height="1.151cm" svg:x="7.108cm" svg:y="7.701cm"><text:p text:style-name="P45">現在走査しているキーの値を取得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089cm" svg:y1="8.851cm" svg:x2="10.089cm" svg:y2="9.849cm"><text:p/></draw:line></draw:g><draw:g draw:style-name="gr7"><draw:custom-shape draw:style-name="gr39" draw:text-style-name="P45" svg:width="5.977cm" svg:height="1.151cm" svg:x="7.108cm" svg:y="9.726cm"><text:p text:style-name="P45">カレントのDOMノードを格納する変数</text:p><text:p text:style-name="P45">curDomNodeを宣言、nullで初期化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089cm" svg:y1="10.876cm" svg:x2="10.089cm" svg:y2="11.874cm"><text:p/></draw:line></draw:g><draw:custom-shape draw:style-name="gr5" draw:text-style-name="P19" svg:width="0.966cm" svg:height="1.001cm" svg:x="9.638cm" svg:y="11.846cm"><text:p text:style-name="P1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19" draw:style-name="gr25"><draw:custom-shape draw:style-name="gr5" draw:text-style-name="P19" svg:width="0.966cm" svg:height="1.001cm" svg:x="1.766cm" svg:y="0cm"><text:p text:style-name="P1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1.424cm" svg:height="0.872cm" svg:x="4.338cm" svg:y="3.369cm" svg:viewBox="0 0 1425 873" draw:points="0,0 1425,0 1425,873"><text:p/></draw:polyline><draw:polyline draw:style-name="gr10" draw:text-style-name="P17" svg:width="3.368cm" svg:height="12.479cm" svg:x="12.502cm" svg:y="9.61cm" svg:viewBox="0 0 3369 12480" draw:points="2078,0 3369,0 3369,12480 0,12480"><text:p/></draw:polyline><draw:frame draw:style-name="gr11" svg:width="0.602cm" svg:height="0.627cm" svg:x="14.646cm" svg:y="8.483cm"><draw:text-box><text:p>N</text:p></draw:text-box></draw:frame><draw:custom-shape draw:style-name="gr62" draw:text-style-name="P20" svg:width="4.368cm" svg:height="2.689cm" svg:x="0cm" svg:y="1.983cm"><text:p text:style-name="P20">mapNodeが配列であ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2.212cm" svg:y1="4.671cm" svg:x2="2.212cm" svg:y2="7.086cm"><text:p/></draw:line><draw:line draw:style-name="gr3" draw:text-style-name="P16" svg:x1="2.231cm" svg:y1="1cm" svg:x2="2.231cm" svg:y2="1.998cm"><text:p/></draw:line><draw:custom-shape draw:style-name="gr62" draw:text-style-name="P20" svg:width="4.368cm" svg:height="2.689cm" svg:x="3.517cm" svg:y="4.117cm"><text:p text:style-name="P20">オブジェクトであ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5.729cm" svg:y1="6.805cm" svg:x2="5.78cm" svg:y2="10.234cm"><text:p/></draw:line><draw:custom-shape draw:style-name="gr62" draw:text-style-name="P20" svg:width="4.368cm" svg:height="2.689cm" svg:x="7.011cm" svg:y="6.114cm"><text:p text:style-name="P20">textであ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9.223cm" svg:y1="8.802cm" svg:x2="9.223cm" svg:y2="16.348cm"><text:p/></draw:line><draw:custom-shape draw:style-name="gr62" draw:text-style-name="P20" svg:width="4.368cm" svg:height="2.689cm" svg:x="10.255cm" svg:y="8.236cm"><text:p text:style-name="P20">htmlであ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12.467cm" svg:y1="10.924cm" svg:x2="12.467cm" svg:y2="19.343cm"><text:p/></draw:line><draw:polyline draw:style-name="gr10" draw:text-style-name="P17" svg:width="1.424cm" svg:height="0.622cm" svg:x="7.832cm" svg:y="5.491cm" svg:viewBox="0 0 1425 623" draw:points="0,0 1425,0 1425,623"><text:p/></draw:polyline><draw:polyline draw:style-name="gr10" draw:text-style-name="P17" svg:width="1.122cm" svg:height="0.747cm" svg:x="11.379cm" svg:y="7.488cm" svg:viewBox="0 0 1123 748" draw:points="0,0 1123,0 1123,748"><text:p/></draw:polyline><draw:frame draw:style-name="gr11" svg:width="0.602cm" svg:height="0.627cm" svg:x="3.018cm" svg:y="4.493cm"><draw:text-box><text:p>Y</text:p></draw:text-box></draw:frame><draw:frame draw:style-name="gr11" svg:width="0.602cm" svg:height="0.627cm" svg:x="6.16cm" svg:y="6.985cm"><draw:text-box><text:p>Y</text:p></draw:text-box></draw:frame><draw:frame draw:style-name="gr11" svg:width="0.602cm" svg:height="0.627cm" svg:x="9.881cm" svg:y="8.61cm"><draw:text-box><text:p>Y</text:p></draw:text-box></draw:frame><draw:frame draw:style-name="gr11" svg:width="0.602cm" svg:height="0.627cm" svg:x="13.25cm" svg:y="10.855cm"><draw:text-box><text:p>Y</text:p></draw:text-box></draw:frame><draw:frame draw:style-name="gr11" svg:width="0.602cm" svg:height="0.627cm" svg:x="4.764cm" svg:y="2.492cm"><draw:text-box><text:p>N</text:p></draw:text-box></draw:frame><draw:frame draw:style-name="gr11" svg:width="0.602cm" svg:height="0.627cm" svg:x="8.407cm" svg:y="4.489cm"><draw:text-box><text:p>N</text:p></draw:text-box></draw:frame><draw:frame draw:style-name="gr11" svg:width="0.602cm" svg:height="0.627cm" svg:x="11.65cm" svg:y="6.239cm"><draw:text-box><text:p>N</text:p></draw:text-box></draw:frame><draw:g draw:style-name="gr7"><draw:custom-shape draw:style-name="gr63" draw:text-style-name="P45" svg:width="4.493cm" svg:height="0.952cm" svg:x="3.517cm" svg:y="10.208cm"><text:p text:style-name="P59"><text:span text:style-name="T12">stackKey</text:span><text:span text:style-name="T12">に</text:span><text:span text:style-name="T12">key</text:span><text:span text:style-name="T12">を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5.758cm" svg:y1="11.157cm" svg:x2="5.758cm" svg:y2="11.982cm"><text:p/></draw:line></draw:g><draw:g draw:style-name="gr7"><draw:custom-shape draw:style-name="gr64" draw:text-style-name="P24" svg:width="4.462cm" svg:height="2.493cm" svg:x="0.023cm" svg:y="6.989cm"><text:p text:style-name="P24">this.createKeysTo</text:p><text:p text:style-name="P24">TagArray()</text:p><text:p text:style-name="P24"/><text:p text:style-name="P24"/><text:p text:style-name="P24">スタックした文字列と</text:p><text:p text:style-name="P24">テキストの配列から</text:p><text:p text:style-name="P24">タグ群を作り出す。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5" draw:text-style-name="P16" svg:x1="0.536cm" svg:y1="8.139cm" svg:x2="3.946cm" svg:y2="8.139cm"><text:p/></draw:line><draw:frame draw:style-name="gr65" draw:text-style-name="P27" svg:width="0.699cm" svg:height="0.338cm" svg:x="3.817cm" svg:y="9.65cm"><draw:text-box><text:p><text:span text:style-name="T6">fig16</text:span></text:p></draw:text-box></draw:frame></draw:g><draw:line draw:style-name="gr3" draw:text-style-name="P16" svg:x1="2.268cm" svg:y1="9.481cm" svg:x2="2.268cm" svg:y2="24.585cm"><text:p/></draw:line><draw:g draw:style-name="gr7"><draw:custom-shape draw:style-name="gr66" draw:text-style-name="P24" svg:width="4.462cm" svg:height="1.694cm" svg:x="3.517cm" svg:y="11.98cm"><text:p text:style-name="P24">this.createElementTag()</text:p><text:p text:style-name="P24"/><text:p text:style-name="P24"/><text:p text:style-name="P24">再帰呼び出しを行う。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5" draw:text-style-name="P16" svg:x1="4.031cm" svg:y1="12.762cm" svg:x2="7.441cm" svg:y2="12.762cm"><text:p/></draw:line><draw:frame draw:style-name="gr67" draw:text-style-name="P27" svg:width="0.699cm" svg:height="0.32cm" svg:x="7.311cm" svg:y="13.787cm"><draw:text-box><text:p><text:span text:style-name="T6">fig14</text:span></text:p></draw:text-box></draw:frame></draw:g><draw:line draw:style-name="gr3" draw:text-style-name="P16" svg:x1="5.763cm" svg:y1="13.674cm" svg:x2="5.763cm" svg:y2="14.727cm"><text:p/></draw:line><draw:custom-shape draw:style-name="gr68" draw:text-style-name="P45" svg:width="4.37cm" svg:height="0.936cm" svg:x="3.641cm" svg:y="14.727cm"><text:p text:style-name="P45">stackKeyの末尾を削除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g draw:style-name="gr7"><draw:custom-shape draw:style-name="gr69" draw:text-style-name="P24" svg:width="4.462cm" svg:height="2.05cm" svg:x="7.011cm" svg:y="16.348cm"><text:p text:style-name="P24">this.createKeysToTag()</text:p><text:p text:style-name="P24"/><text:p text:style-name="P24"/><text:p text:style-name="P24">スタックしたkey文字列と</text:p><text:p text:style-name="P24">テキストをタグ化する。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5" draw:text-style-name="P16" svg:x1="7.525cm" svg:y1="17.293cm" svg:x2="10.935cm" svg:y2="17.293cm"><text:p/></draw:line><draw:frame draw:style-name="gr70" draw:text-style-name="P27" svg:width="0.699cm" svg:height="0.32cm" svg:x="10.806cm" svg:y="18.535cm"><draw:text-box><text:p><text:span text:style-name="T6">fig15</text:span></text:p></draw:text-box></draw:frame></draw:g><draw:g draw:style-name="gr7"><draw:custom-shape draw:style-name="gr69" draw:text-style-name="P24" svg:width="4.462cm" svg:height="2.05cm" svg:x="10.255cm" svg:y="19.345cm"><text:p text:style-name="P24">this.createKeysToTag()</text:p><text:p text:style-name="P24"/><text:p text:style-name="P24"/><text:p text:style-name="P24">スタックしたkey文字列と</text:p><text:p text:style-name="P24">テキストをタグ化する。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5" draw:text-style-name="P16" svg:x1="10.769cm" svg:y1="20.29cm" svg:x2="14.179cm" svg:y2="20.29cm"><text:p/></draw:line><draw:frame draw:style-name="gr70" draw:text-style-name="P27" svg:width="0.699cm" svg:height="0.32cm" svg:x="14.049cm" svg:y="21.532cm"><draw:text-box><text:p><text:span text:style-name="T6">fig15</text:span></text:p></draw:text-box></draw:frame></draw:g><draw:polyline draw:style-name="gr10" draw:text-style-name="P17" svg:width="7.3cm" svg:height="3.493cm" draw:transform="rotate (-1.5707963267949) translate (5.762625cm 15.6618472222222cm)" svg:viewBox="0 0 7301 3494" draw:points="0,0 7301,0 7301,3494"><text:p/></draw:polyline><draw:polyline draw:style-name="gr10" draw:text-style-name="P17" svg:width="4.305cm" svg:height="3.493cm" draw:transform="rotate (-1.5707963267949) translate (9.25688888888889cm 18.2829861111111cm)" svg:viewBox="0 0 4306 3494" draw:points="0,0 4306,0 4306,3494"><text:p/></draw:polyline><draw:polyline draw:style-name="gr10" draw:text-style-name="P17" svg:width="0.819cm" svg:height="3.245cm" draw:transform="rotate (-1.5707963267949) translate (12.5024444444444cm 21.3944861111111cm)" svg:viewBox="0 0 820 3246" draw:points="0,0 820,0 820,3246"><text:p/></draw:polyline><draw:custom-shape draw:style-name="gr5" draw:text-style-name="P19" svg:width="0.966cm" svg:height="1.001cm" svg:x="1.766cm" svg:y="24.583cm"><text:p text:style-name="P1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71" draw:text-style-name="P28" svg:width="6.374cm" svg:height="3.216cm" svg:x="9.998cm" svg:y="0.03cm"><draw:text-box><text:p text:style-name="P28"><text:span text:style-name="T7">Fig14 2</text:span><text:span text:style-name="T7">ページ目</text:span></text:p><text:p text:style-name="P28"><text:span text:style-name="T7"/></text:p></draw:text-box></draw:frame></draw:g></text:p>
      <text:p text:style-name="P12"><draw:g text:anchor-type="as-char" draw:z-index="20" draw:style-name="gr25"><draw:frame draw:style-name="gr2" draw:text-style-name="P28" svg:width="6.374cm" svg:height="9.081cm" svg:x="0cm" svg:y="0.256cm"><draw:text-box><text:p text:style-name="P28"><text:span text:style-name="T7">Fig14 3</text:span><text:span text:style-name="T7">ページ目</text:span></text:p><text:p text:style-name="P28"><text:span text:style-name="T7">:</text:span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34" draw:text-style-name="P20" svg:width="5.815cm" svg:height="2.511cm" svg:x="7.16cm" svg:y="1.986cm"><text:p text:style-name="P20">DOMが生成されていたら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10.104cm" svg:y1="4.496cm" svg:x2="10.104cm" svg:y2="5.494cm"><text:p/></draw:line></draw:g><draw:custom-shape draw:style-name="gr39" draw:text-style-name="P45" svg:width="5.977cm" svg:height="1.151cm" svg:x="7.232cm" svg:y="5.454cm"><text:p text:style-name="P45">topDomNodeの最後尾に</text:p><text:p text:style-name="P45">curDomNodeを追加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13cm" svg:y1="6.604cm" svg:x2="10.213cm" svg:y2="8.475cm"><text:p/></draw:line><draw:polyline draw:style-name="gr10" draw:text-style-name="P17" svg:width="4.368cm" svg:height="4.241cm" svg:x="10.227cm" svg:y="3.235cm" svg:viewBox="0 0 4369 4242" draw:points="2695,0 4369,0 4369,4242 0,4242"><text:p/></draw:polyline><draw:frame draw:style-name="gr11" svg:width="0.602cm" svg:height="0.627cm" svg:x="11.85cm" svg:y="4.233cm"><draw:text-box><text:p>Y</text:p></draw:text-box></draw:frame><draw:frame draw:style-name="gr11" svg:width="0.602cm" svg:height="0.627cm" svg:x="13.12cm" svg:y="2.11cm"><draw:text-box><text:p>N</text:p></draw:text-box></draw:frame><draw:custom-shape draw:style-name="gr5" draw:text-style-name="P19" svg:width="0.966cm" svg:height="1.001cm" svg:x="9.638cm" svg:y="8.474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soft-page-break/><draw:g text:anchor-type="as-char" draw:z-index="21" draw:style-name="gr25"><draw:frame draw:style-name="gr72" draw:text-style-name="P28" svg:width="6.374cm" svg:height="5.848cm" svg:x="0cm" svg:y="0.256cm"><draw:text-box><text:p text:style-name="P28"><text:span text:style-name="T7">Fig15</text:span></text:p><text:p text:style-name="P28"><text:span text:style-name="T7">関数名：</text:span><text:span text:style-name="T7">createKeysToTag</text:span></text:p><text:p text:style-name="P62"><text:span text:style-name="T7">概要：スタックからキーのタグ、テキストから編集用のタグを作る。</text:span></text:p><text:p text:style-name="P30"><text:span text:style-name="T7">引数：</text:span><text:span text:style-name="T7">Array curStackKey:</text:span><text:span text:style-name="T7">キー名のスタック。</text:span></text:p><text:p text:style-name="P30"><text:span text:style-name="T7">:String mapNode:JSON</text:span><text:span text:style-name="T7">のテキスト。</text:span></text:p><text:p text:style-name="P30"><text:span text:style-name="T7">:String key:</text:span><text:span text:style-name="T7">カレントのキー。</text:span></text:p><text:p text:style-name="P63"><text:span text:style-name="T7">戻り値：スタックからキーのタグ、テキストから編集用のタグを作る。</text:span></text:p><text:p text:style-name="P28"><text:span text:style-name="T7"/></text:p><text:p text:style-name="P64"><text:span text:style-name="T7">変数</text:span><text:span text:style-name="T7">:var retDom:</text:span><text:span text:style-name="T7">返却する編集用のタグを格納する変数</text:span></text:p><text:p text:style-name="P65"><text:span text:style-name="T7">var keys:</text:span><text:span text:style-name="T7">生成された、クラスが</text:span><text:span text:style-name="T7">key</text:span><text:span text:style-name="T7">のタグをまとめる変数</text:span></text:p><text:p text:style-name="P65"><text:span text:style-name="T7">var connectedKey:</text:span><text:span text:style-name="T7">curStackKey</text:span><text:span text:style-name="T7">に格納されたキーの文字列を</text:span><text:span text:style-name="T7">_</text:span><text:span text:style-name="T7">を区切り文字にして連結して格納するための変数</text:span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3" draw:text-style-name="P45" svg:width="6.1cm" svg:height="0.86cm" svg:x="7.137cm" svg:y="2cm"><text:p text:style-name="P45">retDomに外枠となるタグを格納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g draw:style-name="gr7"><draw:g draw:style-name="gr7"><draw:custom-shape draw:style-name="gr74" draw:text-style-name="P24" svg:width="6.442cm" svg:height="1.779cm" svg:x="6.983cm" svg:y="3.858cm"><text:p text:style-name="P24">this.createKeyTags()</text:p><text:p text:style-name="P24"/><text:p text:style-name="P24"/><text:p text:style-name="P24">キーのタグ群を作る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5" draw:text-style-name="P16" svg:x1="7.727cm" svg:y1="4.677cm" svg:x2="12.652cm" svg:y2="4.677cm"><text:p/></draw:line><draw:frame draw:style-name="gr75" draw:text-style-name="P27" svg:width="1.01cm" svg:height="0.32cm" svg:x="12.465cm" svg:y="5.754cm"><draw:text-box><text:p><text:span text:style-name="T6">fig17</text:span></text:p></draw:text-box></draw:frame></draw:g><draw:line draw:style-name="gr3" draw:text-style-name="P16" svg:x1="10.228cm" svg:y1="5.634cm" svg:x2="10.228cm" svg:y2="6.347cm"><text:p/></draw:line></draw:g><draw:line draw:style-name="gr3" draw:text-style-name="P16" svg:x1="10.118cm" svg:y1="2.86cm" svg:x2="10.118cm" svg:y2="3.858cm"><text:p/></draw:line><draw:g draw:style-name="gr7"><draw:custom-shape draw:style-name="gr39" draw:text-style-name="P45" svg:width="5.977cm" svg:height="1.151cm" svg:x="7.246cm" svg:y="6.327cm"><text:p text:style-name="P45">キーのタグ群を、retDomのキーのタグ群</text:p><text:p text:style-name="P45">をまとめるためのタグに追加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7.477cm" svg:x2="10.227cm" svg:y2="8.475cm"><text:p/></draw:line></draw:g><draw:g draw:style-name="gr7"><draw:custom-shape draw:style-name="gr39" draw:text-style-name="P45" svg:width="5.977cm" svg:height="1.151cm" svg:x="7.246cm" svg:y="8.448cm"><text:p text:style-name="P45">スタックにカレントのキーを加え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9.597cm" svg:x2="10.227cm" svg:y2="10.595cm"><text:p/></draw:line></draw:g><draw:g draw:style-name="gr7"><draw:custom-shape draw:style-name="gr39" draw:text-style-name="P45" svg:width="5.977cm" svg:height="1.151cm" svg:x="7.246cm" svg:y="10.472cm"><text:p text:style-name="P45">スタックの文字列を_を区切り文字</text:p><text:p text:style-name="P45">にして連結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11.623cm" svg:x2="10.227cm" svg:y2="12.621cm"><text:p/></draw:line></draw:g><draw:g draw:style-name="gr7"><draw:custom-shape draw:style-name="gr39" draw:text-style-name="P45" svg:width="5.977cm" svg:height="1.151cm" svg:x="7.246cm" svg:y="12.592cm"><text:p text:style-name="P45">編集用テキストエリアのラベルを追加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13.742cm" svg:x2="10.227cm" svg:y2="14.74cm"><text:p/></draw:line></draw:g><draw:g draw:style-name="gr7"><draw:custom-shape draw:style-name="gr39" draw:text-style-name="P45" svg:width="5.977cm" svg:height="1.151cm" svg:x="7.246cm" svg:y="14.688cm"><text:p text:style-name="P45">編集用テキストエリアを追加する。</text:p><text:p text:style-name="P45">name属性には_で区切ったスタックの</text:p><text:p text:style-name="P45">キーを格納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15.838cm" svg:x2="10.227cm" svg:y2="16.836cm"><text:p/></draw:line></draw:g><draw:g draw:style-name="gr7"><draw:custom-shape draw:style-name="gr76" draw:text-style-name="P45" svg:width="5.977cm" svg:height="0.817cm" svg:x="7.246cm" svg:y="16.81cm"><text:p text:style-name="P45">末尾に加えたキーを消す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17.626cm" svg:x2="10.227cm" svg:y2="18.334cm"><text:p/></draw:line></draw:g><draw:g draw:style-name="gr7"><draw:custom-shape draw:style-name="gr76" draw:text-style-name="P45" svg:width="5.977cm" svg:height="0.817cm" svg:x="7.246cm" svg:y="18.307cm"><text:p text:style-name="P45">作成したDOMを返す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19.123cm" svg:x2="10.227cm" svg:y2="19.831cm"><text:p/></draw:line></draw:g><draw:custom-shape draw:style-name="gr5" draw:text-style-name="P19" svg:width="0.966cm" svg:height="1.001cm" svg:x="9.728cm" svg:y="19.83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77" draw:text-style-name="P28" svg:width="6.36cm" svg:height="5.615cm" svg:x="0cm" svg:y="6.479cm"><draw:text-box><text:p text:style-name="P28"><text:span text:style-name="T7">retDom</text:span><text:span text:style-name="T7">に格納される、外枠となるタグの構成</text:span></text:p><text:p text:style-name="P28"><text:span text:style-name="T7">サンプル</text:span></text:p><text:p text:style-name="P28"><text:span text:style-name="T7"/></text:p><text:p text:style-name="P28"><text:span text:style-name="T7">&lt;div class="keyAndValue"&gt;</text:span></text:p><text:p text:style-name="P28"><text:span text:style-name="T7">　</text:span><text:span text:style-name="T7">&lt;span class="keys"&gt;</text:span></text:p><text:p text:style-name="P28"><text:span text:style-name="T7">　　</text:span><text:span text:style-name="T7">&lt;span class="key"&gt;guides&lt;/span&gt;</text:span></text:p><text:p text:style-name="P28"><text:span text:style-name="T7">　　</text:span><text:span text:style-name="T7">&lt;span class="key"&gt;guideFASchool&lt;/span&gt;</text:span></text:p><text:p text:style-name="P28"><text:span text:style-name="T7">　　</text:span><text:span text:style-name="T7">&lt;span class="key"&gt;toppageLink&lt;/span&gt;</text:span></text:p><text:p text:style-name="P28"><text:span text:style-name="T7">　　</text:span><text:span text:style-name="T7">&lt;span class="key currentKey"&gt;</text:span></text:p><text:p text:style-name="P28"><text:span text:style-name="T7">　　　</text:span><text:span text:style-name="T7">sideText</text:span></text:p><text:p text:style-name="P28"><text:span text:style-name="T7">　　</text:span><text:span text:style-name="T7">&lt;/span&gt;</text:span></text:p><text:p text:style-name="P28"><text:span text:style-name="T7">　</text:span><text:span text:style-name="T7">&lt;/span&gt;</text:span></text:p><text:p text:style-name="P28"><text:span text:style-name="T7">　</text:span><text:span text:style-name="T7">&lt;span class="values"&gt;&lt;/span&gt;</text:span></text:p><text:p text:style-name="P28"><text:span text:style-name="T7">&lt;/div&gt;</text:span></text:p></draw:text-box></draw:frame></draw:g></text:p>
      <text:p text:style-name="P6"><draw:g text:anchor-type="as-char" draw:z-index="23" draw:style-name="gr25"><draw:frame draw:style-name="gr2" draw:text-style-name="P28" svg:width="5.977cm" svg:height="9.081cm" svg:x="0cm" svg:y="0.256cm"><draw:text-box><text:p text:style-name="P28"><text:span text:style-name="T7">Fig16</text:span></text:p><text:p text:style-name="P28"><text:span text:style-name="T7">関数名：</text:span><text:span text:style-name="T7">createKeysToTagArray</text:span></text:p><text:p text:style-name="P29"><text:span text:style-name="T7">概要：スタックからキーのタグ、テキストから編集用のタグを複数作る。</text:span></text:p><text:p text:style-name="P30"><text:span text:style-name="T7">引数：</text:span><text:span text:style-name="T7">curStackKey:</text:span><text:span text:style-name="T7">キー名のスタック。</text:span></text:p><text:p text:style-name="P66"><text:span text:style-name="T7">:String mapNode:JSON</text:span><text:span text:style-name="T7">の文字列配列。</text:span></text:p><text:p text:style-name="P66"><text:span text:style-name="T7">:String key:</text:span><text:span text:style-name="T7">カレントのキー。</text:span></text:p><text:p text:style-name="P28"><text:span text:style-name="T7">戻り値：なし</text:span></text:p><text:p text:style-name="P28"><text:span text:style-name="T7"/></text:p><text:p text:style-name="P64"><text:span text:style-name="T7">変数</text:span><text:span text:style-name="T7">:var retDom:</text:span><text:span text:style-name="T7">返却する編集用のタグを格納する変数</text:span></text:p><text:p text:style-name="P65"><text:span text:style-name="T7">var keys:</text:span><text:span text:style-name="T7">生成された、クラスが</text:span><text:span text:style-name="T7">key</text:span><text:span text:style-name="T7">のタグをまとめる変数</text:span></text:p><text:p text:style-name="P65"><text:span text:style-name="T7">var connectedKey:</text:span><text:span text:style-name="T7">curStackKey</text:span><text:span text:style-name="T7">に格納されたキーの文字列を</text:span><text:span text:style-name="T7">_</text:span><text:span text:style-name="T7">を区切り文字にして連結して格納するための変数</text:span></text:p><text:p text:style-name="P65"><text:span text:style-name="T7">var $values:</text:span><text:span text:style-name="T7">クラスが</text:span><text:span text:style-name="T7">values</text:span><text:span text:style-name="T7">のタグの</text:span><text:span text:style-name="T7">jQuery</text:span><text:span text:style-name="T7">オブジェクトを格納する変数</text:span></text:p><text:p text:style-name="P65"><text:span text:style-name="T7">var mapNodeLength:mapNode</text:span><text:span text:style-name="T7">の要素数</text:span></text:p><text:p text:style-name="P65"><text:span text:style-name="T7"/></text:p></draw:text-box></draw:frame><draw:line draw:style-name="gr4" draw:text-style-name="P17" svg:x1="6.498cm" svg:y1="0.001cm" svg:x2="6.498cm" svg:y2="25.657cm"><text:p/></draw:line><draw:g draw:style-name="gr7"><draw:g draw:style-name="gr7"><draw:custom-shape draw:style-name="gr60" svg:width="6.019cm" svg:height="1.297cm" svg:x="7.232cm" svg:y="16.035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61" draw:text-style-name="P58" svg:width="2.999cm" svg:height="1.329cm" svg:x="8.738cm" svg:y="16.006cm"><draw:text-box><text:p text:style-name="P57"><text:span text:style-name="T3">mapNode</text:span><text:span text:style-name="T3">を走査する</text:span></text:p><text:p text:style-name="P57"><text:span text:style-name="T3">i = 0; i &lt; mapNodeLength; i++</text:span></text:p></draw:text-box></draw:frame></draw:g><draw:line draw:style-name="gr3" draw:text-style-name="P16" svg:x1="10.236cm" svg:y1="17.334cm" svg:x2="10.236cm" svg:y2="18.332cm"><text:p/></draw:line></draw:g><draw:line draw:style-name="gr3" draw:text-style-name="P16" svg:x1="10.118cm" svg:y1="1.002cm" svg:x2="10.118cm" svg:y2="2cm"><text:p/></draw:line><draw:custom-shape draw:style-name="gr5" draw:text-style-name="P19" svg:width="0.966cm" svg:height="1.001cm" svg:x="9.638cm" svg:y="0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3" draw:text-style-name="P45" svg:width="6.1cm" svg:height="0.86cm" svg:x="7.137cm" svg:y="2cm"><text:p text:style-name="P45">retDomに外枠となるタグを格納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g draw:style-name="gr7"><draw:g draw:style-name="gr7"><draw:custom-shape draw:style-name="gr74" draw:text-style-name="P24" svg:width="6.442cm" svg:height="1.779cm" svg:x="6.983cm" svg:y="5.978cm"><text:p text:style-name="P24">this.createKeyTags()</text:p><text:p text:style-name="P24"/><text:p text:style-name="P24"/><text:p text:style-name="P24">キーのタグ群を作る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5" draw:text-style-name="P16" svg:x1="7.727cm" svg:y1="6.797cm" svg:x2="12.652cm" svg:y2="6.797cm"><text:p/></draw:line><draw:frame draw:style-name="gr75" draw:text-style-name="P27" svg:width="1.01cm" svg:height="0.32cm" svg:x="12.465cm" svg:y="7.874cm"><draw:text-box><text:p><text:span text:style-name="T6">fig17</text:span></text:p></draw:text-box></draw:frame></draw:g><draw:line draw:style-name="gr3" draw:text-style-name="P16" svg:x1="10.228cm" svg:y1="7.754cm" svg:x2="10.228cm" svg:y2="8.467cm"><text:p/></draw:line></draw:g><draw:line draw:style-name="gr3" draw:text-style-name="P16" svg:x1="10.118cm" svg:y1="2.859cm" svg:x2="10.118cm" svg:y2="3.857cm"><text:p/></draw:line><draw:g draw:style-name="gr7"><draw:custom-shape draw:style-name="gr39" draw:text-style-name="P45" svg:width="5.977cm" svg:height="1.151cm" svg:x="7.246cm" svg:y="8.447cm"><text:p text:style-name="P45">キーのタグ群を、retDomのキーのタグ群</text:p><text:p text:style-name="P45">をまとめるためのタグに追加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9.597cm" svg:x2="10.227cm" svg:y2="10.595cm"><text:p/></draw:line></draw:g><draw:g draw:style-name="gr7"><draw:custom-shape draw:style-name="gr39" draw:text-style-name="P45" svg:width="5.977cm" svg:height="1.151cm" svg:x="7.123cm" svg:y="3.856cm"><text:p text:style-name="P45">スタックにカレントのキーを加え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104cm" svg:y1="5.006cm" svg:x2="10.104cm" svg:y2="6.004cm"><text:p/></draw:line></draw:g><draw:g draw:style-name="gr7"><draw:custom-shape draw:style-name="gr39" draw:text-style-name="P45" svg:width="5.977cm" svg:height="1.151cm" svg:x="7.246cm" svg:y="10.472cm"><text:p text:style-name="P45">スタックの文字列を_を区切り文字</text:p><text:p text:style-name="P45">にして連結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11.622cm" svg:x2="10.227cm" svg:y2="12.62cm"><text:p/></draw:line></draw:g><draw:g draw:style-name="gr7"><draw:custom-shape draw:style-name="gr39" draw:text-style-name="P45" svg:width="5.977cm" svg:height="1.151cm" svg:x="7.246cm" svg:y="12.539cm"><text:p text:style-name="P45">テキスト編集用のタグを入れるタグの</text:p><text:p text:style-name="P45">jQueryオブジェクトを生成し、$valuesに</text:p><text:p text:style-name="P45">格納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13.69cm" svg:x2="10.227cm" svg:y2="14.688cm"><text:p/></draw:line></draw:g><draw:g draw:style-name="gr7"><draw:custom-shape draw:style-name="gr76" draw:text-style-name="P45" svg:width="5.977cm" svg:height="0.817cm" svg:x="7.246cm" svg:y="21.703cm"><text:p text:style-name="P45">末尾に加えたキーを消す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22.52cm" svg:x2="10.227cm" svg:y2="23.228cm"><text:p/></draw:line></draw:g><draw:g draw:style-name="gr7"><draw:custom-shape draw:style-name="gr76" draw:text-style-name="P45" svg:width="5.977cm" svg:height="0.817cm" svg:x="7.246cm" svg:y="23.297cm"><text:p text:style-name="P45">作成したDOMを返す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24.113cm" svg:x2="10.227cm" svg:y2="24.821cm"><text:p/></draw:line></draw:g><draw:custom-shape draw:style-name="gr5" draw:text-style-name="P19" svg:width="0.966cm" svg:height="1.001cm" svg:x="9.728cm" svg:y="24.696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78" draw:text-style-name="P45" svg:width="5.977cm" svg:height="0.765cm" svg:x="7.246cm" svg:y="14.661cm"><text:p text:style-name="P45">mapNodeの要素数を取得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15.424cm" svg:x2="10.227cm" svg:y2="16.086cm"><text:p/></draw:line></draw:g><draw:g draw:style-name="gr7"><draw:custom-shape draw:style-name="gr79" draw:text-style-name="P45" svg:width="5.977cm" svg:height="0.937cm" svg:x="7.246cm" svg:y="18.332cm"><text:p text:style-name="P45">編集用テキストエリアを追加する。name属性</text:p><text:p text:style-name="P45">には_で区切ったキーを格納する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19.268cm" svg:x2="10.227cm" svg:y2="20.08cm"><text:p/></draw:line></draw:g><draw:g draw:style-name="gr7"><draw:custom-shape draw:style-name="gr80" draw:text-style-name="P50" svg:width="5.991cm" svg:height="0.844cm" svg:x="7.246cm" svg:y="20.08cm"><text:p/>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6" svg:x1="10.241cm" svg:y1="20.923cm" svg:x2="10.241cm" svg:y2="21.703cm"><text:p/></draw:line></draw:g></draw:g></text:p>
      <text:p text:style-name="P9"><draw:g text:anchor-type="as-char" draw:z-index="28" draw:style-name="gr16"><draw:frame draw:style-name="gr2" draw:text-style-name="P28" svg:width="6.374cm" svg:height="9.081cm" svg:x="0cm" svg:y="0.256cm"><draw:text-box><text:p><text:span text:style-name="T7">Fig17</text:span></text:p><text:p><text:span text:style-name="T7">関数名：</text:span><text:span text:style-name="T7">createKeyTags</text:span></text:p><text:p text:style-name="P72"><text:span text:style-name="T7">概要：キーのタグ群を作る。</text:span></text:p><text:p text:style-name="P73"><text:span text:style-name="T7">引数：</text:span><text:span text:style-name="T7">Array curStackKey:</text:span><text:span text:style-name="T7">キーのスタック。</text:span></text:p><text:p><text:span text:style-name="T7">戻り値：</text:span><text:span text:style-name="T7">Element:</text:span><text:span text:style-name="T7">作成した</text:span><text:span text:style-name="T7">DOM</text:span><text:span text:style-name="T7">を返す</text:span></text:p><text:p><text:span text:style-name="T7"/></text:p><text:p text:style-name="P74"><text:span text:style-name="T7">変数</text:span><text:span text:style-name="T7">:var retDom:</text:span><text:span text:style-name="T7">返却する、キーのタグ群を格納する変数</text:span></text:p><text:p text:style-name="P74"><text:span text:style-name="T7">var stackLength:</text:span><text:span text:style-name="T7">スタックの要素数</text:span></text:p><text:p text:style-name="P74"><text:span text:style-name="T7"/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7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0.997cm" svg:height="3.868cm" svg:x="13.099cm" svg:y="10.346cm" svg:viewBox="0 0 998 3869" draw:points="0,0 998,0 998,3869"><text:p/></draw:polyline><draw:polyline draw:style-name="gr10" draw:text-style-name="P17" svg:width="0.623cm" svg:height="3.993cm" draw:transform="rotate (-1.5707963267949) translate (14.2204722222222cm 15.2122499999999cm)" svg:viewBox="0 0 624 3994" draw:points="0,0 624,0 624,3994"><text:p/></draw:polyline><draw:custom-shape draw:style-name="gr29" draw:text-style-name="P45" svg:width="6.1cm" svg:height="1.151cm" svg:x="7.137cm" svg:y="2cm"><text:p text:style-name="P59"><text:span text:style-name="T12">返却用の変数</text:span><text:span text:style-name="T12">retDom</text:span><text:span text:style-name="T12">を宣言し</text:span></text:p><text:p text:style-name="P59"><text:span text:style-name="T12">仮の枠となる</text:span><text:span text:style-name="T12">div</text:span><text:span text:style-name="T12">タグを生成して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4" draw:text-style-name="P20" svg:width="5.815cm" svg:height="2.511cm" svg:x="7.285cm" svg:y="9.096cm"><text:p text:style-name="P23"><text:span text:style-name="T4">最後の要素でなけ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6" svg:x1="10.229cm" svg:y1="11.605cm" svg:x2="10.229cm" svg:y2="12.603cm"><text:p/></draw:line></draw:g><draw:g draw:style-name="gr7"><draw:custom-shape draw:style-name="gr35" draw:text-style-name="P50" svg:width="5.991cm" svg:height="1.08cm" svg:x="7.232cm" svg:y="16.835cm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6" svg:x1="10.227cm" svg:y1="17.914cm" svg:x2="10.227cm" svg:y2="18.912cm"><text:p/></draw:line></draw:g><draw:g draw:style-name="gr7"><draw:g draw:style-name="gr7"><draw:custom-shape draw:style-name="gr93" svg:width="6.019cm" svg:height="1.601cm" svg:x="7.204cm" svg:y="6.26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94" draw:text-style-name="P58" svg:width="2.999cm" svg:height="1.96cm" svg:x="8.71cm" svg:y="6.227cm"><draw:text-box><text:p><text:span text:style-name="T3">curStackKey</text:span><text:span text:style-name="T3">を走査する</text:span></text:p><text:p><text:span text:style-name="T3">i = 0; i &lt; stackLength; i++</text:span></text:p></draw:text-box></draw:frame></draw:g><draw:line draw:style-name="gr3" draw:text-style-name="P16" svg:x1="10.208cm" svg:y1="7.865cm" svg:x2="10.208cm" svg:y2="9.096cm"><text:p/></draw:line></draw:g><draw:frame draw:style-name="gr11" svg:width="0.602cm" svg:height="0.627cm" svg:x="10.624cm" svg:y="11.606cm"><draw:text-box><text:p>Y</text:p></draw:text-box></draw:frame><draw:frame draw:style-name="gr11" svg:width="0.602cm" svg:height="0.627cm" svg:x="13.744cm" svg:y="9.472cm"><draw:text-box><text:p>N</text:p></draw:text-box></draw:frame><draw:g draw:style-name="gr7"><draw:custom-shape draw:style-name="gr39" draw:text-style-name="P45" svg:width="5.977cm" svg:height="1.151cm" svg:x="7.108cm" svg:y="4.078cm"><text:p text:style-name="P59"><text:span text:style-name="T12">スタックの要素数を取得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089cm" svg:y1="5.228cm" svg:x2="10.089cm" svg:y2="6.226cm"><text:p/></draw:line></draw:g><draw:line draw:style-name="gr3" draw:text-style-name="P16" svg:x1="10.118cm" svg:y1="3.149cm" svg:x2="10.118cm" svg:y2="4.147cm"><text:p/></draw:line><draw:custom-shape draw:style-name="gr39" draw:text-style-name="P45" svg:width="5.977cm" svg:height="1.151cm" svg:x="7.246cm" svg:y="12.591cm"><text:p text:style-name="P59"><text:span text:style-name="T12">キーのタグを</text:span><text:span text:style-name="T12">retDom</text:span><text:span text:style-name="T12">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227cm" svg:y1="13.741cm" svg:x2="10.227cm" svg:y2="16.835cm"><text:p/></draw:line><draw:custom-shape draw:style-name="gr95" draw:text-style-name="P45" svg:width="3.869cm" svg:height="1.026cm" svg:x="12.224cm" svg:y="14.187cm"><text:p text:style-name="P59"><text:span text:style-name="T12">カレントのキーのタグを</text:span></text:p><text:p text:style-name="P59"><text:span text:style-name="T12">retDom</text:span><text:span text:style-name="T12">に追加する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58" draw:text-style-name="P45" svg:width="5.98cm" svg:height="1.153cm" svg:x="7.232cm" svg:y="18.937cm"><text:p text:style-name="P59"><text:span text:style-name="T12">作成した</text:span><text:span text:style-name="T12">DOM</text:span><text:span text:style-name="T12">を返す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214cm" svg:y1="20.088cm" svg:x2="10.214cm" svg:y2="21.086cm"><text:p/></draw:line></draw:g><draw:custom-shape draw:style-name="gr5" draw:text-style-name="P19" svg:width="0.966cm" svg:height="1.001cm" svg:x="9.638cm" svg:y="21.057cm"><text:p text:style-name="P17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2"><draw:g text:anchor-type="as-char" draw:z-index="24" draw:style-name="gr25"><draw:g draw:style-name="gr7"><draw:frame draw:style-name="gr2" draw:text-style-name="P28" svg:width="6.374cm" svg:height="9.081cm" svg:x="0cm" svg:y="0.256cm"><draw:text-box><text:p text:style-name="P28"><text:span text:style-name="T7">Fig18</text:span></text:p><text:p text:style-name="P28"><text:span text:style-name="T7">関数名：</text:span><text:span text:style-name="T7">updateElementJson</text:span></text:p><text:p text:style-name="P29"><text:span text:style-name="T7">概要：タグの内容を</text:span><text:span text:style-name="T7">JSON</text:span><text:span text:style-name="T7">に反映させる。</text:span></text:p><text:p text:style-name="P39"><text:span text:style-name="T7">引数：</text:span><text:span text:style-name="T7">Object topMapNode:</text:span><text:span text:style-name="T7">更新対象の</text:span><text:span text:style-name="T7">JSON</text:span><text:span text:style-name="T7">の先頭のノード</text:span></text:p><text:p text:style-name="P66"><text:span text:style-name="T7">:Element topDomNode:</text:span><text:span text:style-name="T7">先頭の</text:span><text:span text:style-name="T7">DOM</text:span></text:p><text:p text:style-name="P28"><text:span text:style-name="T7">戻り値：なし</text:span></text:p><text:p text:style-name="P28"><text:span text:style-name="T7"/></text:p><text:p text:style-name="P40"><text:span text:style-name="T7">変数</text:span><text:span text:style-name="T7">:var prevName:1</text:span><text:span text:style-name="T7">回前の走査した要素の</text:span><text:span text:style-name="T7">name</text:span><text:span text:style-name="T7">属性を保存する変数</text:span></text:p><text:p text:style-name="P40"><text:span text:style-name="T7">var thisName:</text:span><text:span text:style-name="T7">現在の</text:span><text:span text:style-name="T7">DOM</text:span><text:span text:style-name="T7">の</text:span><text:span text:style-name="T7">name</text:span><text:span text:style-name="T7">属性</text:span></text:p><text:p text:style-name="P40"><text:span text:style-name="T7">var stackKey:</text:span><text:span text:style-name="T7">キーのスタック。</text:span></text:p><text:p text:style-name="P40"><text:span text:style-name="T7">var key:</text:span><text:span text:style-name="T7">カレントのキー</text:span></text:p><text:p text:style-name="P40"><text:span text:style-name="T7">var mapNode:</text:span><text:span text:style-name="T7">スタックキーに一致する</text:span><text:span text:style-name="T7">JSON</text:span><text:span text:style-name="T7">ノード</text:span></text:p><text:p text:style-name="P40"><text:span text:style-name="T7">var $targetArray:</text:span><text:span text:style-name="T7">配列に対応する</text:span><text:span text:style-name="T7">DOM</text:span><text:span text:style-name="T7">の</text:span><text:span text:style-name="T7">jQuery</text:span><text:span text:style-name="T7">オブジェクト</text:span></text:p><text:p text:style-name="P40"><text:span text:style-name="T7">var arrayLength:$targetArray</text:span><text:span text:style-name="T7">の要素数</text:span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2.993cm" svg:height="8.735cm" svg:x="13.099cm" svg:y="10.096cm" svg:viewBox="0 0 2994 8736" draw:points="0,0 2994,0 2994,8736"><text:p/></draw:polyline><draw:g draw:style-name="gr7"><draw:custom-shape draw:style-name="gr34" draw:text-style-name="P20" svg:width="5.815cm" svg:height="2.511cm" svg:x="7.285cm" svg:y="8.846cm"><text:p text:style-name="P20">今回の走査が配列ノードの2番目</text:p><text:p text:style-name="P20">以降であればスキップする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10.229cm" svg:y1="11.356cm" svg:x2="10.229cm" svg:y2="12.354cm"><text:p/></draw:line></draw:g><draw:g draw:style-name="gr7"><draw:custom-shape draw:style-name="gr39" draw:text-style-name="P45" svg:width="5.977cm" svg:height="1.151cm" svg:x="7.232cm" svg:y="1.956cm"><text:p text:style-name="P45">1回前の走査した要素のname属性</text:p><text:p text:style-name="P45">を保存する変数prevNameを用意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13cm" svg:y1="3.106cm" svg:x2="10.213cm" svg:y2="4.104cm"><text:p/></draw:line></draw:g><draw:g draw:style-name="gr7"><draw:custom-shape draw:style-name="gr39" draw:text-style-name="P45" svg:width="5.977cm" svg:height="1.151cm" svg:x="7.246cm" svg:y="6.697cm"><text:p text:style-name="P45">現在の捜査対象のDOMの</text:p><text:p text:style-name="P45">name属性を取得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7.848cm" svg:x2="10.227cm" svg:y2="8.846cm"><text:p/></draw:line></draw:g><draw:g draw:style-name="gr7"><draw:custom-shape draw:style-name="gr39" draw:text-style-name="P45" svg:width="5.977cm" svg:height="1.151cm" svg:x="7.246cm" svg:y="12.34cm"><text:p text:style-name="P45">テキストエリアのname属性から</text:p><text:p text:style-name="P45">スタックキーを生成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13.49cm" svg:x2="10.227cm" svg:y2="14.488cm"><text:p/></draw:line></draw:g><draw:g draw:style-name="gr7"><draw:custom-shape draw:style-name="gr39" draw:text-style-name="P45" svg:width="5.977cm" svg:height="1.151cm" svg:x="7.246cm" svg:y="14.436cm"><text:p text:style-name="P45">スタックキーからカレントのキーを取り出す。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227cm" svg:y1="15.586cm" svg:x2="10.227cm" svg:y2="16.584cm"><text:p/></draw:line></draw:g><draw:custom-shape draw:style-name="gr5" draw:text-style-name="P19" svg:width="0.966cm" svg:height="1.001cm" svg:x="9.728cm" svg:y="18.83cm"><text:p text:style-name="P1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81" draw:text-style-name="P24" svg:width="6.444cm" svg:height="1.687cm" svg:x="6.983cm" svg:y="16.468cm"><text:p text:style-name="P24">findMapNode()</text:p><text:p text:style-name="P24"/><text:p text:style-name="P24"/><text:p text:style-name="P24">スタックkeyに一致するノードを返す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5" draw:text-style-name="P16" svg:x1="7.726cm" svg:y1="17.246cm" svg:x2="12.652cm" svg:y2="17.246cm"><text:p/></draw:line><draw:frame draw:style-name="gr82" draw:text-style-name="P27" svg:width="1.01cm" svg:height="0.32cm" svg:x="12.465cm" svg:y="18.267cm"><draw:text-box><text:p><text:span text:style-name="T6">fig19</text:span></text:p></draw:text-box></draw:frame></draw:g><draw:line draw:style-name="gr3" draw:text-style-name="P16" svg:x1="10.227cm" svg:y1="18.153cm" svg:x2="10.227cm" svg:y2="18.83cm"><text:p/></draw:line></draw:g><draw:custom-shape draw:style-name="gr5" draw:text-style-name="P19" svg:width="0.966cm" svg:height="1.001cm" svg:x="15.595cm" svg:y="18.83cm"><text:p text:style-name="P1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7"><draw:frame draw:style-name="gr11" svg:width="0.602cm" svg:height="0.627cm" svg:x="11.37cm" svg:y="11.229cm"><draw:text-box><text:p>Y</text:p></draw:text-box></draw:frame><draw:frame draw:style-name="gr11" svg:width="0.602cm" svg:height="0.627cm" svg:x="13.887cm" svg:y="9.11cm"><draw:text-box><text:p>N</text:p></draw:text-box></draw:frame><draw:g draw:style-name="gr7"><draw:g draw:style-name="gr7"><draw:custom-shape draw:style-name="gr83" svg:width="6.019cm" svg:height="1.474cm" svg:x="7.5cm" svg:y="4.152cm"><text:p/><draw:enhanced-geometry svg:viewBox="0 0 21600 21600" draw:mirror-vertical="true" draw:glue-points="?f6 10800 10800 21600 ?f5 10800 10800 0" draw:text-areas="?f3 ?f3 ?f4 ?f4" draw:mirror-horizontal="false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84" draw:text-style-name="P20" svg:width="2.999cm" svg:height="1.803cm" svg:x="9.006cm" svg:y="4.119cm"><draw:text-box><text:p text:style-name="P20"><text:span text:style-name="T3">編集用テキストエリア</text:span>がある限りループする</text:p></draw:text-box></draw:frame></draw:g><draw:line draw:style-name="gr3" draw:text-style-name="P16" svg:x1="10.504cm" svg:y1="5.626cm" svg:x2="10.504cm" svg:y2="6.759cm"><text:p/></draw:line></draw:g></draw:g></draw:g></text:p>
      <text:p text:style-name="P1"><draw:g text:anchor-type="as-char" draw:z-index="34" draw:style-name="gr25"><draw:custom-shape draw:style-name="gr5" draw:text-style-name="P19" svg:width="0.966cm" svg:height="1.001cm" svg:x="1.822cm" svg:y="0cm"><text:p text:style-name="P18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1.424cm" svg:height="0.872cm" svg:x="4.394cm" svg:y="3.369cm" svg:viewBox="0 0 1425 873" draw:points="0,0 1425,0 1425,873"><text:p/></draw:polyline><draw:polyline draw:style-name="gr10" draw:text-style-name="P17" svg:width="3.368cm" svg:height="14.225cm" svg:x="9.361cm" svg:y="7.458cm" svg:viewBox="0 0 3369 14226" draw:points="2078,0 3369,0 3369,14226 0,14226"><text:p/></draw:polyline><draw:custom-shape draw:style-name="gr62" draw:text-style-name="P20" svg:width="4.368cm" svg:height="2.689cm" svg:x="0.056cm" svg:y="1.983cm"><text:p text:style-name="P20">ノードがtextであ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2.268cm" svg:y1="4.671cm" svg:x2="2.268cm" svg:y2="7.086cm"><text:p/></draw:line><draw:line draw:style-name="gr3" draw:text-style-name="P16" svg:x1="2.288cm" svg:y1="1cm" svg:x2="2.288cm" svg:y2="1.998cm"><text:p/></draw:line><draw:custom-shape draw:style-name="gr62" draw:text-style-name="P20" svg:width="4.368cm" svg:height="2.689cm" svg:x="3.574cm" svg:y="4.117cm"><text:p text:style-name="P20">htmlであ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5.786cm" svg:y1="6.805cm" svg:x2="5.823cm" svg:y2="9.331cm"><text:p/></draw:line><draw:custom-shape draw:style-name="gr62" draw:text-style-name="P20" svg:width="4.368cm" svg:height="2.689cm" svg:x="7.068cm" svg:y="6.114cm"><text:p text:style-name="P20">配列であ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9.28cm" svg:y1="8.802cm" svg:x2="9.28cm" svg:y2="10.827cm"><text:p/></draw:line><draw:polyline draw:style-name="gr10" draw:text-style-name="P17" svg:width="1.424cm" svg:height="0.622cm" svg:x="7.888cm" svg:y="5.491cm" svg:viewBox="0 0 1425 623" draw:points="0,0 1425,0 1425,623"><text:p/></draw:polyline><draw:frame draw:style-name="gr11" svg:width="0.602cm" svg:height="0.627cm" svg:x="3.074cm" svg:y="4.493cm"><draw:text-box><text:p>Y</text:p></draw:text-box></draw:frame><draw:frame draw:style-name="gr11" svg:width="0.602cm" svg:height="0.627cm" svg:x="6.216cm" svg:y="6.985cm"><draw:text-box><text:p>Y</text:p></draw:text-box></draw:frame><draw:frame draw:style-name="gr11" svg:width="0.602cm" svg:height="0.627cm" svg:x="9.938cm" svg:y="8.61cm"><draw:text-box><text:p>Y</text:p></draw:text-box></draw:frame><draw:frame draw:style-name="gr11" svg:width="0.602cm" svg:height="0.627cm" svg:x="4.821cm" svg:y="2.492cm"><draw:text-box><text:p>N</text:p></draw:text-box></draw:frame><draw:frame draw:style-name="gr11" svg:width="0.602cm" svg:height="0.627cm" svg:x="8.463cm" svg:y="4.489cm"><draw:text-box><text:p>N</text:p></draw:text-box></draw:frame><draw:frame draw:style-name="gr11" svg:width="0.602cm" svg:height="0.627cm" svg:x="11.707cm" svg:y="6.239cm"><draw:text-box><text:p>N</text:p></draw:text-box></draw:frame><draw:line draw:style-name="gr3" draw:text-style-name="P16" svg:x1="2.325cm" svg:y1="8.035cm" svg:x2="2.325cm" svg:y2="24.586cm"><text:p/></draw:line><draw:polyline draw:style-name="gr10" draw:text-style-name="P17" svg:width="12.759cm" svg:height="3.493cm" draw:transform="rotate (-1.5707963267949) translate (5.81906944444444cm 10.2016111111111cm)" svg:viewBox="0 0 12760 3494" draw:points="0,0 12760,0 12760,3494"><text:p/></draw:polyline><draw:polyline draw:style-name="gr10" draw:text-style-name="P17" svg:width="0.819cm" svg:height="3.541cm" draw:transform="rotate (-1.5707963267949) translate (9.36095833333333cm 21.3098194444444cm)" svg:viewBox="0 0 820 3542" draw:points="0,0 820,0 820,3542"><text:p/></draw:polyline><draw:custom-shape draw:style-name="gr5" draw:text-style-name="P19" svg:width="0.966cm" svg:height="1.001cm" svg:x="1.822cm" svg:y="24.583cm"><text:p text:style-name="P18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71" draw:text-style-name="P28" svg:width="6.374cm" svg:height="3.216cm" svg:x="10.054cm" svg:y="0.03cm"><draw:text-box><text:p text:style-name="P28"><text:span text:style-name="T7">Fig18 2</text:span><text:span text:style-name="T7">ページ目</text:span></text:p><text:p text:style-name="P28"><text:span text:style-name="T7"/></text:p></draw:text-box></draw:frame><draw:custom-shape draw:style-name="gr63" draw:text-style-name="P45" svg:width="4.493cm" svg:height="0.952cm" svg:x="0cm" svg:y="7.084cm"><text:p text:style-name="P59"><text:span text:style-name="T12">タグの文字列を</text:span><text:span text:style-name="T12">JSON</text:span><text:span text:style-name="T12">ノードに</text:span></text:p><text:p text:style-name="P59"><text:span text:style-name="T12">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3" draw:text-style-name="P45" svg:width="4.493cm" svg:height="0.952cm" svg:x="3.494cm" svg:y="9.252cm"><text:p text:style-name="P59"><text:span text:style-name="T12">タグの文字列を</text:span><text:span text:style-name="T12">JSON</text:span><text:span text:style-name="T12">ノードに</text:span></text:p><text:p text:style-name="P59"><text:span text:style-name="T12">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3" draw:text-style-name="P45" svg:width="4.493cm" svg:height="0.952cm" svg:x="7.114cm" svg:y="10.827cm"><text:p text:style-name="P59"><text:span text:style-name="T12">処理対象となる</text:span><text:span text:style-name="T12">DOM</text:span><text:span text:style-name="T12">を</text:span></text:p><text:p text:style-name="P59"><text:span text:style-name="T12">全て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63" draw:text-style-name="P45" svg:width="4.493cm" svg:height="0.952cm" svg:x="7.114cm" svg:y="12.573cm"><text:p text:style-name="P59"><text:span text:style-name="T12">DOM</text:span><text:span text:style-name="T12">の配列の要素数を</text:span></text:p><text:p text:style-name="P59"><text:span text:style-name="T12">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9.28cm" svg:y1="11.781cm" svg:x2="9.28cm" svg:y2="12.573cm"><text:p/></draw:line><draw:custom-shape draw:style-name="gr109" draw:text-style-name="P45" svg:width="4.493cm" svg:height="1.451cm" svg:x="7.114cm" svg:y="14.321cm"><text:p text:style-name="P59"><text:span text:style-name="T12">JSON</text:span><text:span text:style-name="T12">の配列にリサイズが必要</text:span></text:p><text:p text:style-name="P59"><text:span text:style-name="T12">であれば、</text:span><text:span text:style-name="T12">DOM</text:span><text:span text:style-name="T12">配列の要素数</text:span></text:p><text:p text:style-name="P59"><text:span text:style-name="T12">と一致させる</text:span><text:span text:style-name="T12">(</text:span><text:span text:style-name="T12">リサイズする</text:span><text:span text:style-name="T12">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9.28cm" svg:y1="13.524cm" svg:x2="9.28cm" svg:y2="14.316cm"><text:p/></draw:line><draw:custom-shape draw:style-name="gr63" draw:text-style-name="P45" svg:width="4.493cm" svg:height="0.952cm" svg:x="6.974cm" svg:y="18.44cm"><text:p text:style-name="P59"><text:span text:style-name="T12">JSON</text:span><text:span text:style-name="T12">側の文字列配列に</text:span><text:span text:style-name="T12">DOM</text:span></text:p><text:p text:style-name="P59"><text:span text:style-name="T12">配列の文字列をコピー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" draw:text-style-name="P19" svg:width="0.966cm" svg:height="1.001cm" svg:x="14.228cm" svg:y="0cm"><text:p text:style-name="P18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22.711cm" svg:height="12.369cm" draw:transform="rotate (-1.5707963267949) translate (14.7108333333333cm 0.967652777777777cm)" svg:viewBox="0 0 22712 12370" draw:points="0,0 22712,0 22712,12370"><text:p/></draw:polyline><draw:g draw:style-name="gr7"><draw:custom-shape draw:style-name="gr110" draw:text-style-name="P77" svg:width="5.118cm" svg:height="1.255cm" svg:x="6.724cm" svg:y="16.47cm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11" draw:text-style-name="P58" svg:width="2.551cm" svg:height="0.955cm" svg:x="8.005cm" svg:y="16.443cm"><draw:text-box><text:p><text:span text:style-name="T3">配列の要素数分ループする</text:span></text:p></draw:text-box></draw:frame></draw:g><draw:line draw:style-name="gr3" draw:text-style-name="P16" svg:x1="9.361cm" svg:y1="17.725cm" svg:x2="9.361cm" svg:y2="18.439cm"><text:p/></draw:line><draw:custom-shape draw:style-name="gr112" draw:text-style-name="P50" svg:width="5.118cm" svg:height="1.08cm" svg:x="6.724cm" svg:y="20.23cm"><text:p/>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6" svg:x1="9.28cm" svg:y1="15.771cm" svg:x2="9.28cm" svg:y2="16.443cm"><text:p/></draw:line><draw:line draw:style-name="gr3" draw:text-style-name="P16" svg:x1="9.361cm" svg:y1="19.346cm" svg:x2="9.361cm" svg:y2="20.23cm"><text:p/></draw:line></draw:g></text:p>
      <text:p text:style-name="P13"><draw:g text:anchor-type="as-char" draw:z-index="22" draw:style-name="gr25"><draw:frame draw:style-name="gr2" draw:text-style-name="P28" svg:width="6.374cm" svg:height="9.081cm" svg:x="0cm" svg:y="0.256cm"><draw:text-box><text:p text:style-name="P28"><text:span text:style-name="T7">Fig18 3</text:span><text:span text:style-name="T7">枚目</text:span></text:p><text:p text:style-name="P28"><text:span text:style-name="T7"/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8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58" draw:text-style-name="P45" svg:width="5.98cm" svg:height="1.153cm" svg:x="7.077cm" svg:y="1.981cm"><text:p text:style-name="P59"><text:span text:style-name="T12">前回の</text:span><text:span text:style-name="T12">name</text:span><text:span text:style-name="T12">属性を更新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059cm" svg:y1="3.132cm" svg:x2="10.059cm" svg:y2="4.13cm"><text:p/></draw:line></draw:g><draw:custom-shape draw:style-name="gr5" draw:text-style-name="P19" svg:width="0.966cm" svg:height="1.001cm" svg:x="9.638cm" svg:y="4.103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7"><draw:g text:anchor-type="as-char" draw:z-index="30" draw:style-name="gr25"><draw:frame draw:style-name="gr99" draw:text-style-name="P28" svg:width="6.374cm" svg:height="7.217cm" svg:x="0cm" svg:y="0.256cm"><draw:text-box><text:p text:style-name="P28"><text:span text:style-name="T7">Fig19</text:span></text:p><text:p text:style-name="P28"><text:span text:style-name="T7">関数名：</text:span><text:span text:style-name="T7">findMapNode</text:span></text:p><text:p text:style-name="P76"><text:span text:style-name="T7">概要：</text:span><text:span text:style-name="T7">トークン文字列に該当する</text:span><text:span text:style-name="T7">JSON</text:span><text:span text:style-name="T7">ノードを探し返す</text:span></text:p><text:p text:style-name="P63"><text:span text:style-name="T7">引数：</text:span><text:span text:style-name="T7">Array curStackKey:</text:span><text:span text:style-name="T7">スタックされたキーの配列</text:span></text:p><text:p text:style-name="P66"><text:span text:style-name="T7">Object curMapNode:</text:span><text:span text:style-name="T7">カレントの連想配列のノード</text:span></text:p><text:p text:style-name="P63"><text:span text:style-name="T7">戻り値：</text:span><text:span text:style-name="T7">Object:</text:span><text:span text:style-name="T7">連想配列を返す。</text:span></text:p><text:p text:style-name="P28"><text:span text:style-name="T7"/></text:p><text:p text:style-name="P39"><text:span text:style-name="T7">変数</text:span><text:span text:style-name="T7">:var returnMapNode:</text:span><text:span text:style-name="T7">連想配列を返すための変数</text:span></text:p><text:p text:style-name="P31"><text:span text:style-name="T7">var key:</text:span><text:span text:style-name="T7">スタックの先頭のキーを格納する</text:span></text:p></draw:text-box></draw:frame><draw:line draw:style-name="gr3" draw:text-style-name="P16" svg:x1="10.072cm" svg:y1="1cm" svg:x2="10.072cm" svg:y2="1.644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0.872cm" svg:height="2.119cm" svg:x="13.21cm" svg:y="17.455cm" svg:viewBox="0 0 873 2120" draw:points="0,0 873,0 873,2120"><text:p/></draw:polyline><draw:polyline draw:style-name="gr10" draw:text-style-name="P17" svg:width="0.549cm" svg:height="3.686cm" draw:transform="rotate (-1.5707963267949) translate (14.06525cm 20.6042222222222cm)" svg:viewBox="0 0 550 3687" draw:points="0,0 550,0 550,3687"><text:p/></draw:polyline><draw:g draw:style-name="gr7"><draw:custom-shape draw:style-name="gr39" draw:text-style-name="P45" svg:width="5.977cm" svg:height="1.151cm" svg:x="7.2cm" svg:y="1.579cm"><text:p text:style-name="P45">連想配列のノードを返却するための変数</text:p><text:p text:style-name="P45">retMapNodeを宣言、nullで初期化す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0.181cm" svg:y1="2.729cm" svg:x2="10.181cm" svg:y2="3.727cm"><text:p/></draw:line></draw:g><draw:custom-shape draw:style-name="gr34" draw:text-style-name="P20" svg:width="5.815cm" svg:height="2.511cm" svg:x="7.325cm" svg:y="3.602cm"><text:p text:style-name="P20">引数にnullがなけ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10.269cm" svg:y1="6.112cm" svg:x2="10.269cm" svg:y2="6.848cm"><text:p/></draw:line><draw:polyline draw:style-name="gr10" draw:text-style-name="P17" svg:width="1.923cm" svg:height="1.996cm" svg:x="13.014cm" svg:y="4.851cm" svg:viewBox="0 0 1924 1997" draw:points="0,0 1924,0 1924,1997"><text:p/></draw:polyline><draw:g draw:style-name="gr7"><draw:custom-shape draw:style-name="gr100" draw:text-style-name="P45" svg:width="2.747cm" svg:height="1.151cm" svg:x="13.564cm" svg:y="6.821cm"><text:p text:style-name="P45">処理を終える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14.934cm" svg:y1="7.971cm" svg:x2="14.934cm" svg:y2="8.969cm"><text:p/></draw:line></draw:g><draw:custom-shape draw:style-name="gr5" draw:text-style-name="P19" svg:width="0.966cm" svg:height="1.001cm" svg:x="14.439cm" svg:y="8.968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custom-shape draw:style-name="gr101" draw:text-style-name="P45" svg:width="5.615cm" svg:height="1.153cm" svg:x="7.576cm" svg:y="6.847cm"><text:p text:style-name="P45">先頭のトークンを取得する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376cm" svg:y1="7.997cm" svg:x2="10.376cm" svg:y2="8.995cm"><text:p/></draw:line></draw:g><draw:custom-shape draw:style-name="gr102" draw:text-style-name="P20" svg:width="5.818cm" svg:height="2.514cm" svg:x="7.373cm" svg:y="8.952cm"><text:p text:style-name="P20">keyに一致したNodeがあれば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6" svg:x1="10.269cm" svg:y1="11.467cm" svg:x2="10.269cm" svg:y2="12.09cm"><text:p/></draw:line><draw:g draw:style-name="gr7"><draw:custom-shape draw:style-name="gr101" draw:text-style-name="P45" svg:width="5.615cm" svg:height="1.153cm" svg:x="7.576cm" svg:y="12.088cm"><text:p text:style-name="P45">curStackKeyから先頭トークンを取り除く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376cm" svg:y1="13.239cm" svg:x2="10.376cm" svg:y2="14.237cm"><text:p/></draw:line></draw:g><draw:g draw:style-name="gr7"><draw:custom-shape draw:style-name="gr101" draw:text-style-name="P45" svg:width="5.615cm" svg:height="1.153cm" svg:x="7.576cm" svg:y="14.21cm"><text:p text:style-name="P45">keyに該当するノードを取得する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376cm" svg:y1="15.361cm" svg:x2="10.376cm" svg:y2="16.359cm"><text:p/></draw:line></draw:g><draw:custom-shape draw:style-name="gr34" draw:text-style-name="P20" svg:width="5.815cm" svg:height="2.511cm" svg:x="7.521cm" svg:y="16.207cm"><text:p text:style-name="P20">curStackKeyのキーが残り</text:p><text:p text:style-name="P20">ひとつであれば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10.465cm" svg:y1="18.717cm" svg:x2="10.465cm" svg:y2="19.453cm"><text:p/></draw:line><draw:custom-shape draw:style-name="gr103" draw:text-style-name="P45" svg:width="3.121cm" svg:height="1.153cm" svg:x="8.842cm" svg:y="19.452cm"><text:p text:style-name="P45">現在のノードを返却用</text:p><text:p text:style-name="P45">の変数に格納する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379cm" svg:y1="20.604cm" svg:x2="10.379cm" svg:y2="22.197cm"><text:p/></draw:line><draw:custom-shape draw:style-name="gr103" draw:text-style-name="P45" svg:width="3.121cm" svg:height="1.153cm" svg:x="12.442cm" svg:y="19.452cm"><text:p text:style-name="P45">再帰して階層を潜る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3" draw:text-style-name="P45" svg:width="3.121cm" svg:height="1.153cm" svg:x="8.823cm" svg:y="22.197cm"><text:p text:style-name="P45">ノードを返す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446cm" svg:y1="23.319cm" svg:x2="10.446cm" svg:y2="24.319cm"><text:p/></draw:line><draw:custom-shape draw:style-name="gr5" draw:text-style-name="P19" svg:width="0.966cm" svg:height="1.001cm" svg:x="9.947cm" svg:y="24.194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29" draw:style-name="gr25"><draw:frame draw:style-name="gr96" draw:text-style-name="P28" svg:width="6.374cm" svg:height="6.467cm" svg:x="0cm" svg:y="0.256cm"><draw:text-box><text:p><text:span text:style-name="T7">Fig20</text:span></text:p><text:p><text:span text:style-name="T7">関数名：</text:span><text:span text:style-name="T7">getJsonForCustomize</text:span></text:p><text:p text:style-name="P72"><text:span text:style-name="T7">概要：編集用に</text:span><text:span text:style-name="T7">JSON</text:span><text:span text:style-name="T7">を取得する</text:span></text:p><text:p text:style-name="P73"><text:span text:style-name="T7">引数：</text:span><text:span text:style-name="T7">String rootName:JSON</text:span><text:span text:style-name="T7">を格納するキー</text:span></text:p><text:p text:style-name="P75"><text:span text:style-name="T7">:String jsonPath:JSON</text:span><text:span text:style-name="T7">ファイルの</text:span><text:span text:style-name="T7">URL</text:span></text:p><text:p><text:span text:style-name="T7">戻り値：なし</text:span></text:p><text:p><text:span text:style-name="T7"/></text:p><text:p text:style-name="P74"><text:span text:style-name="T7">変数</text:span><text:span text:style-name="T7">:var tmp:</text:span><text:span text:style-name="T7">取得した</text:span><text:span text:style-name="T7">JSON</text:span><text:span text:style-name="T7">の連想配列を一時格納しておくための変数</text:span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7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0.549cm" svg:height="4.522cm" draw:transform="rotate (-1.5707963267949) translate (14.5873611111112cm 10.7881805555556cm)" svg:viewBox="0 0 550 4523" draw:points="0,0 550,0 550,4523"><text:p/></draw:polyline><draw:g draw:style-name="gr7"><draw:custom-shape draw:style-name="gr39" draw:text-style-name="P45" svg:width="5.977cm" svg:height="1.151cm" svg:x="7.094cm" svg:y="1.953cm"><text:p text:style-name="P59"><text:span text:style-name="T12">一時的に値を保存する変数</text:span><text:span text:style-name="T12">tmp</text:span><text:span text:style-name="T12">を宣言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076cm" svg:y1="3.103cm" svg:x2="10.076cm" svg:y2="4.101cm"><text:p/></draw:line></draw:g><draw:g draw:style-name="gr7"><draw:custom-shape draw:style-name="gr39" draw:text-style-name="P45" svg:width="5.977cm" svg:height="1.151cm" svg:x="7.094cm" svg:y="4.075cm"><text:p text:style-name="P59"><text:span text:style-name="T12">Ajax</text:span><text:span text:style-name="T12">通信で</text:span><text:span text:style-name="T12">json</text:span><text:span text:style-name="T12">ファイル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076cm" svg:y1="5.225cm" svg:x2="10.076cm" svg:y2="6.223cm"><text:p/></draw:line></draw:g><draw:g draw:style-name="gr7"><draw:custom-shape draw:style-name="gr34" draw:text-style-name="P20" svg:width="5.815cm" svg:height="2.511cm" svg:x="7.094cm" svg:y="6.098cm"><text:p text:style-name="P23"><text:span text:style-name="T4">通信に成功した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6" svg:x1="10.039cm" svg:y1="8.608cm" svg:x2="10.039cm" svg:y2="9.606cm"><text:p/></draw:line></draw:g><draw:polyline draw:style-name="gr10" draw:text-style-name="P17" svg:width="1.673cm" svg:height="2.37cm" svg:x="12.783cm" svg:y="7.345cm" svg:viewBox="0 0 1674 2371" draw:points="0,0 1674,0 1674,2371"><text:p/></draw:polyline><draw:custom-shape draw:style-name="gr97" draw:text-style-name="P45" svg:width="3.624cm" svg:height="1.156cm" svg:x="8.259cm" svg:y="9.566cm"><text:p text:style-name="P59"><text:span text:style-name="T12">tmp</text:span><text:span text:style-name="T12">に取得した</text:span><text:span text:style-name="T12">JSON</text:span><text:span text:style-name="T12">の</text:span></text:p><text:p text:style-name="P59"><text:span text:style-name="T12">データを一時保存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10.065cm" svg:y1="10.716cm" svg:x2="10.065cm" svg:y2="13.087cm"><text:p/></draw:line><draw:custom-shape draw:style-name="gr98" draw:text-style-name="P45" svg:width="3.62cm" svg:height="1.151cm" svg:x="12.585cm" svg:y="9.566cm"><text:p text:style-name="P59"><text:span text:style-name="T12">エラーのダイアログを</text:span></text:p><text:p text:style-name="P59"><text:span text:style-name="T12">出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g draw:style-name="gr7"><draw:custom-shape draw:style-name="gr34" draw:text-style-name="P20" svg:width="5.815cm" svg:height="2.511cm" svg:x="7.094cm" svg:y="12.961cm"><text:p text:style-name="P23"><text:span text:style-name="T4">JSON</text:span><text:span text:style-name="T4">が取得できていれば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line draw:style-name="gr3" draw:text-style-name="P16" svg:x1="10.039cm" svg:y1="15.471cm" svg:x2="10.039cm" svg:y2="16.469cm"><text:p/></draw:line></draw:g><draw:custom-shape draw:style-name="gr39" draw:text-style-name="P45" svg:width="5.977cm" svg:height="1.151cm" svg:x="6.989cm" svg:y="16.429cm"><text:p text:style-name="P59"><text:span text:style-name="T12">クラスのメンバ</text:span><text:span text:style-name="T12">json</text:span><text:span text:style-name="T12">に</text:span><text:span text:style-name="T12">tmp</text:span><text:span text:style-name="T12">の</text:span></text:p><text:p text:style-name="P59"><text:span text:style-name="T12">連想配列を格納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3" draw:text-style-name="P16" svg:x1="9.97cm" svg:y1="17.579cm" svg:x2="9.97cm" svg:y2="19.95cm"><text:p/></draw:line><draw:custom-shape draw:style-name="gr5" draw:text-style-name="P19" svg:width="0.966cm" svg:height="1.001cm" svg:x="9.504cm" svg:y="19.824cm"><text:p text:style-name="P17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8"><draw:g text:anchor-type="as-char" draw:z-index="31" draw:style-name="gr25"><draw:frame draw:style-name="gr2" draw:text-style-name="P28" svg:width="6.374cm" svg:height="9.081cm" svg:x="0cm" svg:y="0.256cm"><draw:text-box><text:p text:style-name="P28"><text:span text:style-name="T7">Fig21</text:span></text:p><text:p text:style-name="P28"><text:span text:style-name="T7">関数名：</text:span><text:span text:style-name="T7">reservedDialog['experience']</text:span></text:p><text:p text:style-name="P29"><text:span text:style-name="T7">概要：体験レッスン予約希望ダイアログのタグを作る</text:span></text:p><text:p text:style-name="P30"><text:span text:style-name="T7">引数：なし</text:span></text:p><text:p text:style-name="P28"><text:span text:style-name="T7">戻り値：なし</text:span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104" draw:text-style-name="P24" svg:width="6.441cm" svg:height="1.604cm" svg:x="6.849cm" svg:y="1.977cm"><text:p text:style-name="P24">outputTag()</text:p><text:p text:style-name="P24"/><text:p text:style-name="P24">ダイアログの本体を作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2.716cm" svg:x2="12.517cm" svg:y2="2.716cm"><text:p/></draw:line><draw:frame draw:style-name="gr105" draw:text-style-name="P27" svg:width="1.01cm" svg:height="0.382cm" svg:x="12.33cm" svg:y="3.688cm"><draw:text-box><text:p text:style-name="P26"><text:span text:style-name="T6">fig3</text:span></text:p></draw:text-box></draw:frame></draw:g><draw:line draw:style-name="gr3" draw:text-style-name="P16" svg:x1="10.093cm" svg:y1="3.581cm" svg:x2="10.093cm" svg:y2="4.225cm"><text:p/></draw:line></draw:g><draw:g draw:style-name="gr7"><draw:g draw:style-name="gr7"><draw:custom-shape draw:style-name="gr104" draw:text-style-name="P24" svg:width="6.441cm" svg:height="1.604cm" svg:x="6.849cm" svg:y="4.225cm"><text:p text:style-name="P24">outputTag()</text:p><text:p text:style-name="P24"/><text:p text:style-name="P24">予約日時の領域を作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4.965cm" svg:x2="12.517cm" svg:y2="4.965cm"><text:p/></draw:line><draw:frame draw:style-name="gr105" draw:text-style-name="P27" svg:width="1.01cm" svg:height="0.382cm" svg:x="12.33cm" svg:y="5.935cm"><draw:text-box><text:p text:style-name="P26"><text:span text:style-name="T6">fig3</text:span></text:p></draw:text-box></draw:frame></draw:g><draw:line draw:style-name="gr3" draw:text-style-name="P16" svg:x1="10.093cm" svg:y1="5.828cm" svg:x2="10.093cm" svg:y2="6.472cm"><text:p/></draw:line></draw:g><draw:g draw:style-name="gr7"><draw:g draw:style-name="gr7"><draw:custom-shape draw:style-name="gr104" draw:text-style-name="P24" svg:width="6.441cm" svg:height="1.604cm" svg:x="6.849cm" svg:y="6.47cm"><text:p text:style-name="P24">outputTag()</text:p><text:p text:style-name="P24"/><text:p text:style-name="P24">軽い説明の領域を作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7.21cm" svg:x2="12.517cm" svg:y2="7.21cm"><text:p/></draw:line><draw:frame draw:style-name="gr105" draw:text-style-name="P27" svg:width="1.01cm" svg:height="0.382cm" svg:x="12.33cm" svg:y="8.181cm"><draw:text-box><text:p text:style-name="P26"><text:span text:style-name="T6">fig3</text:span></text:p></draw:text-box></draw:frame></draw:g><draw:line draw:style-name="gr3" draw:text-style-name="P16" svg:x1="10.093cm" svg:y1="8.072cm" svg:x2="10.093cm" svg:y2="8.716cm"><text:p/></draw:line></draw:g><draw:g draw:style-name="gr7"><draw:g draw:style-name="gr7"><draw:custom-shape draw:style-name="gr104" draw:text-style-name="P24" svg:width="6.441cm" svg:height="1.604cm" svg:x="6.849cm" svg:y="8.715cm"><text:p text:style-name="P24">outputTag()</text:p><text:p text:style-name="P24"/><text:p text:style-name="P24">作品選択のラジオボタンを作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9.454cm" svg:x2="12.517cm" svg:y2="9.454cm"><text:p/></draw:line><draw:frame draw:style-name="gr105" draw:text-style-name="P27" svg:width="1.01cm" svg:height="0.382cm" svg:x="12.33cm" svg:y="10.426cm"><draw:text-box><text:p text:style-name="P26"><text:span text:style-name="T6">fig3</text:span></text:p></draw:text-box></draw:frame></draw:g><draw:line draw:style-name="gr3" draw:text-style-name="P16" svg:x1="10.093cm" svg:y1="10.319cm" svg:x2="10.093cm" svg:y2="10.963cm"><text:p/></draw:line></draw:g><draw:g draw:style-name="gr7"><draw:g draw:style-name="gr7"><draw:custom-shape draw:style-name="gr104" draw:text-style-name="P24" svg:width="6.441cm" svg:height="1.604cm" svg:x="6.849cm" svg:y="10.963cm"><text:p text:style-name="P24">outputTag()</text:p><text:p text:style-name="P24"/><text:p text:style-name="P24">予約希望の時限を選択する</text:p><text:p text:style-name="P24">チェックボックスを作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11.703cm" svg:x2="12.517cm" svg:y2="11.703cm"><text:p/></draw:line><draw:frame draw:style-name="gr105" draw:text-style-name="P27" svg:width="1.01cm" svg:height="0.382cm" svg:x="12.33cm" svg:y="12.674cm"><draw:text-box><text:p text:style-name="P26"><text:span text:style-name="T6">fig3</text:span></text:p></draw:text-box></draw:frame></draw:g><draw:line draw:style-name="gr3" draw:text-style-name="P16" svg:x1="10.093cm" svg:y1="12.566cm" svg:x2="10.093cm" svg:y2="13.21cm"><text:p/></draw:line></draw:g><draw:g draw:style-name="gr7"><draw:g draw:style-name="gr7"><draw:custom-shape draw:style-name="gr104" draw:text-style-name="P24" svg:width="6.441cm" svg:height="1.604cm" svg:x="6.849cm" svg:y="13.208cm"><text:p text:style-name="P24">outputTag()</text:p><text:p text:style-name="P24"/><text:p text:style-name="P24">予備希望情報のチェックボックス</text:p><text:p text:style-name="P24">を作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13.948cm" svg:x2="12.517cm" svg:y2="13.948cm"><text:p/></draw:line><draw:frame draw:style-name="gr105" draw:text-style-name="P27" svg:width="1.01cm" svg:height="0.382cm" svg:x="12.33cm" svg:y="14.919cm"><draw:text-box><text:p text:style-name="P26"><text:span text:style-name="T6">fig3</text:span></text:p></draw:text-box></draw:frame></draw:g><draw:line draw:style-name="gr3" draw:text-style-name="P16" svg:x1="10.093cm" svg:y1="14.81cm" svg:x2="10.093cm" svg:y2="15.454cm"><text:p/></draw:line></draw:g><draw:g draw:style-name="gr7"><draw:g draw:style-name="gr7"><draw:custom-shape draw:style-name="gr104" draw:text-style-name="P24" svg:width="6.441cm" svg:height="1.604cm" svg:x="6.849cm" svg:y="15.455cm"><text:p text:style-name="P24">outputTag()</text:p><text:p text:style-name="P24"/><text:p text:style-name="P24">個人情報入力部分を作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16.194cm" svg:x2="12.517cm" svg:y2="16.194cm"><text:p/></draw:line><draw:frame draw:style-name="gr105" draw:text-style-name="P27" svg:width="1.01cm" svg:height="0.382cm" svg:x="12.33cm" svg:y="17.166cm"><draw:text-box><text:p text:style-name="P26"><text:span text:style-name="T6">fig3</text:span></text:p></draw:text-box></draw:frame></draw:g><draw:line draw:style-name="gr3" draw:text-style-name="P16" svg:x1="10.093cm" svg:y1="17.059cm" svg:x2="10.093cm" svg:y2="17.703cm"><text:p/></draw:line></draw:g><draw:g draw:style-name="gr7"><draw:g draw:style-name="gr7"><draw:custom-shape draw:style-name="gr104" draw:text-style-name="P24" svg:width="6.441cm" svg:height="1.604cm" svg:x="6.849cm" svg:y="17.702cm"><text:p text:style-name="P24">outputTag()</text:p><text:p text:style-name="P24"/><text:p text:style-name="P24">メールのタイトルを設定する値が</text:p><text:p text:style-name="P24">格納された隠しフォームを作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18.441cm" svg:x2="12.517cm" svg:y2="18.441cm"><text:p/></draw:line><draw:frame draw:style-name="gr105" draw:text-style-name="P27" svg:width="1.01cm" svg:height="0.382cm" svg:x="12.33cm" svg:y="19.413cm"><draw:text-box><text:p text:style-name="P26"><text:span text:style-name="T6">fig3</text:span></text:p></draw:text-box></draw:frame></draw:g><draw:line draw:style-name="gr3" draw:text-style-name="P16" svg:x1="10.093cm" svg:y1="19.306cm" svg:x2="10.093cm" svg:y2="19.95cm"><text:p/></draw:line></draw:g><draw:custom-shape draw:style-name="gr5" draw:text-style-name="P19" svg:width="0.966cm" svg:height="1.001cm" svg:x="9.638cm" svg:y="19.946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32" draw:style-name="gr25"><draw:frame draw:style-name="gr2" draw:text-style-name="P28" svg:width="6.374cm" svg:height="9.081cm" svg:x="0cm" svg:y="0.256cm"><draw:text-box><text:p text:style-name="P28"><text:span text:style-name="T7">Fig22</text:span></text:p><text:p text:style-name="P28"><text:span text:style-name="T7">関数名：</text:span><text:span text:style-name="T7">reservedDialog['usually']</text:span></text:p><text:p text:style-name="P39"><text:span text:style-name="T7">概要：通常レッスン予約希望ダイアログのタグを作る。</text:span></text:p><text:p text:style-name="P30"><text:span text:style-name="T7">引数：なし</text:span></text:p><text:p text:style-name="P28"><text:span text:style-name="T7">戻り値：なし</text:span></text:p><text:p text:style-name="P40"><text:span text:style-name="T7"/></text:p></draw:text-box></draw:frame><draw:line draw:style-name="gr3" draw:text-style-name="P16" svg:x1="10.118cm" svg:y1="1.002cm" svg:x2="10.118cm" svg:y2="2cm"><text:p/></draw:line><draw:line draw:style-name="gr4" draw:text-style-name="P17" svg:x1="6.498cm" svg:y1="0.002cm" svg:x2="6.498cm" svg:y2="25.658cm"><text:p/></draw:line><draw:custom-shape draw:style-name="gr5" draw:text-style-name="P19" svg:width="0.966cm" svg:height="1.001cm" svg:x="9.638cm" svg:y="0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104" draw:text-style-name="P24" svg:width="6.441cm" svg:height="1.604cm" svg:x="6.849cm" svg:y="1.977cm"><text:p text:style-name="P24">outputTag()</text:p><text:p text:style-name="P24"/><text:p text:style-name="P24">ダイアログの本体を作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2.716cm" svg:x2="12.517cm" svg:y2="2.716cm"><text:p/></draw:line><draw:frame draw:style-name="gr105" draw:text-style-name="P27" svg:width="1.01cm" svg:height="0.382cm" svg:x="12.33cm" svg:y="3.688cm"><draw:text-box><text:p text:style-name="P26"><text:span text:style-name="T6">fig3</text:span></text:p></draw:text-box></draw:frame></draw:g><draw:line draw:style-name="gr3" draw:text-style-name="P16" svg:x1="10.093cm" svg:y1="3.581cm" svg:x2="10.093cm" svg:y2="4.225cm"><text:p/></draw:line></draw:g><draw:g draw:style-name="gr7"><draw:g draw:style-name="gr7"><draw:custom-shape draw:style-name="gr104" draw:text-style-name="P24" svg:width="6.441cm" svg:height="1.604cm" svg:x="6.849cm" svg:y="4.225cm"><text:p text:style-name="P24">outputTag()</text:p><text:p text:style-name="P24"/><text:p text:style-name="P24">予約日時の領域を作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4.965cm" svg:x2="12.517cm" svg:y2="4.965cm"><text:p/></draw:line><draw:frame draw:style-name="gr105" draw:text-style-name="P27" svg:width="1.01cm" svg:height="0.382cm" svg:x="12.33cm" svg:y="5.935cm"><draw:text-box><text:p text:style-name="P26"><text:span text:style-name="T6">fig3</text:span></text:p></draw:text-box></draw:frame></draw:g><draw:line draw:style-name="gr3" draw:text-style-name="P16" svg:x1="10.093cm" svg:y1="5.828cm" svg:x2="10.093cm" svg:y2="6.472cm"><text:p/></draw:line></draw:g><draw:g draw:style-name="gr7"><draw:g draw:style-name="gr7"><draw:custom-shape draw:style-name="gr104" draw:text-style-name="P24" svg:width="6.441cm" svg:height="1.604cm" svg:x="6.849cm" svg:y="6.47cm"><text:p text:style-name="P24">outputTag()</text:p><text:p text:style-name="P24"/><text:p text:style-name="P24">軽い説明の領域を作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7.21cm" svg:x2="12.517cm" svg:y2="7.21cm"><text:p/></draw:line><draw:frame draw:style-name="gr105" draw:text-style-name="P27" svg:width="1.01cm" svg:height="0.382cm" svg:x="12.33cm" svg:y="8.181cm"><draw:text-box><text:p text:style-name="P26"><text:span text:style-name="T6">fig3</text:span></text:p></draw:text-box></draw:frame></draw:g><draw:line draw:style-name="gr3" draw:text-style-name="P16" svg:x1="10.093cm" svg:y1="8.072cm" svg:x2="10.093cm" svg:y2="8.716cm"><text:p/></draw:line></draw:g><draw:g draw:style-name="gr7"><draw:g draw:style-name="gr7"><draw:custom-shape draw:style-name="gr104" draw:text-style-name="P24" svg:width="6.441cm" svg:height="1.604cm" svg:x="6.849cm" svg:y="8.715cm"><text:p text:style-name="P24">outputTag()</text:p><text:p text:style-name="P24"/><text:p text:style-name="P24">作品選択のラジオボタンを作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9.454cm" svg:x2="12.517cm" svg:y2="9.454cm"><text:p/></draw:line><draw:frame draw:style-name="gr105" draw:text-style-name="P27" svg:width="1.01cm" svg:height="0.382cm" svg:x="12.33cm" svg:y="10.426cm"><draw:text-box><text:p text:style-name="P26"><text:span text:style-name="T6">fig3</text:span></text:p></draw:text-box></draw:frame></draw:g><draw:line draw:style-name="gr3" draw:text-style-name="P16" svg:x1="10.093cm" svg:y1="10.319cm" svg:x2="10.093cm" svg:y2="10.963cm"><text:p/></draw:line></draw:g><draw:g draw:style-name="gr7"><draw:g draw:style-name="gr7"><draw:custom-shape draw:style-name="gr104" draw:text-style-name="P24" svg:width="6.441cm" svg:height="1.604cm" svg:x="6.849cm" svg:y="10.963cm"><text:p text:style-name="P24">outputTag()</text:p><text:p text:style-name="P24"/><text:p text:style-name="P24">予約希望の時限を選択する</text:p><text:p text:style-name="P24">チェックボックスを作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11.703cm" svg:x2="12.517cm" svg:y2="11.703cm"><text:p/></draw:line><draw:frame draw:style-name="gr105" draw:text-style-name="P27" svg:width="1.01cm" svg:height="0.382cm" svg:x="12.33cm" svg:y="12.674cm"><draw:text-box><text:p text:style-name="P26"><text:span text:style-name="T6">fig3</text:span></text:p></draw:text-box></draw:frame></draw:g><draw:line draw:style-name="gr3" draw:text-style-name="P16" svg:x1="10.093cm" svg:y1="12.566cm" svg:x2="10.093cm" svg:y2="13.21cm"><text:p/></draw:line></draw:g><draw:g draw:style-name="gr7"><draw:g draw:style-name="gr7"><draw:custom-shape draw:style-name="gr104" draw:text-style-name="P24" svg:width="6.441cm" svg:height="1.604cm" svg:x="6.849cm" svg:y="13.208cm"><text:p text:style-name="P24">outputTag()</text:p><text:p text:style-name="P24"/><text:p text:style-name="P24">予備希望情報のチェックボックス</text:p><text:p text:style-name="P24">を作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13.948cm" svg:x2="12.517cm" svg:y2="13.948cm"><text:p/></draw:line><draw:frame draw:style-name="gr105" draw:text-style-name="P27" svg:width="1.01cm" svg:height="0.382cm" svg:x="12.33cm" svg:y="14.919cm"><draw:text-box><text:p text:style-name="P26"><text:span text:style-name="T6">fig3</text:span></text:p></draw:text-box></draw:frame></draw:g><draw:line draw:style-name="gr3" draw:text-style-name="P16" svg:x1="10.093cm" svg:y1="14.81cm" svg:x2="10.093cm" svg:y2="15.454cm"><text:p/></draw:line></draw:g><draw:g draw:style-name="gr7"><draw:g draw:style-name="gr7"><draw:custom-shape draw:style-name="gr104" draw:text-style-name="P24" svg:width="6.441cm" svg:height="1.604cm" svg:x="6.849cm" svg:y="15.455cm"><text:p text:style-name="P24">outputTag()</text:p><text:p text:style-name="P24"/><text:p text:style-name="P24">個人情報入力部分を作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16.194cm" svg:x2="12.517cm" svg:y2="16.194cm"><text:p/></draw:line><draw:frame draw:style-name="gr105" draw:text-style-name="P27" svg:width="1.01cm" svg:height="0.382cm" svg:x="12.33cm" svg:y="17.166cm"><draw:text-box><text:p text:style-name="P26"><text:span text:style-name="T6">fig3</text:span></text:p></draw:text-box></draw:frame></draw:g><draw:line draw:style-name="gr3" draw:text-style-name="P16" svg:x1="10.093cm" svg:y1="17.059cm" svg:x2="10.093cm" svg:y2="17.703cm"><text:p/></draw:line></draw:g><draw:g draw:style-name="gr7"><draw:g draw:style-name="gr7"><draw:custom-shape draw:style-name="gr104" draw:text-style-name="P24" svg:width="6.441cm" svg:height="1.604cm" svg:x="6.849cm" svg:y="17.702cm"><text:p text:style-name="P24">outputTag()</text:p><text:p text:style-name="P24"/><text:p text:style-name="P24">メールのタイトルを設定する値が</text:p><text:p text:style-name="P24">格納された隠しフォームを作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18.441cm" svg:x2="12.517cm" svg:y2="18.441cm"><text:p/></draw:line><draw:frame draw:style-name="gr105" draw:text-style-name="P27" svg:width="1.01cm" svg:height="0.382cm" svg:x="12.33cm" svg:y="19.413cm"><draw:text-box><text:p text:style-name="P26"><text:span text:style-name="T6">fig3</text:span></text:p></draw:text-box></draw:frame></draw:g><draw:line draw:style-name="gr3" draw:text-style-name="P16" svg:x1="10.093cm" svg:y1="19.306cm" svg:x2="10.093cm" svg:y2="19.95cm"><text:p/></draw:line></draw:g><draw:custom-shape draw:style-name="gr5" draw:text-style-name="P19" svg:width="0.966cm" svg:height="1.001cm" svg:x="9.596cm" svg:y="22.691cm"><text:p text:style-name="P18"><text:span text:style-name="T2">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g draw:style-name="gr7"><draw:g draw:style-name="gr7"><draw:custom-shape draw:style-name="gr106" draw:text-style-name="P24" svg:width="6.441cm" svg:height="1.96cm" svg:x="6.849cm" svg:y="19.946cm"><text:p text:style-name="P24"/><text:p text:style-name="P24">getMemberInformation</text:p><text:p text:style-name="P24"/><text:p text:style-name="P24">DBから会員情報を取得して</text:p><text:p text:style-name="P24">personInformationの</text:p><text:p text:style-name="P24">各フォームにデータを格納する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7.592cm" svg:y1="20.851cm" svg:x2="12.517cm" svg:y2="20.851cm"><text:p/></draw:line><draw:frame draw:style-name="gr107" draw:text-style-name="P27" svg:width="1.01cm" svg:height="0.466cm" svg:x="12.33cm" svg:y="22.036cm"><draw:text-box><text:p text:style-name="P26"><text:span text:style-name="T6">fig ex</text:span></text:p></draw:text-box></draw:frame></draw:g><draw:line draw:style-name="gr3" draw:text-style-name="P16" svg:x1="10.093cm" svg:y1="21.906cm" svg:x2="10.093cm" svg:y2="22.693cm"><text:p/></draw:line></draw:g></draw:g></text:p>
      <text:p text:style-name="P7"><draw:g text:anchor-type="as-char" draw:z-index="33" draw:style-name="gr25"><draw:polyline draw:style-name="gr10" draw:text-style-name="P17" svg:width="5.633cm" svg:height="11.355cm" svg:x="10.791cm" svg:y="10.216cm" svg:viewBox="0 0 5634 11356" draw:points="2589,0 5634,0 5634,11356 0,11356"><text:p/></draw:polyline><draw:frame draw:style-name="gr11" svg:width="0.602cm" svg:height="0.627cm" svg:x="11.707cm" svg:y="6.112cm"><draw:text-box><text:p>Y</text:p></draw:text-box></draw:frame><draw:frame draw:style-name="gr11" svg:width="0.602cm" svg:height="0.627cm" svg:x="12.183cm" svg:y="11.215cm"><draw:text-box><text:p>Y</text:p></draw:text-box></draw:frame><draw:frame draw:style-name="gr11" svg:width="0.602cm" svg:height="0.627cm" svg:x="12.206cm" svg:y="18.454cm"><draw:text-box><text:p>Y</text:p></draw:text-box></draw:frame><draw:frame draw:style-name="gr11" svg:width="0.602cm" svg:height="0.627cm" svg:x="13.827cm" svg:y="3.978cm"><draw:text-box><text:p>N</text:p></draw:text-box></draw:frame><draw:frame draw:style-name="gr11" svg:width="0.602cm" svg:height="0.627cm" svg:x="13.578cm" svg:y="9.218cm"><draw:text-box><text:p>N</text:p></draw:text-box></draw:frame><draw:frame draw:style-name="gr11" svg:width="0.602cm" svg:height="0.627cm" svg:x="14.305cm" svg:y="16.454cm"><draw:text-box><text:p>N</text:p></draw:text-box></draw:frame><draw:frame draw:style-name="gr2" draw:text-style-name="P28" svg:width="6.374cm" svg:height="9.081cm" svg:x="0.471cm" svg:y="0.256cm"><draw:text-box><text:p text:style-name="P28"><text:span text:style-name="T7">Fig</text:span></text:p><text:p text:style-name="P28"><text:span text:style-name="T7">関数名：</text:span></text:p><text:p text:style-name="P29"><text:span text:style-name="T7">概要：</text:span></text:p><text:p text:style-name="P30"><text:span text:style-name="T7">引数：</text:span></text:p><text:p text:style-name="P28"><text:span text:style-name="T7">戻り値：</text:span></text:p><text:p text:style-name="P28"><text:span text:style-name="T7"/></text:p><text:p text:style-name="P40"><text:span text:style-name="T7">変数</text:span><text:span text:style-name="T7">:</text:span></text:p></draw:text-box></draw:frame><draw:line draw:style-name="gr3" draw:text-style-name="P16" svg:x1="10.589cm" svg:y1="1.002cm" svg:x2="10.589cm" svg:y2="2cm"><text:p/></draw:line><draw:line draw:style-name="gr4" draw:text-style-name="P17" svg:x1="6.969cm" svg:y1="0.002cm" svg:x2="6.969cm" svg:y2="25.658cm"><text:p/></draw:line><draw:custom-shape draw:style-name="gr5" draw:text-style-name="P19" svg:width="0.966cm" svg:height="1.001cm" svg:x="10.109cm" svg:y="0cm"><text:p text:style-name="P18"><text:span text:style-name="T2">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10" draw:text-style-name="P17" svg:width="1.923cm" svg:height="2.37cm" svg:x="4.172cm" svg:y="19.462cm" svg:viewBox="0 0 1924 2371" draw:points="0,0 1924,0 1924,2371"><text:p/></draw:polyline><draw:polyline draw:style-name="gr10" draw:text-style-name="P17" svg:width="0.549cm" svg:height="4.991cm" draw:transform="rotate (-1.5707963267949) translate (4.99180555555556cm 19.7100833333333cm)" svg:viewBox="0 0 550 4992" draw:points="0,0 550,0 550,4992"><text:p/></draw:polyline><draw:g draw:style-name="gr7"><draw:g draw:style-name="gr7"><draw:custom-shape draw:style-name="gr40" draw:text-style-name="P24" svg:width="6.441cm" svg:height="2.486cm" svg:x="0.042cm" svg:y="22.58cm"><text:p/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style-name="gr15" draw:text-style-name="P17" svg:x1="0.785cm" svg:y1="23.727cm" svg:x2="5.71cm" svg:y2="23.727cm"><text:p/></draw:line><draw:frame draw:style-name="gr14" draw:text-style-name="P27" svg:width="1.01cm" svg:height="0.592cm" svg:x="5.523cm" svg:y="25.232cm"><draw:text-box><text:p text:style-name="P26"><text:span text:style-name="T6">fig</text:span></text:p></draw:text-box></draw:frame></draw:g><draw:line draw:style-name="gr3" draw:text-style-name="P16" svg:x1="3.286cm" svg:y1="25.065cm" svg:x2="3.286cm" svg:y2="26.063cm"><text:p/></draw:line></draw:g><draw:g draw:style-name="gr7"><draw:custom-shape draw:style-name="gr108" draw:text-style-name="P19" svg:width="4.901cm" svg:height="1.498cm" svg:x="0.092cm" svg:y="20.334cm"><text:p/><draw:enhanced-geometry svg:viewBox="0 0 21600 21600" draw:glue-points="10800 2150 0 10800 10800 19890 21600 10800" draw:text-areas="0 4300 21600 21600" draw:mirror-horizontal="false" draw:mirror-vertical="false" draw:type="flowchart-manual-input" draw:enhanced-path="M 0 4300 L 21600 0 21600 21600 0 21600 0 4300 Z N"/></draw:custom-shape><draw:line draw:style-name="gr3" draw:text-style-name="P16" svg:x1="2.588cm" svg:y1="21.832cm" svg:x2="2.588cm" svg:y2="22.83cm"><text:p/></draw:line></draw:g><draw:g draw:style-name="gr7"><draw:custom-shape draw:style-name="gr34" draw:text-style-name="P20" svg:width="5.815cm" svg:height="2.511cm" svg:x="0.106cm" svg:y="16.701cm"><text:p/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style-name="gr3" draw:text-style-name="P16" svg:x1="3.05cm" svg:y1="19.211cm" svg:x2="3.05cm" svg:y2="20.209cm"><text:p/></draw:line></draw:g><draw:g draw:style-name="gr7"><draw:custom-shape draw:style-name="gr35" draw:text-style-name="P50" svg:width="5.991cm" svg:height="1.08cm" svg:x="0.106cm" svg:y="14.593cm"><text:p/>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6" svg:x1="3.101cm" svg:y1="15.672cm" svg:x2="3.101cm" svg:y2="16.67cm"><text:p/></draw:line></draw:g><draw:g draw:style-name="gr7"><draw:custom-shape draw:style-name="gr39" draw:text-style-name="P45" svg:width="5.977cm" svg:height="1.151cm" svg:x="0.106cm" svg:y="12.465cm"><text:p/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draw:style-name="gr3" draw:text-style-name="P16" svg:x1="3.087cm" svg:y1="13.615cm" svg:x2="3.087cm" svg:y2="14.613cm"><text:p/></draw:line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4" svg:font-family="Mangal"/>
    <style:font-face style:name="Monaco" svg:font-family="Monaco"/>
    <style:font-face style:name="F" svg:font-family="" style:font-family-generic="roman"/>
    <style:font-face style:name="Liberation Serif2" svg:font-family="'Liberation Serif'" style:font-pitch="variable"/>
    <style:font-face style:name="Mangal3" svg:font-family="Mangal" style:font-pitch="variable"/>
    <style:font-face style:name="Monaco1" svg:font-family="Monaco" style:font-pitch="variable"/>
    <style:font-face style:name="メイリオ2" svg:font-family="メイリオ" style:font-pitch="variable"/>
    <style:font-face style:name="ＭＳ ゴシック" svg:font-family="'ＭＳ ゴシック'" style:font-pitch="variable"/>
    <style:font-face style:name="ＭＳ Ｐゴシック" svg:font-family="'ＭＳ Ｐゴシック'" style:font-pitch="variable"/>
    <style:font-face style:name="ＭＳ Ｐ明朝2" svg:font-family="'ＭＳ Ｐ明朝'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Mangal2" svg:font-family="Mang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3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Tahoma2" svg:font-family="Tahoma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線の終点_20_1" draw:display-name="線の終点 1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メイリオ" fo:font-family="メイリオ" style:font-style-name="レギュラー" style:font-family-generic="modern" style:font-pitch="variable" fo:font-size="9pt" style:font-name-asian="メイリオ" style:font-family-asian="メイリオ" style:font-style-name-asian="レギュラー" style:font-family-generic-asian="modern" style:font-pitch-asian="variable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2" style:font-family-asian="'ＭＳ Ｐゴシック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4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4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4" style:font-family-complex="Mangal"/>
    </style:style>
    <style:style style:name="_3f__3f_" style:display-name="??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shadow="none" style:writing-mode="lr-tb"/>
      <style:text-properties fo:color="#000000" style:text-outline="false" style:text-line-through-style="none" style:text-line-through-type="none" style:font-name="メイリオ" fo:font-family="メイリオ" style:font-style-name="レギュラー" style:font-family-generic="modern" style:font-pitch="variable" fo:font-size="9pt" fo:font-style="normal" fo:text-shadow="none" style:text-underline-style="none" fo:font-weight="normal" style:letter-kerning="true" style:font-name-asian="メイリオ" style:font-family-asian="メイリオ" style:font-style-name-asian="レギュラー" style:font-family-generic-asian="modern" style:font-pitch-asian="variable" style:font-size-asian="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3f__3f__3f_" style:display-name="??????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3f_" style:display-name="???????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3f__3f__3f__3f_" style:display-name="??????????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" style:display-name="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" style:display-name="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" style:display-name="?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20_1" style:display-name="???? 1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20_2" style:display-name="???? 2" style:family="paragraph" style:parent-style-name="_3f__3f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" style:display-name="???" style:family="paragraph" style:parent-style-name="_3f__3f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20_1" style:display-name="??? 1" style:family="paragraph" style:parent-style-name="_3f__3f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20_2" style:display-name="??? 2" style:family="paragraph" style:parent-style-name="_3f__3f_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7e_LT_7e_Gliederung_20_1" style:display-name="??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Gliederung_20_2" style:display-name="??~LT~Gliederung 2" style:family="paragraph" style:parent-style-name="_3f__3f_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7e_LT_7e_Gliederung_20_3" style:display-name="??~LT~Gliederung 3" style:family="paragraph" style:parent-style-name="_3f__3f_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7e_LT_7e_Gliederung_20_4" style:display-name="??~LT~Gliederung 4" style:family="paragraph" style:parent-style-name="_3f__3f_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5" style:display-name="??~LT~Gliederung 5" style:family="paragraph" style:parent-style-name="_3f__3f_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6" style:display-name="??~LT~Gliederung 6" style:family="paragraph" style:parent-style-name="_3f__3f_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7" style:display-name="??~LT~Gliederung 7" style:family="paragraph" style:parent-style-name="_3f__3f_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8" style:display-name="??~LT~Gliederung 8" style:family="paragraph" style:parent-style-name="_3f__3f_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9" style:display-name="??~LT~Gliederung 9" style:family="paragraph" style:parent-style-name="_3f__3f_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Titel" style:display-name="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Untertitel" style:display-name="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Notizen" style:display-name="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Hintergrundobjekte" style:display-name="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7e_LT_7e_Hintergrund" style:display-name="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メイリオ" fo:font-family="メイリオ" style:font-style-name="レギュラー" style:font-family-generic="modern" style:font-pitch="variable" fo:font-size="9pt" style:letter-kerning="true" style:font-name-asian="メイリオ" style:font-family-asian="メイリオ" style:font-style-name-asian="レギュラー" style:font-family-generic-asian="modern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_3f__3f__3f__3f__3f__3f__20_1" style:display-name="??????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20_2" style:display-name="?????? 2" style:family="paragraph" style:parent-style-name="_3f__3f__3f__3f__3f__3f_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20_3" style:display-name="?????? 3" style:family="paragraph" style:parent-style-name="_3f__3f__3f__3f__3f__3f_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20_4" style:display-name="?????? 4" style:family="paragraph" style:parent-style-name="_3f__3f__3f__3f__3f__3f_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5" style:display-name="?????? 5" style:family="paragraph" style:parent-style-name="_3f__3f__3f__3f__3f__3f_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6" style:display-name="?????? 6" style:family="paragraph" style:parent-style-name="_3f__3f__3f__3f__3f__3f_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7" style:display-name="?????? 7" style:family="paragraph" style:parent-style-name="_3f__3f__3f__3f__3f__3f_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8" style:display-name="?????? 8" style:family="paragraph" style:parent-style-name="_3f__3f__3f__3f__3f__3f_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9" style:display-name="?????? 9" style:family="paragraph" style:parent-style-name="_3f__3f__3f__3f__3f__3f_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4:25:08.428000000</meta:creation-date>
    <meta:generator>LibreOffice/4.3.2.2$MacOSX_X86_64 LibreOffice_project/edfb5295ba211bd31ad47d0bad0118690f76407d</meta:generator>
    <dc:date>2015-05-08T00:42:59.700251000</dc:date>
    <meta:editing-duration>PT20H12M55S</meta:editing-duration>
    <meta:editing-cycles>246</meta:editing-cycles>
    <meta:document-statistic meta:table-count="0" meta:image-count="0" meta:object-count="0" meta:page-count="35" meta:paragraph-count="33" meta:word-count="0" meta:character-count="0" meta:non-whitespace-character-count="0"/>
  </office:meta>
</office:document-meta>
</file>